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1" table:default-cell-style-name="Default"/>
        <table:table-column table:style-name="co3" table:number-columns-repeated="24" table:default-cell-style-name="Default"/>
        <table:table-column table:style-name="co4" table:default-cell-style-name="Default"/>
        <table:table-column table:style-name="co3" table:number-columns-repeated="47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number-columns-repeated="38" table:default-cell-style-name="Default"/>
        <table:table-column table:style-name="co5" table:default-cell-style-name="Default"/>
        <table:table-column table:style-name="co2" table:number-columns-repeated="59" table:default-cell-style-name="Default"/>
        <table:table-column table:style-name="co6" table:number-columns-repeated="673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6.349026536974" calcext:value-type="float">
            <text:p>-66,349026536974</text:p>
          </table:table-cell>
          <table:table-cell office:value-type="float" office:value="-66.1519399217" calcext:value-type="float">
            <text:p>-66,1519399217</text:p>
          </table:table-cell>
          <table:table-cell office:value-type="float" office:value="-65.957055625084" calcext:value-type="float">
            <text:p>-65,957055625084</text:p>
          </table:table-cell>
          <table:table-cell office:value-type="float" office:value="-65.76426624036" calcext:value-type="float">
            <text:p>-65,76426624036</text:p>
          </table:table-cell>
          <table:table-cell office:value-type="float" office:value="-65.573471341897" calcext:value-type="float">
            <text:p>-65,573471341897</text:p>
          </table:table-cell>
          <table:table-cell office:value-type="float" office:value="-65.384576081357" calcext:value-type="float">
            <text:p>-65,384576081357</text:p>
          </table:table-cell>
          <table:table-cell office:value-type="float" office:value="-65.197490052541" calcext:value-type="float">
            <text:p>-65,197490052541</text:p>
          </table:table-cell>
          <table:table-cell office:value-type="float" office:value="-65.012126365304" calcext:value-type="float">
            <text:p>-65,012126365304</text:p>
          </table:table-cell>
          <table:table-cell office:value-type="float" office:value="-64.828400882961" calcext:value-type="float">
            <text:p>-64,828400882961</text:p>
          </table:table-cell>
          <table:table-cell office:value-type="float" office:value="-64.64623158808" calcext:value-type="float">
            <text:p>-64,64623158808</text:p>
          </table:table-cell>
          <table:table-cell office:value-type="float" office:value="-64.465538049436" calcext:value-type="float">
            <text:p>-64,465538049436</text:p>
          </table:table-cell>
          <table:table-cell office:value-type="float" office:value="-64.286240968855" calcext:value-type="float">
            <text:p>-64,286240968855</text:p>
          </table:table-cell>
          <table:table-cell office:value-type="float" office:value="-64.108261791207" calcext:value-type="float">
            <text:p>-64,108261791207</text:p>
          </table:table-cell>
          <table:table-cell office:value-type="float" office:value="-63.93152236425" calcext:value-type="float">
            <text:p>-63,93152236425</text:p>
          </table:table-cell>
          <table:table-cell office:value-type="float" office:value="-63.755944637718" calcext:value-type="float">
            <text:p>-63,755944637718</text:p>
          </table:table-cell>
          <table:table-cell office:value-type="float" office:value="-63.581450393044" calcext:value-type="float">
            <text:p>-63,581450393044</text:p>
          </table:table-cell>
          <table:table-cell office:value-type="float" office:value="-63.407960996742" calcext:value-type="float">
            <text:p>-63,407960996742</text:p>
          </table:table-cell>
          <table:table-cell office:value-type="float" office:value="-63.235397171659" calcext:value-type="float">
            <text:p>-63,235397171659</text:p>
          </table:table-cell>
          <table:table-cell office:value-type="float" office:value="-63.063678781286" calcext:value-type="float">
            <text:p>-63,063678781286</text:p>
          </table:table-cell>
          <table:table-cell office:value-type="float" office:value="-62.892724623023" calcext:value-type="float">
            <text:p>-62,892724623023</text:p>
          </table:table-cell>
          <table:table-cell office:value-type="float" office:value="-62.722452226895" calcext:value-type="float">
            <text:p>-62,722452226895</text:p>
          </table:table-cell>
          <table:table-cell office:value-type="float" office:value="-62.55277765661" calcext:value-type="float">
            <text:p>-62,55277765661</text:p>
          </table:table-cell>
          <table:table-cell office:value-type="float" office:value="-62.383615310203" calcext:value-type="float">
            <text:p>-62,383615310203</text:p>
          </table:table-cell>
          <table:table-cell office:value-type="float" office:value="-62.214877717719" calcext:value-type="float">
            <text:p>-62,214877717719</text:p>
          </table:table-cell>
          <table:table-cell office:value-type="float" office:value="-62.046475333575" calcext:value-type="float">
            <text:p>-62,046475333575</text:p>
          </table:table-cell>
          <table:table-cell office:value-type="float" office:value="-61.878316321327" calcext:value-type="float">
            <text:p>-61,878316321327</text:p>
          </table:table-cell>
          <table:table-cell office:value-type="float" office:value="-61.710306328615" calcext:value-type="float">
            <text:p>-61,710306328615</text:p>
          </table:table-cell>
          <table:table-cell office:value-type="float" office:value="-61.542348250057" calcext:value-type="float">
            <text:p>-61,542348250057</text:p>
          </table:table-cell>
          <table:table-cell office:value-type="float" office:value="-61.374341975845" calcext:value-type="float">
            <text:p>-61,374341975845</text:p>
          </table:table-cell>
          <table:table-cell office:value-type="float" office:value="-61.206184123664" calcext:value-type="float">
            <text:p>-61,206184123664</text:p>
          </table:table-cell>
          <table:table-cell office:value-type="float" office:value="-61.037767751488" calcext:value-type="float">
            <text:p>-61,037767751488</text:p>
          </table:table-cell>
          <table:table-cell office:value-type="float" office:value="-60.868982048587" calcext:value-type="float">
            <text:p>-60,868982048587</text:p>
          </table:table-cell>
          <table:table-cell office:value-type="float" office:value="-60.69971200192" calcext:value-type="float">
            <text:p>-60,69971200192</text:p>
          </table:table-cell>
          <table:table-cell office:value-type="float" office:value="-60.529838034814" calcext:value-type="float">
            <text:p>-60,529838034814</text:p>
          </table:table-cell>
          <table:table-cell office:value-type="float" office:value="-60.35923561454" calcext:value-type="float">
            <text:p>-60,35923561454</text:p>
          </table:table-cell>
          <table:table-cell office:value-type="float" office:value="-60.187774825039" calcext:value-type="float">
            <text:p>-60,187774825039</text:p>
          </table:table-cell>
          <table:table-cell office:value-type="float" office:value="-60.015319900666" calcext:value-type="float">
            <text:p>-60,015319900666</text:p>
          </table:table-cell>
          <table:table-cell office:value-type="float" office:value="-59.841728716318" calcext:value-type="float">
            <text:p>-59,841728716318</text:p>
          </table:table-cell>
          <table:table-cell office:value-type="float" office:value="-59.66685222879" calcext:value-type="float">
            <text:p>-59,66685222879</text:p>
          </table:table-cell>
          <table:table-cell office:value-type="float" office:value="-59.490533863548" calcext:value-type="float">
            <text:p>-59,490533863548</text:p>
          </table:table-cell>
          <table:table-cell office:value-type="float" office:value="-59.312608840387" calcext:value-type="float">
            <text:p>-59,312608840387</text:p>
          </table:table-cell>
          <table:table-cell office:value-type="float" office:value="-59.132903430602" calcext:value-type="float">
            <text:p>-59,132903430602</text:p>
          </table:table-cell>
          <table:table-cell office:value-type="float" office:value="-58.951234137304" calcext:value-type="float">
            <text:p>-58,951234137304</text:p>
          </table:table-cell>
          <table:table-cell office:value-type="float" office:value="-58.767406789381" calcext:value-type="float">
            <text:p>-58,767406789381</text:p>
          </table:table-cell>
          <table:table-cell office:value-type="float" office:value="-58.581215538317" calcext:value-type="float">
            <text:p>-58,581215538317</text:p>
          </table:table-cell>
          <table:table-cell office:value-type="float" office:value="-58.392441745508" calcext:value-type="float">
            <text:p>-58,392441745508</text:p>
          </table:table-cell>
          <table:table-cell office:value-type="float" office:value="-58.200852745976" calcext:value-type="float">
            <text:p>-58,200852745976</text:p>
          </table:table-cell>
          <table:table-cell office:value-type="float" office:value="-58.00620047229" calcext:value-type="float">
            <text:p>-58,00620047229</text:p>
          </table:table-cell>
          <table:table-cell office:value-type="float" office:value="-57.808219920085" calcext:value-type="float">
            <text:p>-57,808219920085</text:p>
          </table:table-cell>
          <table:table-cell office:value-type="float" office:value="-57.606627433737" calcext:value-type="float">
            <text:p>-57,606627433737</text:p>
          </table:table-cell>
          <table:table-cell office:value-type="float" office:value="-57.60049309793" calcext:value-type="float">
            <text:p>-57,60049309793</text:p>
          </table:table-cell>
          <table:table-cell office:value-type="float" office:value="-57.587922411036" calcext:value-type="float">
            <text:p>-57,587922411036</text:p>
          </table:table-cell>
          <table:table-cell office:value-type="float" office:value="-57.569190690941" calcext:value-type="float">
            <text:p>-57,569190690941</text:p>
          </table:table-cell>
          <table:table-cell office:value-type="float" office:value="-57.544558611728" calcext:value-type="float">
            <text:p>-57,544558611728</text:p>
          </table:table-cell>
          <table:table-cell office:value-type="float" office:value="-57.514269697615" calcext:value-type="float">
            <text:p>-57,514269697615</text:p>
          </table:table-cell>
          <table:table-cell office:value-type="float" office:value="-57.478548465654" calcext:value-type="float">
            <text:p>-57,478548465654</text:p>
          </table:table-cell>
          <table:table-cell office:value-type="float" office:value="-57.437599103762" calcext:value-type="float">
            <text:p>-57,437599103762</text:p>
          </table:table-cell>
          <table:table-cell office:value-type="float" office:value="-57.391604581493" calcext:value-type="float">
            <text:p>-57,391604581493</text:p>
          </table:table-cell>
          <table:table-cell office:value-type="float" office:value="-57.340726102362" calcext:value-type="float">
            <text:p>-57,340726102362</text:p>
          </table:table-cell>
          <table:table-cell office:value-type="float" office:value="-57.28510281781" calcext:value-type="float">
            <text:p>-57,28510281781</text:p>
          </table:table-cell>
          <table:table-cell office:value-type="float" office:value="-57.224851733549" calcext:value-type="float">
            <text:p>-57,224851733549</text:p>
          </table:table-cell>
          <table:table-cell office:value-type="float" office:value="-57.160067748875" calcext:value-type="float">
            <text:p>-57,160067748875</text:p>
          </table:table-cell>
          <table:table-cell office:value-type="float" office:value="-57.090823778238" calcext:value-type="float">
            <text:p>-57,090823778238</text:p>
          </table:table-cell>
          <table:table-cell office:value-type="float" office:value="-57.017170912024" calcext:value-type="float">
            <text:p>-57,017170912024</text:p>
          </table:table-cell>
          <table:table-cell office:value-type="float" office:value="-56.939138580033" calcext:value-type="float">
            <text:p>-56,939138580033</text:p>
          </table:table-cell>
          <table:table-cell office:value-type="float" office:value="-56.856734686553" calcext:value-type="float">
            <text:p>-56,856734686553</text:p>
          </table:table-cell>
          <table:table-cell office:value-type="float" office:value="-56.769945690376" calcext:value-type="float">
            <text:p>-56,769945690376</text:p>
          </table:table-cell>
          <table:table-cell office:value-type="float" office:value="-56.678736606566" calcext:value-type="float">
            <text:p>-56,678736606566</text:p>
          </table:table-cell>
          <table:table-cell office:value-type="float" office:value="-56.583050909369" calcext:value-type="float">
            <text:p>-56,583050909369</text:p>
          </table:table-cell>
          <table:table-cell office:value-type="float" office:value="-56.482810317466" calcext:value-type="float">
            <text:p>-56,482810317466</text:p>
          </table:table-cell>
          <table:table-cell office:value-type="float" office:value="-56.377914443792" calcext:value-type="float">
            <text:p>-56,377914443792</text:p>
          </table:table-cell>
          <table:table-cell office:value-type="float" office:value="-56.268240292485" calcext:value-type="float">
            <text:p>-56,268240292485</text:p>
          </table:table-cell>
          <table:table-cell office:value-type="float" office:value="-56.153641585197" calcext:value-type="float">
            <text:p>-56,153641585197</text:p>
          </table:table-cell>
          <table:table-cell office:value-type="float" office:value="-56.033947898035" calcext:value-type="float">
            <text:p>-56,033947898035</text:p>
          </table:table-cell>
          <table:table-cell office:value-type="float" office:value="-55.908963588737" calcext:value-type="float">
            <text:p>-55,908963588737</text:p>
          </table:table-cell>
          <table:table-cell office:value-type="float" office:value="-55.778466491406" calcext:value-type="float">
            <text:p>-55,778466491406</text:p>
          </table:table-cell>
          <table:table-cell office:value-type="float" office:value="-55.642206353104" calcext:value-type="float">
            <text:p>-55,642206353104</text:p>
          </table:table-cell>
          <table:table-cell office:value-type="float" office:value="-55.499902982772" calcext:value-type="float">
            <text:p>-55,499902982772</text:p>
          </table:table-cell>
          <table:table-cell office:value-type="float" office:value="-55.351244078305" calcext:value-type="float">
            <text:p>-55,351244078305</text:p>
          </table:table-cell>
          <table:table-cell office:value-type="float" office:value="-55.195882691895" calcext:value-type="float">
            <text:p>-55,195882691895</text:p>
          </table:table-cell>
          <table:table-cell office:value-type="float" office:value="-55.033434286915" calcext:value-type="float">
            <text:p>-55,033434286915</text:p>
          </table:table-cell>
          <table:table-cell office:value-type="float" office:value="-54.863473331389" calcext:value-type="float">
            <text:p>-54,863473331389</text:p>
          </table:table-cell>
          <table:table-cell office:value-type="float" office:value="-54.685529363231" calcext:value-type="float">
            <text:p>-54,685529363231</text:p>
          </table:table-cell>
          <table:table-cell office:value-type="float" office:value="-54.499082450603" calcext:value-type="float">
            <text:p>-54,499082450603</text:p>
          </table:table-cell>
          <table:table-cell office:value-type="float" office:value="-54.303557956513" calcext:value-type="float">
            <text:p>-54,303557956513</text:p>
          </table:table-cell>
          <table:table-cell office:value-type="float" office:value="-54.098320499689" calcext:value-type="float">
            <text:p>-54,098320499689</text:p>
          </table:table-cell>
          <table:table-cell office:value-type="float" office:value="-53.882666983081" calcext:value-type="float">
            <text:p>-53,882666983081</text:p>
          </table:table-cell>
          <table:table-cell office:value-type="float" office:value="-53.655818536365" calcext:value-type="float">
            <text:p>-53,655818536365</text:p>
          </table:table-cell>
          <table:table-cell office:value-type="float" office:value="-53.416911188471" calcext:value-type="float">
            <text:p>-53,416911188471</text:p>
          </table:table-cell>
          <table:table-cell office:value-type="float" office:value="-53.164985049136" calcext:value-type="float">
            <text:p>-53,164985049136</text:p>
          </table:table-cell>
          <table:table-cell office:value-type="float" office:value="-52.898971733346" calcext:value-type="float">
            <text:p>-52,898971733346</text:p>
          </table:table-cell>
          <table:table-cell office:value-type="float" office:value="-52.617679707019" calcext:value-type="float">
            <text:p>-52,617679707019</text:p>
          </table:table-cell>
          <table:table-cell office:value-type="float" office:value="-52.319777164081" calcext:value-type="float">
            <text:p>-52,319777164081</text:p>
          </table:table-cell>
          <table:table-cell office:value-type="float" office:value="-52.00377196082" calcext:value-type="float">
            <text:p>-52,00377196082</text:p>
          </table:table-cell>
          <table:table-cell office:value-type="float" office:value="-51.667988028976" calcext:value-type="float">
            <text:p>-51,667988028976</text:p>
          </table:table-cell>
          <table:table-cell office:value-type="float" office:value="-51.310537559256" calcext:value-type="float">
            <text:p>-51,310537559256</text:p>
          </table:table-cell>
          <table:table-cell office:value-type="float" office:value="-50.929288085157" calcext:value-type="float">
            <text:p>-50,929288085157</text:p>
          </table:table-cell>
          <table:table-cell office:value-type="float" office:value="-50.521823394635" calcext:value-type="float">
            <text:p>-50,521823394635</text:p>
          </table:table-cell>
          <table:table-cell office:value-type="float" office:value="-50.085396943603" calcext:value-type="float">
            <text:p>-50,085396943603</text:p>
          </table:table-cell>
          <table:table-cell office:value-type="float" office:value="-49.616876126721" calcext:value-type="float">
            <text:p>-49,616876126721</text:p>
          </table:table-cell>
          <table:table-cell office:value-type="float" office:value="-49.112675360416" calcext:value-type="float">
            <text:p>-49,112675360416</text:p>
          </table:table-cell>
          <table:table-cell office:value-type="float" office:value="-48.568675429145" calcext:value-type="float">
            <text:p>-48,568675429145</text:p>
          </table:table-cell>
          <table:table-cell office:value-type="float" office:value="-47.980125912427" calcext:value-type="float">
            <text:p>-47,980125912427</text:p>
          </table:table-cell>
          <table:table-cell office:value-type="float" office:value="-47.341526715994" calcext:value-type="float">
            <text:p>-47,341526715994</text:p>
          </table:table-cell>
          <table:table-cell office:value-type="float" office:value="-46.646483740056" calcext:value-type="float">
            <text:p>-46,646483740056</text:p>
          </table:table-cell>
          <table:table-cell office:value-type="float" office:value="-45.887532493967" calcext:value-type="float">
            <text:p>-45,887532493967</text:p>
          </table:table-cell>
          <table:table-cell office:value-type="float" office:value="-45.055921977673" calcext:value-type="float">
            <text:p>-45,055921977673</text:p>
          </table:table-cell>
          <table:table-cell office:value-type="float" office:value="-44.14134938395" calcext:value-type="float">
            <text:p>-44,14134938395</text:p>
          </table:table-cell>
          <table:table-cell office:value-type="float" office:value="-43.131634168926" calcext:value-type="float">
            <text:p>-43,131634168926</text:p>
          </table:table-cell>
          <table:table-cell office:value-type="float" office:value="-42.012317935467" calcext:value-type="float">
            <text:p>-42,012317935467</text:p>
          </table:table-cell>
          <table:table-cell office:value-type="float" office:value="-40.766174733494" calcext:value-type="float">
            <text:p>-40,766174733494</text:p>
          </table:table-cell>
          <table:table-cell office:value-type="float" office:value="-39.372615576829" calcext:value-type="float">
            <text:p>-39,372615576829</text:p>
          </table:table-cell>
          <table:table-cell office:value-type="float" office:value="-37.806972763668" calcext:value-type="float">
            <text:p>-37,806972763668</text:p>
          </table:table-cell>
          <table:table-cell office:value-type="float" office:value="-36.039656972093" calcext:value-type="float">
            <text:p>-36,039656972093</text:p>
          </table:table-cell>
          <table:table-cell office:value-type="float" office:value="-34.035198744127" calcext:value-type="float">
            <text:p>-34,035198744127</text:p>
          </table:table-cell>
          <table:table-cell office:value-type="float" office:value="-31.751226366162" calcext:value-type="float">
            <text:p>-31,751226366162</text:p>
          </table:table-cell>
          <table:table-cell office:value-type="float" office:value="-29.137513482251" calcext:value-type="float">
            <text:p>-29,137513482251</text:p>
          </table:table-cell>
          <table:table-cell office:value-type="float" office:value="-26.135386260097" calcext:value-type="float">
            <text:p>-26,135386260097</text:p>
          </table:table-cell>
          <table:table-cell office:value-type="float" office:value="-22.678068983211" calcext:value-type="float">
            <text:p>-22,678068983211</text:p>
          </table:table-cell>
          <table:table-cell office:value-type="float" office:value="-18.693050341021" calcext:value-type="float">
            <text:p>-18,693050341021</text:p>
          </table:table-cell>
          <table:table-cell office:value-type="float" office:value="-14.108336726627" calcext:value-type="float">
            <text:p>-14,108336726627</text:p>
          </table:table-cell>
          <table:table-cell office:value-type="float" office:value="-8.865411775364" calcext:value-type="float">
            <text:p>-8,865411775364</text:p>
          </table:table-cell>
          <table:table-cell office:value-type="float" office:value="-2.942165168775" calcext:value-type="float">
            <text:p>-2,942165168775</text:p>
          </table:table-cell>
          <table:table-cell office:value-type="float" office:value="3.612779311254" calcext:value-type="float">
            <text:p>3,612779311254</text:p>
          </table:table-cell>
          <table:table-cell office:value-type="float" office:value="10.639734840308" calcext:value-type="float">
            <text:p>10,639734840308</text:p>
          </table:table-cell>
          <table:table-cell office:value-type="float" office:value="17.839869357081" calcext:value-type="float">
            <text:p>17,839869357081</text:p>
          </table:table-cell>
          <table:table-cell office:value-type="float" office:value="24.789715655832" calcext:value-type="float">
            <text:p>24,789715655832</text:p>
          </table:table-cell>
          <table:table-cell office:value-type="float" office:value="31.02206701061" calcext:value-type="float">
            <text:p>31,02206701061</text:p>
          </table:table-cell>
          <table:table-cell office:value-type="float" office:value="36.157685393181" calcext:value-type="float">
            <text:p>36,157685393181</text:p>
          </table:table-cell>
          <table:table-cell office:value-type="float" office:value="40.021667625245" calcext:value-type="float">
            <text:p>40,021667625245</text:p>
          </table:table-cell>
          <table:table-cell office:value-type="float" office:value="42.672730776071" calcext:value-type="float">
            <text:p>42,672730776071</text:p>
          </table:table-cell>
          <table:table-cell office:value-type="float" office:value="44.334314646081" calcext:value-type="float">
            <text:p>44,334314646081</text:p>
          </table:table-cell>
          <table:table-cell office:value-type="float" office:value="45.284248906107" calcext:value-type="float">
            <text:p>45,284248906107</text:p>
          </table:table-cell>
          <table:table-cell office:value-type="float" office:value="45.768864265831" calcext:value-type="float">
            <text:p>45,768864265831</text:p>
          </table:table-cell>
          <table:table-cell office:value-type="float" office:value="45.96718880857" calcext:value-type="float">
            <text:p>45,96718880857</text:p>
          </table:table-cell>
          <table:table-cell office:value-type="float" office:value="45.993113085327" calcext:value-type="float">
            <text:p>45,993113085327</text:p>
          </table:table-cell>
          <table:table-cell office:value-type="float" office:value="45.913030135823" calcext:value-type="float">
            <text:p>45,913030135823</text:p>
          </table:table-cell>
          <table:table-cell office:value-type="float" office:value="45.76384745161" calcext:value-type="float">
            <text:p>45,76384745161</text:p>
          </table:table-cell>
          <table:table-cell office:value-type="float" office:value="45.565898617337" calcext:value-type="float">
            <text:p>45,565898617337</text:p>
          </table:table-cell>
          <table:table-cell office:value-type="float" office:value="45.330706988081" calcext:value-type="float">
            <text:p>45,330706988081</text:p>
          </table:table-cell>
          <table:table-cell office:value-type="float" office:value="45.065200565136" calcext:value-type="float">
            <text:p>45,065200565136</text:p>
          </table:table-cell>
          <table:table-cell office:value-type="float" office:value="44.773875004578" calcext:value-type="float">
            <text:p>44,773875004578</text:p>
          </table:table-cell>
          <table:table-cell office:value-type="float" office:value="44.459881132351" calcext:value-type="float">
            <text:p>44,459881132351</text:p>
          </table:table-cell>
          <table:table-cell office:value-type="float" office:value="44.12557747993" calcext:value-type="float">
            <text:p>44,12557747993</text:p>
          </table:table-cell>
          <table:table-cell office:value-type="float" office:value="43.772821484895" calcext:value-type="float">
            <text:p>43,772821484895</text:p>
          </table:table-cell>
          <table:table-cell office:value-type="float" office:value="43.403131670365" calcext:value-type="float">
            <text:p>43,403131670365</text:p>
          </table:table-cell>
          <table:table-cell office:value-type="float" office:value="43.01778389246" calcext:value-type="float">
            <text:p>43,01778389246</text:p>
          </table:table-cell>
          <table:table-cell office:value-type="float" office:value="42.61787211756" calcext:value-type="float">
            <text:p>42,61787211756</text:p>
          </table:table-cell>
          <table:table-cell office:value-type="float" office:value="42.204348953901" calcext:value-type="float">
            <text:p>42,204348953901</text:p>
          </table:table-cell>
          <table:table-cell office:value-type="float" office:value="41.778053938021" calcext:value-type="float">
            <text:p>41,778053938021</text:p>
          </table:table-cell>
          <table:table-cell office:value-type="float" office:value="41.339734029046" calcext:value-type="float">
            <text:p>41,339734029046</text:p>
          </table:table-cell>
          <table:table-cell office:value-type="float" office:value="40.890058932869" calcext:value-type="float">
            <text:p>40,890058932869</text:p>
          </table:table-cell>
          <table:table-cell office:value-type="float" office:value="40.429632878193" calcext:value-type="float">
            <text:p>40,429632878193</text:p>
          </table:table-cell>
          <table:table-cell office:value-type="float" office:value="39.95900388871" calcext:value-type="float">
            <text:p>39,95900388871</text:p>
          </table:table-cell>
          <table:table-cell office:value-type="float" office:value="39.478671245094" calcext:value-type="float">
            <text:p>39,478671245094</text:p>
          </table:table-cell>
          <table:table-cell office:value-type="float" office:value="38.989091609041" calcext:value-type="float">
            <text:p>38,989091609041</text:p>
          </table:table-cell>
          <table:table-cell office:value-type="float" office:value="38.490684137239" calcext:value-type="float">
            <text:p>38,490684137239</text:p>
          </table:table-cell>
          <table:table-cell office:value-type="float" office:value="37.983834816908" calcext:value-type="float">
            <text:p>37,983834816908</text:p>
          </table:table-cell>
          <table:table-cell office:value-type="float" office:value="37.468900189105" calcext:value-type="float">
            <text:p>37,468900189105</text:p>
          </table:table-cell>
          <table:table-cell office:value-type="float" office:value="36.946210580976" calcext:value-type="float">
            <text:p>36,946210580976</text:p>
          </table:table-cell>
          <table:table-cell office:value-type="float" office:value="36.416072936712" calcext:value-type="float">
            <text:p>36,416072936712</text:p>
          </table:table-cell>
          <table:table-cell office:value-type="float" office:value="35.878773314853" calcext:value-type="float">
            <text:p>35,878773314853</text:p>
          </table:table-cell>
          <table:table-cell office:value-type="float" office:value="35.334579103856" calcext:value-type="float">
            <text:p>35,334579103856</text:p>
          </table:table-cell>
          <table:table-cell office:value-type="float" office:value="34.783740996488" calcext:value-type="float">
            <text:p>34,783740996488</text:p>
          </table:table-cell>
          <table:table-cell office:value-type="float" office:value="34.226494755382" calcext:value-type="float">
            <text:p>34,226494755382</text:p>
          </table:table-cell>
          <table:table-cell office:value-type="float" office:value="33.663062795997" calcext:value-type="float">
            <text:p>33,663062795997</text:p>
          </table:table-cell>
          <table:table-cell office:value-type="float" office:value="33.093655608632" calcext:value-type="float">
            <text:p>33,093655608632</text:p>
          </table:table-cell>
          <table:table-cell office:value-type="float" office:value="32.518473037701" calcext:value-type="float">
            <text:p>32,518473037701</text:p>
          </table:table-cell>
          <table:table-cell office:value-type="float" office:value="31.937705433732" calcext:value-type="float">
            <text:p>31,937705433732</text:p>
          </table:table-cell>
          <table:table-cell office:value-type="float" office:value="31.35153469141" calcext:value-type="float">
            <text:p>31,35153469141</text:p>
          </table:table-cell>
          <table:table-cell office:value-type="float" office:value="30.760135185262" calcext:value-type="float">
            <text:p>30,760135185262</text:p>
          </table:table-cell>
          <table:table-cell office:value-type="float" office:value="30.16367461314" calcext:value-type="float">
            <text:p>30,16367461314</text:p>
          </table:table-cell>
          <table:table-cell office:value-type="float" office:value="29.562314756444" calcext:value-type="float">
            <text:p>29,562314756444</text:p>
          </table:table-cell>
          <table:table-cell office:value-type="float" office:value="28.956212165044" calcext:value-type="float">
            <text:p>28,956212165044</text:p>
          </table:table-cell>
          <table:table-cell office:value-type="float" office:value="28.345518773952" calcext:value-type="float">
            <text:p>28,345518773952</text:p>
          </table:table-cell>
          <table:table-cell office:value-type="float" office:value="27.73038245805" calcext:value-type="float">
            <text:p>27,73038245805</text:p>
          </table:table-cell>
          <table:table-cell office:value-type="float" office:value="27.110947530498" calcext:value-type="float">
            <text:p>27,110947530498</text:p>
          </table:table-cell>
          <table:table-cell office:value-type="float" office:value="26.487355189901" calcext:value-type="float">
            <text:p>26,487355189901</text:p>
          </table:table-cell>
          <table:table-cell office:value-type="float" office:value="25.859743920737" calcext:value-type="float">
            <text:p>25,859743920737</text:p>
          </table:table-cell>
          <table:table-cell office:value-type="float" office:value="25.22824985115" calcext:value-type="float">
            <text:p>25,22824985115</text:p>
          </table:table-cell>
          <table:table-cell office:value-type="float" office:value="24.593007071783" calcext:value-type="float">
            <text:p>24,593007071783</text:p>
          </table:table-cell>
          <table:table-cell office:value-type="float" office:value="23.954147918951" calcext:value-type="float">
            <text:p>23,954147918951</text:p>
          </table:table-cell>
          <table:table-cell office:value-type="float" office:value="23.311803225199" calcext:value-type="float">
            <text:p>23,311803225199</text:p>
          </table:table-cell>
          <table:table-cell office:value-type="float" office:value="22.666102539932" calcext:value-type="float">
            <text:p>22,666102539932</text:p>
          </table:table-cell>
          <table:table-cell office:value-type="float" office:value="22.017174322625" calcext:value-type="float">
            <text:p>22,017174322625</text:p>
          </table:table-cell>
          <table:table-cell office:value-type="float" office:value="21.365146110881" calcext:value-type="float">
            <text:p>21,365146110881</text:p>
          </table:table-cell>
          <table:table-cell office:value-type="float" office:value="20.710144665392" calcext:value-type="float">
            <text:p>20,710144665392</text:p>
          </table:table-cell>
          <table:table-cell office:value-type="float" office:value="20.052296093742" calcext:value-type="float">
            <text:p>20,052296093742</text:p>
          </table:table-cell>
          <table:table-cell office:value-type="float" office:value="19.391725954787" calcext:value-type="float">
            <text:p>19,391725954787</text:p>
          </table:table-cell>
          <table:table-cell office:value-type="float" office:value="18.728559345259" calcext:value-type="float">
            <text:p>18,728559345259</text:p>
          </table:table-cell>
          <table:table-cell office:value-type="float" office:value="18.062920970121" calcext:value-type="float">
            <text:p>18,062920970121</text:p>
          </table:table-cell>
          <table:table-cell office:value-type="float" office:value="17.394935198065" calcext:value-type="float">
            <text:p>17,394935198065</text:p>
          </table:table-cell>
          <table:table-cell office:value-type="float" office:value="16.724726103512" calcext:value-type="float">
            <text:p>16,724726103512</text:p>
          </table:table-cell>
          <table:table-cell office:value-type="float" office:value="16.052417496347" calcext:value-type="float">
            <text:p>16,052417496347</text:p>
          </table:table-cell>
          <table:table-cell office:value-type="float" office:value="15.378132940573" calcext:value-type="float">
            <text:p>15,378132940573</text:p>
          </table:table-cell>
          <table:table-cell office:value-type="float" office:value="14.701995763004" calcext:value-type="float">
            <text:p>14,701995763004</text:p>
          </table:table-cell>
          <table:table-cell office:value-type="float" office:value="14.024129053051" calcext:value-type="float">
            <text:p>14,024129053051</text:p>
          </table:table-cell>
          <table:table-cell office:value-type="float" office:value="13.344655654598" calcext:value-type="float">
            <text:p>13,344655654598</text:p>
          </table:table-cell>
          <table:table-cell office:value-type="float" office:value="12.663698150936" calcext:value-type="float">
            <text:p>12,663698150936</text:p>
          </table:table-cell>
          <table:table-cell office:value-type="float" office:value="11.981378843643" calcext:value-type="float">
            <text:p>11,981378843643</text:p>
          </table:table-cell>
          <table:table-cell office:value-type="float" office:value="11.29781972627" calcext:value-type="float">
            <text:p>11,29781972627</text:p>
          </table:table-cell>
          <table:table-cell office:value-type="float" office:value="10.613142453646" calcext:value-type="float">
            <text:p>10,613142453646</text:p>
          </table:table-cell>
          <table:table-cell office:value-type="float" office:value="9.927468307556" calcext:value-type="float">
            <text:p>9,927468307556</text:p>
          </table:table-cell>
          <table:table-cell office:value-type="float" office:value="9.240918159505" calcext:value-type="float">
            <text:p>9,240918159505</text:p>
          </table:table-cell>
          <table:table-cell office:value-type="float" office:value="8.55361243123" calcext:value-type="float">
            <text:p>8,55361243123</text:p>
          </table:table-cell>
          <table:table-cell office:value-type="float" office:value="7.865671053567" calcext:value-type="float">
            <text:p>7,865671053567</text:p>
          </table:table-cell>
          <table:table-cell office:value-type="float" office:value="7.177213424217" calcext:value-type="float">
            <text:p>7,177213424217</text:p>
          </table:table-cell>
          <table:table-cell office:value-type="float" office:value="6.488358364915" calcext:value-type="float">
            <text:p>6,488358364915</text:p>
          </table:table-cell>
          <table:table-cell office:value-type="float" office:value="5.799224078419" calcext:value-type="float">
            <text:p>5,799224078419</text:p>
          </table:table-cell>
          <table:table-cell office:value-type="float" office:value="5.109928105675" calcext:value-type="float">
            <text:p>5,109928105675</text:p>
          </table:table-cell>
          <table:table-cell office:value-type="float" office:value="4.420587283458" calcext:value-type="float">
            <text:p>4,420587283458</text:p>
          </table:table-cell>
          <table:table-cell office:value-type="float" office:value="3.731317702674" calcext:value-type="float">
            <text:p>3,731317702674</text:p>
          </table:table-cell>
          <table:table-cell office:value-type="float" office:value="3.042234667474" calcext:value-type="float">
            <text:p>3,042234667474</text:p>
          </table:table-cell>
          <table:table-cell office:value-type="float" office:value="2.353452655188" calcext:value-type="float">
            <text:p>2,353452655188</text:p>
          </table:table-cell>
          <table:table-cell office:value-type="float" office:value="1.665085277035" calcext:value-type="float">
            <text:p>1,665085277035</text:p>
          </table:table-cell>
          <table:table-cell office:value-type="float" office:value="0.977245239445" calcext:value-type="float">
            <text:p>0,977245239445</text:p>
          </table:table-cell>
          <table:table-cell office:value-type="float" office:value="0.290044305728" calcext:value-type="float">
            <text:p>0,290044305728</text:p>
          </table:table-cell>
          <table:table-cell office:value-type="float" office:value="-0.396406742285" calcext:value-type="float">
            <text:p>-0,396406742285</text:p>
          </table:table-cell>
          <table:table-cell office:value-type="float" office:value="-1.081998143126" calcext:value-type="float">
            <text:p>-1,081998143126</text:p>
          </table:table-cell>
          <table:table-cell office:value-type="float" office:value="-1.766621195698" calcext:value-type="float">
            <text:p>-1,766621195698</text:p>
          </table:table-cell>
          <table:table-cell office:value-type="float" office:value="-2.450168301142" calcext:value-type="float">
            <text:p>-2,450168301142</text:p>
          </table:table-cell>
          <table:table-cell office:value-type="float" office:value="-3.132533007423" calcext:value-type="float">
            <text:p>-3,132533007423</text:p>
          </table:table-cell>
          <table:table-cell office:value-type="float" office:value="-3.813610057611" calcext:value-type="float">
            <text:p>-3,813610057611</text:p>
          </table:table-cell>
          <table:table-cell office:value-type="float" office:value="-4.493295442954" calcext:value-type="float">
            <text:p>-4,493295442954</text:p>
          </table:table-cell>
          <table:table-cell office:value-type="float" office:value="-5.171486461983" calcext:value-type="float">
            <text:p>-5,171486461983</text:p>
          </table:table-cell>
          <table:table-cell office:value-type="float" office:value="-5.848081786974" calcext:value-type="float">
            <text:p>-5,848081786974</text:p>
          </table:table-cell>
          <table:table-cell office:value-type="float" office:value="-6.522981539232" calcext:value-type="float">
            <text:p>-6,522981539232</text:p>
          </table:table-cell>
          <table:table-cell office:value-type="float" office:value="-7.19608737474" calcext:value-type="float">
            <text:p>-7,19608737474</text:p>
          </table:table-cell>
          <table:table-cell office:value-type="float" office:value="-7.86730258181" calcext:value-type="float">
            <text:p>-7,86730258181</text:p>
          </table:table-cell>
          <table:table-cell office:value-type="float" office:value="-8.536532192456" calcext:value-type="float">
            <text:p>-8,536532192456</text:p>
          </table:table-cell>
          <table:table-cell office:value-type="float" office:value="-9.203683109243" calcext:value-type="float">
            <text:p>-9,203683109243</text:p>
          </table:table-cell>
          <table:table-cell office:value-type="float" office:value="-9.868664249404" calcext:value-type="float">
            <text:p>-9,868664249404</text:p>
          </table:table-cell>
          <table:table-cell office:value-type="float" office:value="-10.531386708036" calcext:value-type="float">
            <text:p>-10,531386708036</text:p>
          </table:table-cell>
          <table:table-cell office:value-type="float" office:value="-11.191763942127" calcext:value-type="float">
            <text:p>-11,191763942127</text:p>
          </table:table-cell>
          <table:table-cell office:value-type="float" office:value="-11.849711977149" calcext:value-type="float">
            <text:p>-11,849711977149</text:p>
          </table:table-cell>
          <table:table-cell office:value-type="float" office:value="-12.505149637827" calcext:value-type="float">
            <text:p>-12,505149637827</text:p>
          </table:table-cell>
          <table:table-cell office:value-type="float" office:value="-13.15799880457" calcext:value-type="float">
            <text:p>-13,15799880457</text:p>
          </table:table-cell>
          <table:table-cell office:value-type="float" office:value="-13.808184696907" calcext:value-type="float">
            <text:p>-13,808184696907</text:p>
          </table:table-cell>
          <table:table-cell office:value-type="float" office:value="-14.455636184994" calcext:value-type="float">
            <text:p>-14,455636184994</text:p>
          </table:table-cell>
          <table:table-cell office:value-type="float" office:value="-15.100286130093" calcext:value-type="float">
            <text:p>-15,100286130093</text:p>
          </table:table-cell>
          <table:table-cell office:value-type="float" office:value="-15.742071754532" calcext:value-type="float">
            <text:p>-15,742071754532</text:p>
          </table:table-cell>
          <table:table-cell office:value-type="float" office:value="-16.380935041409" calcext:value-type="float">
            <text:p>-16,380935041409</text:p>
          </table:table-cell>
          <table:table-cell office:value-type="float" office:value="-17.016823163875" calcext:value-type="float">
            <text:p>-17,016823163875</text:p>
          </table:table-cell>
          <table:table-cell office:value-type="float" office:value="-17.649688943459" calcext:value-type="float">
            <text:p>-17,649688943459</text:p>
          </table:table-cell>
          <table:table-cell office:value-type="float" office:value="-18.279491336474" calcext:value-type="float">
            <text:p>-18,279491336474</text:p>
          </table:table-cell>
          <table:table-cell office:value-type="float" office:value="-18.906195947086" calcext:value-type="float">
            <text:p>-18,906195947086</text:p>
          </table:table-cell>
          <table:table-cell office:value-type="float" office:value="-19.529775565203" calcext:value-type="float">
            <text:p>-19,529775565203</text:p>
          </table:table-cell>
          <table:table-cell office:value-type="float" office:value="-20.150210726884" calcext:value-type="float">
            <text:p>-20,150210726884</text:p>
          </table:table-cell>
          <table:table-cell office:value-type="float" office:value="-20.76749029451" calcext:value-type="float">
            <text:p>-20,76749029451</text:p>
          </table:table-cell>
          <table:table-cell office:value-type="float" office:value="-21.381612053578" calcext:value-type="float">
            <text:p>-21,381612053578</text:p>
          </table:table-cell>
          <table:table-cell office:value-type="float" office:value="-21.992583322574" calcext:value-type="float">
            <text:p>-21,992583322574</text:p>
          </table:table-cell>
          <table:table-cell office:value-type="float" office:value="-22.600421572028" calcext:value-type="float">
            <text:p>-22,600421572028</text:p>
          </table:table-cell>
          <table:table-cell office:value-type="float" office:value="-23.205155048574" calcext:value-type="float">
            <text:p>-23,205155048574</text:p>
          </table:table-cell>
          <table:table-cell office:value-type="float" office:value="-23.806823399585" calcext:value-type="float">
            <text:p>-23,806823399585</text:p>
          </table:table-cell>
          <table:table-cell office:value-type="float" office:value="-24.405478293769" calcext:value-type="float">
            <text:p>-24,405478293769</text:p>
          </table:table-cell>
          <table:table-cell office:value-type="float" office:value="-25.001184032977" calcext:value-type="float">
            <text:p>-25,001184032977</text:p>
          </table:table-cell>
          <table:table-cell office:value-type="float" office:value="-25.594018150422" calcext:value-type="float">
            <text:p>-25,594018150422</text:p>
          </table:table-cell>
          <table:table-cell office:value-type="float" office:value="-26.184071990461" calcext:value-type="float">
            <text:p>-26,184071990461</text:p>
          </table:table-cell>
          <table:table-cell office:value-type="float" office:value="-26.771451265143" calcext:value-type="float">
            <text:p>-26,771451265143</text:p>
          </table:table-cell>
          <table:table-cell office:value-type="float" office:value="-27.356276582732" calcext:value-type="float">
            <text:p>-27,356276582732</text:p>
          </table:table-cell>
          <table:table-cell office:value-type="float" office:value="-27.938683943525" calcext:value-type="float">
            <text:p>-27,938683943525</text:p>
          </table:table-cell>
          <table:table-cell office:value-type="float" office:value="-28.518825198269" calcext:value-type="float">
            <text:p>-28,518825198269</text:p>
          </table:table-cell>
          <table:table-cell office:value-type="float" office:value="-29.096868464541" calcext:value-type="float">
            <text:p>-29,096868464541</text:p>
          </table:table-cell>
          <table:table-cell office:value-type="float" office:value="-29.67299849637" calcext:value-type="float">
            <text:p>-29,67299849637</text:p>
          </table:table-cell>
          <table:table-cell office:value-type="float" office:value="-30.247417002246" calcext:value-type="float">
            <text:p>-30,247417002246</text:p>
          </table:table-cell>
          <table:table-cell office:value-type="float" office:value="-30.820342906371" calcext:value-type="float">
            <text:p>-30,820342906371</text:p>
          </table:table-cell>
          <table:table-cell office:value-type="float" office:value="-31.392012547591" calcext:value-type="float">
            <text:p>-31,392012547591</text:p>
          </table:table-cell>
          <table:table-cell office:value-type="float" office:value="-31.962679809809" calcext:value-type="float">
            <text:p>-31,962679809809</text:p>
          </table:table-cell>
          <table:table-cell office:value-type="float" office:value="-32.532616176799" calcext:value-type="float">
            <text:p>-32,532616176799</text:p>
          </table:table-cell>
          <table:table-cell office:value-type="float" office:value="-33.102110703261" calcext:value-type="float">
            <text:p>-33,102110703261</text:p>
          </table:table-cell>
          <table:table-cell office:value-type="float" office:value="-33.671469892467" calcext:value-type="float">
            <text:p>-33,671469892467</text:p>
          </table:table-cell>
          <table:table-cell office:value-type="float" office:value="-34.241017469139" calcext:value-type="float">
            <text:p>-34,241017469139</text:p>
          </table:table-cell>
          <table:table-cell office:value-type="float" office:value="-34.811094034044" calcext:value-type="float">
            <text:p>-34,811094034044</text:p>
          </table:table-cell>
          <table:table-cell office:value-type="float" office:value="-35.38205658427" calcext:value-type="float">
            <text:p>-35,38205658427</text:p>
          </table:table-cell>
          <table:table-cell office:value-type="float" office:value="-35.954277880227" calcext:value-type="float">
            <text:p>-35,954277880227</text:p>
          </table:table-cell>
          <table:table-cell office:value-type="float" office:value="-36.528145637043" calcext:value-type="float">
            <text:p>-36,528145637043</text:p>
          </table:table-cell>
          <table:table-cell office:value-type="float" office:value="-37.104061514224" calcext:value-type="float">
            <text:p>-37,104061514224</text:p>
          </table:table-cell>
          <table:table-cell office:value-type="float" office:value="-37.682439873241" calcext:value-type="float">
            <text:p>-37,682439873241</text:p>
          </table:table-cell>
          <table:table-cell office:value-type="float" office:value="-38.263706268066" calcext:value-type="float">
            <text:p>-38,263706268066</text:p>
          </table:table-cell>
          <table:table-cell office:value-type="float" office:value="-38.848295628765" calcext:value-type="float">
            <text:p>-38,848295628765</text:p>
          </table:table-cell>
          <table:table-cell office:value-type="float" office:value="-39.436650093006" calcext:value-type="float">
            <text:p>-39,436650093006</text:p>
          </table:table-cell>
          <table:table-cell office:value-type="float" office:value="-40.02921643507" calcext:value-type="float">
            <text:p>-40,02921643507</text:p>
          </table:table-cell>
          <table:table-cell office:value-type="float" office:value="-40.626443036685" calcext:value-type="float">
            <text:p>-40,626443036685</text:p>
          </table:table-cell>
          <table:table-cell office:value-type="float" office:value="-41.228776339126" calcext:value-type="float">
            <text:p>-41,228776339126</text:p>
          </table:table-cell>
          <table:table-cell office:value-type="float" office:value="-41.836656711826" calcext:value-type="float">
            <text:p>-41,836656711826</text:p>
          </table:table-cell>
          <table:table-cell office:value-type="float" office:value="-42.450513669701" calcext:value-type="float">
            <text:p>-42,450513669701</text:p>
          </table:table-cell>
          <table:table-cell office:value-type="float" office:value="-43.070760370114" calcext:value-type="float">
            <text:p>-43,070760370114</text:p>
          </table:table-cell>
          <table:table-cell office:value-type="float" office:value="-43.697787321607" calcext:value-type="float">
            <text:p>-43,697787321607</text:p>
          </table:table-cell>
          <table:table-cell office:value-type="float" office:value="-44.331955241072" calcext:value-type="float">
            <text:p>-44,331955241072</text:p>
          </table:table-cell>
          <table:table-cell office:value-type="float" office:value="-44.973587005111" calcext:value-type="float">
            <text:p>-44,973587005111</text:p>
          </table:table-cell>
          <table:table-cell office:value-type="float" office:value="-45.622958655959" calcext:value-type="float">
            <text:p>-45,622958655959</text:p>
          </table:table-cell>
          <table:table-cell office:value-type="float" office:value="-46.280289444136" calcext:value-type="float">
            <text:p>-46,280289444136</text:p>
          </table:table-cell>
          <table:table-cell office:value-type="float" office:value="-46.945730920168" calcext:value-type="float">
            <text:p>-46,945730920168</text:p>
          </table:table-cell>
          <table:table-cell office:value-type="float" office:value="-47.6193551279" calcext:value-type="float">
            <text:p>-47,6193551279</text:p>
          </table:table-cell>
          <table:table-cell office:value-type="float" office:value="-48.301142003318" calcext:value-type="float">
            <text:p>-48,301142003318</text:p>
          </table:table-cell>
          <table:table-cell office:value-type="float" office:value="-48.990966146398" calcext:value-type="float">
            <text:p>-48,990966146398</text:p>
          </table:table-cell>
          <table:table-cell office:value-type="float" office:value="-49.688583209613" calcext:value-type="float">
            <text:p>-49,688583209613</text:p>
          </table:table-cell>
          <table:table-cell office:value-type="float" office:value="-50.393616234761" calcext:value-type="float">
            <text:p>-50,393616234761</text:p>
          </table:table-cell>
          <table:table-cell office:value-type="float" office:value="-51.105542367672" calcext:value-type="float">
            <text:p>-51,105542367672</text:p>
          </table:table-cell>
          <table:table-cell office:value-type="float" office:value="-51.823680484376" calcext:value-type="float">
            <text:p>-51,823680484376</text:p>
          </table:table-cell>
          <table:table-cell office:value-type="float" office:value="-52.547180366367" calcext:value-type="float">
            <text:p>-52,547180366367</text:p>
          </table:table-cell>
          <table:table-cell office:value-type="float" office:value="-53.275014158209" calcext:value-type="float">
            <text:p>-53,275014158209</text:p>
          </table:table-cell>
          <table:table-cell office:value-type="float" office:value="-54.005970916615" calcext:value-type="float">
            <text:p>-54,005970916615</text:p>
          </table:table-cell>
          <table:table-cell office:value-type="float" office:value="-54.738655102868" calcext:value-type="float">
            <text:p>-54,738655102868</text:p>
          </table:table-cell>
          <table:table-cell office:value-type="float" office:value="-55.471489864803" calcext:value-type="float">
            <text:p>-55,471489864803</text:p>
          </table:table-cell>
          <table:table-cell office:value-type="float" office:value="-56.202725885381" calcext:value-type="float">
            <text:p>-56,202725885381</text:p>
          </table:table-cell>
          <table:table-cell office:value-type="float" office:value="-56.930456428777" calcext:value-type="float">
            <text:p>-56,930456428777</text:p>
          </table:table-cell>
          <table:table-cell office:value-type="float" office:value="-57.652638983315" calcext:value-type="float">
            <text:p>-57,652638983315</text:p>
          </table:table-cell>
          <table:table-cell office:value-type="float" office:value="-58.367123582684" calcext:value-type="float">
            <text:p>-58,367123582684</text:p>
          </table:table-cell>
          <table:table-cell office:value-type="float" office:value="-59.071687492458" calcext:value-type="float">
            <text:p>-59,071687492458</text:p>
          </table:table-cell>
          <table:table-cell office:value-type="float" office:value="-59.764075500542" calcext:value-type="float">
            <text:p>-59,764075500542</text:p>
          </table:table-cell>
          <table:table-cell office:value-type="float" office:value="-60.442044583292" calcext:value-type="float">
            <text:p>-60,442044583292</text:p>
          </table:table-cell>
          <table:table-cell office:value-type="float" office:value="-61.103411280075" calcext:value-type="float">
            <text:p>-61,103411280075</text:p>
          </table:table-cell>
          <table:table-cell office:value-type="float" office:value="-61.746099750622" calcext:value-type="float">
            <text:p>-61,746099750622</text:p>
          </table:table-cell>
          <table:table-cell office:value-type="float" office:value="-62.368188262935" calcext:value-type="float">
            <text:p>-62,368188262935</text:p>
          </table:table-cell>
          <table:table-cell office:value-type="float" office:value="-62.96795180627" calcext:value-type="float">
            <text:p>-62,96795180627</text:p>
          </table:table-cell>
          <table:table-cell office:value-type="float" office:value="-63.543898666945" calcext:value-type="float">
            <text:p>-63,543898666945</text:p>
          </table:table-cell>
          <table:table-cell office:value-type="float" office:value="-64.094799142747" calcext:value-type="float">
            <text:p>-64,094799142747</text:p>
          </table:table-cell>
          <table:table-cell office:value-type="float" office:value="-64.619705076422" calcext:value-type="float">
            <text:p>-64,619705076422</text:p>
          </table:table-cell>
          <table:table-cell office:value-type="float" office:value="-65.117959507911" calcext:value-type="float">
            <text:p>-65,117959507911</text:p>
          </table:table-cell>
          <table:table-cell office:value-type="float" office:value="-65.589196410757" calcext:value-type="float">
            <text:p>-65,589196410757</text:p>
          </table:table-cell>
          <table:table-cell office:value-type="float" office:value="-66.033331117232" calcext:value-type="float">
            <text:p>-66,033331117232</text:p>
          </table:table-cell>
          <table:table-cell office:value-type="float" office:value="-66.450542583046" calcext:value-type="float">
            <text:p>-66,450542583046</text:p>
          </table:table-cell>
          <table:table-cell office:value-type="float" office:value="-66.841249046481" calcext:value-type="float">
            <text:p>-66,841249046481</text:p>
          </table:table-cell>
          <table:table-cell office:value-type="float" office:value="-67.206078871893" calcext:value-type="float">
            <text:p>-67,206078871893</text:p>
          </table:table-cell>
          <table:table-cell office:value-type="float" office:value="-67.545838431483" calcext:value-type="float">
            <text:p>-67,545838431483</text:p>
          </table:table-cell>
          <table:table-cell office:value-type="float" office:value="-67.861478790794" calcext:value-type="float">
            <text:p>-67,861478790794</text:p>
          </table:table-cell>
          <table:table-cell office:value-type="float" office:value="-68.154062756459" calcext:value-type="float">
            <text:p>-68,154062756459</text:p>
          </table:table-cell>
          <table:table-cell office:value-type="float" office:value="-68.424733560269" calcext:value-type="float">
            <text:p>-68,424733560269</text:p>
          </table:table-cell>
          <table:table-cell office:value-type="float" office:value="-68.674686133121" calcext:value-type="float">
            <text:p>-68,674686133121</text:p>
          </table:table-cell>
          <table:table-cell office:value-type="float" office:value="-68.905141601808" calcext:value-type="float">
            <text:p>-68,905141601808</text:p>
          </table:table-cell>
          <table:table-cell office:value-type="float" office:value="-69.117325348356" calcext:value-type="float">
            <text:p>-69,117325348356</text:p>
          </table:table-cell>
          <table:table-cell office:value-type="float" office:value="-69.312448723398" calcext:value-type="float">
            <text:p>-69,312448723398</text:p>
          </table:table-cell>
          <table:table-cell office:value-type="float" office:value="-69.491694310362" calcext:value-type="float">
            <text:p>-69,491694310362</text:p>
          </table:table-cell>
          <table:table-cell office:value-type="float" office:value="-69.656204496956" calcext:value-type="float">
            <text:p>-69,656204496956</text:p>
          </table:table-cell>
          <table:table-cell office:value-type="float" office:value="-69.807073020405" calcext:value-type="float">
            <text:p>-69,807073020405</text:p>
          </table:table-cell>
          <table:table-cell office:value-type="float" office:value="-69.945339105273" calcext:value-type="float">
            <text:p>-69,945339105273</text:p>
          </table:table-cell>
          <table:table-cell office:value-type="float" office:value="-70.071983798888" calcext:value-type="float">
            <text:p>-70,071983798888</text:p>
          </table:table-cell>
          <table:table-cell office:value-type="float" office:value="-70.18792812012" calcext:value-type="float">
            <text:p>-70,18792812012</text:p>
          </table:table-cell>
          <table:table-cell office:value-type="float" office:value="-70.294032664709" calcext:value-type="float">
            <text:p>-70,294032664709</text:p>
          </table:table-cell>
          <table:table-cell office:value-type="float" office:value="-70.391098347539" calcext:value-type="float">
            <text:p>-70,391098347539</text:p>
          </table:table-cell>
          <table:table-cell office:value-type="float" office:value="-70.479868004072" calcext:value-type="float">
            <text:p>-70,479868004072</text:p>
          </table:table-cell>
          <table:table-cell office:value-type="float" office:value="-70.561028615664" calcext:value-type="float">
            <text:p>-70,561028615664</text:p>
          </table:table-cell>
          <table:table-cell office:value-type="float" office:value="-70.635213964068" calcext:value-type="float">
            <text:p>-70,635213964068</text:p>
          </table:table-cell>
          <table:table-cell office:value-type="float" office:value="-70.703007557543" calcext:value-type="float">
            <text:p>-70,703007557543</text:p>
          </table:table-cell>
          <table:table-cell office:value-type="float" office:value="-70.764945703745" calcext:value-type="float">
            <text:p>-70,764945703745</text:p>
          </table:table-cell>
          <table:table-cell office:value-type="float" office:value="-70.821520632712" calcext:value-type="float">
            <text:p>-70,821520632712</text:p>
          </table:table-cell>
          <table:table-cell office:value-type="float" office:value="-70.873183596906" calcext:value-type="float">
            <text:p>-70,873183596906</text:p>
          </table:table-cell>
          <table:table-cell office:value-type="float" office:value="-70.920347894717" calcext:value-type="float">
            <text:p>-70,920347894717</text:p>
          </table:table-cell>
          <table:table-cell office:value-type="float" office:value="-70.963391779549" calcext:value-type="float">
            <text:p>-70,963391779549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8.677547366272" calcext:value-type="float">
            <text:p>-68,677547366272</text:p>
          </table:table-cell>
          <table:table-cell office:value-type="float" office:value="-68.479643771526" calcext:value-type="float">
            <text:p>-68,479643771526</text:p>
          </table:table-cell>
          <table:table-cell office:value-type="float" office:value="-68.283535163051" calcext:value-type="float">
            <text:p>-68,283535163051</text:p>
          </table:table-cell>
          <table:table-cell office:value-type="float" office:value="-68.089116555565" calcext:value-type="float">
            <text:p>-68,089116555565</text:p>
          </table:table-cell>
          <table:table-cell office:value-type="float" office:value="-67.896301854152" calcext:value-type="float">
            <text:p>-67,896301854152</text:p>
          </table:table-cell>
          <table:table-cell office:value-type="float" office:value="-67.705017670993" calcext:value-type="float">
            <text:p>-67,705017670993</text:p>
          </table:table-cell>
          <table:table-cell office:value-type="float" office:value="-67.515199274017" calcext:value-type="float">
            <text:p>-67,515199274017</text:p>
          </table:table-cell>
          <table:table-cell office:value-type="float" office:value="-67.326787844021" calcext:value-type="float">
            <text:p>-67,326787844021</text:p>
          </table:table-cell>
          <table:table-cell office:value-type="float" office:value="-67.139728565096" calcext:value-type="float">
            <text:p>-67,139728565096</text:p>
          </table:table-cell>
          <table:table-cell office:value-type="float" office:value="-66.95396926271" calcext:value-type="float">
            <text:p>-66,95396926271</text:p>
          </table:table-cell>
          <table:table-cell office:value-type="float" office:value="-66.769459411093" calcext:value-type="float">
            <text:p>-66,769459411093</text:p>
          </table:table-cell>
          <table:table-cell office:value-type="float" office:value="-66.586149394749" calcext:value-type="float">
            <text:p>-66,586149394749</text:p>
          </table:table-cell>
          <table:table-cell office:value-type="float" office:value="-66.403989947484" calcext:value-type="float">
            <text:p>-66,403989947484</text:p>
          </table:table-cell>
          <table:table-cell office:value-type="float" office:value="-66.222931716716" calcext:value-type="float">
            <text:p>-66,222931716716</text:p>
          </table:table-cell>
          <table:table-cell office:value-type="float" office:value="-66.042924916682" calcext:value-type="float">
            <text:p>-66,042924916682</text:p>
          </table:table-cell>
          <table:table-cell office:value-type="float" office:value="-65.863919044721" calcext:value-type="float">
            <text:p>-65,863919044721</text:p>
          </table:table-cell>
          <table:table-cell office:value-type="float" office:value="-65.68586264202" calcext:value-type="float">
            <text:p>-65,68586264202</text:p>
          </table:table-cell>
          <table:table-cell office:value-type="float" office:value="-65.508703085168" calcext:value-type="float">
            <text:p>-65,508703085168</text:p>
          </table:table-cell>
          <table:table-cell office:value-type="float" office:value="-65.332386398387" calcext:value-type="float">
            <text:p>-65,332386398387</text:p>
          </table:table-cell>
          <table:table-cell office:value-type="float" office:value="-65.156857078715" calcext:value-type="float">
            <text:p>-65,156857078715</text:p>
          </table:table-cell>
          <table:table-cell office:value-type="float" office:value="-64.982057928203" calcext:value-type="float">
            <text:p>-64,982057928203</text:p>
          </table:table-cell>
          <table:table-cell office:value-type="float" office:value="-64.807929888389" calcext:value-type="float">
            <text:p>-64,807929888389</text:p>
          </table:table-cell>
          <table:table-cell office:value-type="float" office:value="-64.634411873163" calcext:value-type="float">
            <text:p>-64,634411873163</text:p>
          </table:table-cell>
          <table:table-cell office:value-type="float" office:value="-64.461440596758" calcext:value-type="float">
            <text:p>-64,461440596758</text:p>
          </table:table-cell>
          <table:table-cell office:value-type="float" office:value="-64.288950393946" calcext:value-type="float">
            <text:p>-64,288950393946</text:p>
          </table:table-cell>
          <table:table-cell office:value-type="float" office:value="-64.116873029764" calcext:value-type="float">
            <text:p>-64,116873029764</text:p>
          </table:table-cell>
          <table:table-cell office:value-type="float" office:value="-63.945137496221" calcext:value-type="float">
            <text:p>-63,945137496221</text:p>
          </table:table-cell>
          <table:table-cell office:value-type="float" office:value="-63.773669793407" calcext:value-type="float">
            <text:p>-63,773669793407</text:p>
          </table:table-cell>
          <table:table-cell office:value-type="float" office:value="-63.602392692387" calcext:value-type="float">
            <text:p>-63,602392692387</text:p>
          </table:table-cell>
          <table:table-cell office:value-type="float" office:value="-63.431225477101" calcext:value-type="float">
            <text:p>-63,431225477101</text:p>
          </table:table-cell>
          <table:table-cell office:value-type="float" office:value="-63.260083662258" calcext:value-type="float">
            <text:p>-63,260083662258</text:p>
          </table:table-cell>
          <table:table-cell office:value-type="float" office:value="-63.088878683963" calcext:value-type="float">
            <text:p>-63,088878683963</text:p>
          </table:table-cell>
          <table:table-cell office:value-type="float" office:value="-62.917517559414" calcext:value-type="float">
            <text:p>-62,917517559414</text:p>
          </table:table-cell>
          <table:table-cell office:value-type="float" office:value="-62.745902511608" calcext:value-type="float">
            <text:p>-62,745902511608</text:p>
          </table:table-cell>
          <table:table-cell office:value-type="float" office:value="-62.573930554454" calcext:value-type="float">
            <text:p>-62,573930554454</text:p>
          </table:table-cell>
          <table:table-cell office:value-type="float" office:value="-62.401493033074" calcext:value-type="float">
            <text:p>-62,401493033074</text:p>
          </table:table-cell>
          <table:table-cell office:value-type="float" office:value="-62.228475113382" calcext:value-type="float">
            <text:p>-62,228475113382</text:p>
          </table:table-cell>
          <table:table-cell office:value-type="float" office:value="-62.054755214109" calcext:value-type="float">
            <text:p>-62,054755214109</text:p>
          </table:table-cell>
          <table:table-cell office:value-type="float" office:value="-61.880204373506" calcext:value-type="float">
            <text:p>-61,880204373506</text:p>
          </table:table-cell>
          <table:table-cell office:value-type="float" office:value="-61.704685541719" calcext:value-type="float">
            <text:p>-61,704685541719</text:p>
          </table:table-cell>
          <table:table-cell office:value-type="float" office:value="-61.52805278844" calcext:value-type="float">
            <text:p>-61,52805278844</text:p>
          </table:table-cell>
          <table:table-cell office:value-type="float" office:value="-61.350150413788" calcext:value-type="float">
            <text:p>-61,350150413788</text:p>
          </table:table-cell>
          <table:table-cell office:value-type="float" office:value="-61.170811948373" calcext:value-type="float">
            <text:p>-61,170811948373</text:p>
          </table:table-cell>
          <table:table-cell office:value-type="float" office:value="-60.989859026182" calcext:value-type="float">
            <text:p>-60,989859026182</text:p>
          </table:table-cell>
          <table:table-cell office:value-type="float" office:value="-60.807100111087" calcext:value-type="float">
            <text:p>-60,807100111087</text:p>
          </table:table-cell>
          <table:table-cell office:value-type="float" office:value="-60.622329054428" calcext:value-type="float">
            <text:p>-60,622329054428</text:p>
          </table:table-cell>
          <table:table-cell office:value-type="float" office:value="-60.435323457094" calcext:value-type="float">
            <text:p>-60,435323457094</text:p>
          </table:table-cell>
          <table:table-cell office:value-type="float" office:value="-60.245842804623" calcext:value-type="float">
            <text:p>-60,245842804623</text:p>
          </table:table-cell>
          <table:table-cell office:value-type="float" office:value="-60.053626337951" calcext:value-type="float">
            <text:p>-60,053626337951</text:p>
          </table:table-cell>
          <table:table-cell office:value-type="float" office:value="-59.858390615233" calcext:value-type="float">
            <text:p>-59,858390615233</text:p>
          </table:table-cell>
          <table:table-cell office:value-type="float" office:value="-59.859381355255" calcext:value-type="float">
            <text:p>-59,859381355255</text:p>
          </table:table-cell>
          <table:table-cell office:value-type="float" office:value="-59.855691498872" calcext:value-type="float">
            <text:p>-59,855691498872</text:p>
          </table:table-cell>
          <table:table-cell office:value-type="float" office:value="-59.848376600044" calcext:value-type="float">
            <text:p>-59,848376600044</text:p>
          </table:table-cell>
          <table:table-cell office:value-type="float" office:value="-59.838302860614" calcext:value-type="float">
            <text:p>-59,838302860614</text:p>
          </table:table-cell>
          <table:table-cell office:value-type="float" office:value="-59.826173257763" calcext:value-type="float">
            <text:p>-59,826173257763</text:p>
          </table:table-cell>
          <table:table-cell office:value-type="float" office:value="-59.81255393433" calcext:value-type="float">
            <text:p>-59,81255393433</text:p>
          </table:table-cell>
          <table:table-cell office:value-type="float" office:value="-59.797898545099" calcext:value-type="float">
            <text:p>-59,797898545099</text:p>
          </table:table-cell>
          <table:table-cell office:value-type="float" office:value="-59.782569572484" calcext:value-type="float">
            <text:p>-59,782569572484</text:p>
          </table:table-cell>
          <table:table-cell office:value-type="float" office:value="-59.766856375963" calcext:value-type="float">
            <text:p>-59,766856375963</text:p>
          </table:table-cell>
          <table:table-cell office:value-type="float" office:value="-59.750990133895" calcext:value-type="float">
            <text:p>-59,750990133895</text:p>
          </table:table-cell>
          <table:table-cell office:value-type="float" office:value="-59.735156017331" calcext:value-type="float">
            <text:p>-59,735156017331</text:p>
          </table:table-cell>
          <table:table-cell office:value-type="float" office:value="-59.719502995113" calcext:value-type="float">
            <text:p>-59,719502995113</text:p>
          </table:table-cell>
          <table:table-cell office:value-type="float" office:value="-59.704151664492" calcext:value-type="float">
            <text:p>-59,704151664492</text:p>
          </table:table-cell>
          <table:table-cell office:value-type="float" office:value="-59.689200465353" calcext:value-type="float">
            <text:p>-59,689200465353</text:p>
          </table:table-cell>
          <table:table-cell office:value-type="float" office:value="-59.674730588076" calcext:value-type="float">
            <text:p>-59,674730588076</text:p>
          </table:table-cell>
          <table:table-cell office:value-type="float" office:value="-59.660809835334" calcext:value-type="float">
            <text:p>-59,660809835334</text:p>
          </table:table-cell>
          <table:table-cell office:value-type="float" office:value="-59.647495651986" calcext:value-type="float">
            <text:p>-59,647495651986</text:p>
          </table:table-cell>
          <table:table-cell office:value-type="float" office:value="-59.634837496674" calcext:value-type="float">
            <text:p>-59,634837496674</text:p>
          </table:table-cell>
          <table:table-cell office:value-type="float" office:value="-59.622878694443" calcext:value-type="float">
            <text:p>-59,622878694443</text:p>
          </table:table-cell>
          <table:table-cell office:value-type="float" office:value="-59.611657881318" calcext:value-type="float">
            <text:p>-59,611657881318</text:p>
          </table:table-cell>
          <table:table-cell office:value-type="float" office:value="-59.601210128659" calcext:value-type="float">
            <text:p>-59,601210128659</text:p>
          </table:table-cell>
          <table:table-cell office:value-type="float" office:value="-59.591567816528" calcext:value-type="float">
            <text:p>-59,591567816528</text:p>
          </table:table-cell>
          <table:table-cell office:value-type="float" office:value="-59.582761310478" calcext:value-type="float">
            <text:p>-59,582761310478</text:p>
          </table:table-cell>
          <table:table-cell office:value-type="float" office:value="-59.574819484365" calcext:value-type="float">
            <text:p>-59,574819484365</text:p>
          </table:table-cell>
          <table:table-cell office:value-type="float" office:value="-59.56777012255" calcext:value-type="float">
            <text:p>-59,56777012255</text:p>
          </table:table-cell>
          <table:table-cell office:value-type="float" office:value="-59.561640227486" calcext:value-type="float">
            <text:p>-59,561640227486</text:p>
          </table:table-cell>
          <table:table-cell office:value-type="float" office:value="-59.556456253006" calcext:value-type="float">
            <text:p>-59,556456253006</text:p>
          </table:table-cell>
          <table:table-cell office:value-type="float" office:value="-59.552244279091" calcext:value-type="float">
            <text:p>-59,552244279091</text:p>
          </table:table-cell>
          <table:table-cell office:value-type="float" office:value="-59.549030140423" calcext:value-type="float">
            <text:p>-59,549030140423</text:p>
          </table:table-cell>
          <table:table-cell office:value-type="float" office:value="-59.546839518266" calcext:value-type="float">
            <text:p>-59,546839518266</text:p>
          </table:table-cell>
          <table:table-cell office:value-type="float" office:value="-59.545698003082" calcext:value-type="float">
            <text:p>-59,545698003082</text:p>
          </table:table-cell>
          <table:table-cell office:value-type="float" office:value="-59.545631133644" calcext:value-type="float">
            <text:p>-59,545631133644</text:p>
          </table:table-cell>
          <table:table-cell office:value-type="float" office:value="-59.546664417101" calcext:value-type="float">
            <text:p>-59,546664417101</text:p>
          </table:table-cell>
          <table:table-cell office:value-type="float" office:value="-59.548823333434" calcext:value-type="float">
            <text:p>-59,548823333434</text:p>
          </table:table-cell>
          <table:table-cell office:value-type="float" office:value="-59.552133326996" calcext:value-type="float">
            <text:p>-59,552133326996</text:p>
          </table:table-cell>
          <table:table-cell office:value-type="float" office:value="-59.556619787189" calcext:value-type="float">
            <text:p>-59,556619787189</text:p>
          </table:table-cell>
          <table:table-cell office:value-type="float" office:value="-59.562308019903" calcext:value-type="float">
            <text:p>-59,562308019903</text:p>
          </table:table-cell>
          <table:table-cell office:value-type="float" office:value="-59.569223210951" calcext:value-type="float">
            <text:p>-59,569223210951</text:p>
          </table:table-cell>
          <table:table-cell office:value-type="float" office:value="-59.577390382496" calcext:value-type="float">
            <text:p>-59,577390382496</text:p>
          </table:table-cell>
          <table:table-cell office:value-type="float" office:value="-59.586834343234" calcext:value-type="float">
            <text:p>-59,586834343234</text:p>
          </table:table-cell>
          <table:table-cell office:value-type="float" office:value="-59.597579632958" calcext:value-type="float">
            <text:p>-59,597579632958</text:p>
          </table:table-cell>
          <table:table-cell office:value-type="float" office:value="-59.609650462025" calcext:value-type="float">
            <text:p>-59,609650462025</text:p>
          </table:table-cell>
          <table:table-cell office:value-type="float" office:value="-59.623070646137" calcext:value-type="float">
            <text:p>-59,623070646137</text:p>
          </table:table-cell>
          <table:table-cell office:value-type="float" office:value="-59.637863536838" calcext:value-type="float">
            <text:p>-59,637863536838</text:p>
          </table:table-cell>
          <table:table-cell office:value-type="float" office:value="-59.654051948054" calcext:value-type="float">
            <text:p>-59,654051948054</text:p>
          </table:table-cell>
          <table:table-cell office:value-type="float" office:value="-59.671658079022" calcext:value-type="float">
            <text:p>-59,671658079022</text:p>
          </table:table-cell>
          <table:table-cell office:value-type="float" office:value="-59.690703433922" calcext:value-type="float">
            <text:p>-59,690703433922</text:p>
          </table:table-cell>
          <table:table-cell office:value-type="float" office:value="-59.711208738553" calcext:value-type="float">
            <text:p>-59,711208738553</text:p>
          </table:table-cell>
          <table:table-cell office:value-type="float" office:value="-59.733193854399" calcext:value-type="float">
            <text:p>-59,733193854399</text:p>
          </table:table-cell>
          <table:table-cell office:value-type="float" office:value="-59.756677690451" calcext:value-type="float">
            <text:p>-59,756677690451</text:p>
          </table:table-cell>
          <table:table-cell office:value-type="float" office:value="-59.781678113184" calcext:value-type="float">
            <text:p>-59,781678113184</text:p>
          </table:table-cell>
          <table:table-cell office:value-type="float" office:value="-59.808211855119" calcext:value-type="float">
            <text:p>-59,808211855119</text:p>
          </table:table-cell>
          <table:table-cell office:value-type="float" office:value="-59.83629442241" calcext:value-type="float">
            <text:p>-59,83629442241</text:p>
          </table:table-cell>
          <table:table-cell office:value-type="float" office:value="-59.865940001961" calcext:value-type="float">
            <text:p>-59,865940001961</text:p>
          </table:table-cell>
          <table:table-cell office:value-type="float" office:value="-59.897161368591" calcext:value-type="float">
            <text:p>-59,897161368591</text:p>
          </table:table-cell>
          <table:table-cell office:value-type="float" office:value="-59.929969792793" calcext:value-type="float">
            <text:p>-59,929969792793</text:p>
          </table:table-cell>
          <table:table-cell office:value-type="float" office:value="-59.964374949684" calcext:value-type="float">
            <text:p>-59,964374949684</text:p>
          </table:table-cell>
          <table:table-cell office:value-type="float" office:value="-60.000384829748" calcext:value-type="float">
            <text:p>-60,000384829748</text:p>
          </table:table-cell>
          <table:table-cell office:value-type="float" office:value="-60.038005652016" calcext:value-type="float">
            <text:p>-60,038005652016</text:p>
          </table:table-cell>
          <table:table-cell office:value-type="float" office:value="-60.077241780338" calcext:value-type="float">
            <text:p>-60,077241780338</text:p>
          </table:table-cell>
          <table:table-cell office:value-type="float" office:value="-60.118095643416" calcext:value-type="float">
            <text:p>-60,118095643416</text:p>
          </table:table-cell>
          <table:table-cell office:value-type="float" office:value="-60.160567659282" calcext:value-type="float">
            <text:p>-60,160567659282</text:p>
          </table:table-cell>
          <table:table-cell office:value-type="float" office:value="-60.204656164912" calcext:value-type="float">
            <text:p>-60,204656164912</text:p>
          </table:table-cell>
          <table:table-cell office:value-type="float" office:value="-60.25035735164" calcext:value-type="float">
            <text:p>-60,25035735164</text:p>
          </table:table-cell>
          <table:table-cell office:value-type="float" office:value="-60.297665207057" calcext:value-type="float">
            <text:p>-60,297665207057</text:p>
          </table:table-cell>
          <table:table-cell office:value-type="float" office:value="-60.346571464038" calcext:value-type="float">
            <text:p>-60,346571464038</text:p>
          </table:table-cell>
          <table:table-cell office:value-type="float" office:value="-60.397065557504" calcext:value-type="float">
            <text:p>-60,397065557504</text:p>
          </table:table-cell>
          <table:table-cell office:value-type="float" office:value="-60.449134589528" calcext:value-type="float">
            <text:p>-60,449134589528</text:p>
          </table:table-cell>
          <table:table-cell office:value-type="float" office:value="-60.502763303299" calcext:value-type="float">
            <text:p>-60,502763303299</text:p>
          </table:table-cell>
          <table:table-cell office:value-type="float" office:value="-60.557934066439" calcext:value-type="float">
            <text:p>-60,557934066439</text:p>
          </table:table-cell>
          <table:table-cell office:value-type="float" office:value="-60.614626864099" calcext:value-type="float">
            <text:p>-60,614626864099</text:p>
          </table:table-cell>
          <table:table-cell office:value-type="float" office:value="-60.672819302175" calcext:value-type="float">
            <text:p>-60,672819302175</text:p>
          </table:table-cell>
          <table:table-cell office:value-type="float" office:value="-60.732486620929" calcext:value-type="float">
            <text:p>-60,732486620929</text:p>
          </table:table-cell>
          <table:table-cell office:value-type="float" office:value="-60.793601719211" calcext:value-type="float">
            <text:p>-60,793601719211</text:p>
          </table:table-cell>
          <table:table-cell office:value-type="float" office:value="-60.856135189373" calcext:value-type="float">
            <text:p>-60,856135189373</text:p>
          </table:table-cell>
          <table:table-cell office:value-type="float" office:value="-60.920055362908" calcext:value-type="float">
            <text:p>-60,920055362908</text:p>
          </table:table-cell>
          <table:table-cell office:value-type="float" office:value="-60.985328366713" calcext:value-type="float">
            <text:p>-60,985328366713</text:p>
          </table:table-cell>
          <table:table-cell office:value-type="float" office:value="-61.051918189806" calcext:value-type="float">
            <text:p>-61,051918189806</text:p>
          </table:table-cell>
          <table:table-cell office:value-type="float" office:value="-61.119786760225" calcext:value-type="float">
            <text:p>-61,119786760225</text:p>
          </table:table-cell>
          <table:table-cell office:value-type="float" office:value="-61.188894031727" calcext:value-type="float">
            <text:p>-61,188894031727</text:p>
          </table:table-cell>
          <table:table-cell office:value-type="float" office:value="-61.259198079827" calcext:value-type="float">
            <text:p>-61,259198079827</text:p>
          </table:table-cell>
          <table:table-cell office:value-type="float" office:value="-61.330655206622" calcext:value-type="float">
            <text:p>-61,330655206622</text:p>
          </table:table-cell>
          <table:table-cell office:value-type="float" office:value="-61.403220053763" calcext:value-type="float">
            <text:p>-61,403220053763</text:p>
          </table:table-cell>
          <table:table-cell office:value-type="float" office:value="-61.476845722861" calcext:value-type="float">
            <text:p>-61,476845722861</text:p>
          </table:table-cell>
          <table:table-cell office:value-type="float" office:value="-61.551483902542" calcext:value-type="float">
            <text:p>-61,551483902542</text:p>
          </table:table-cell>
          <table:table-cell office:value-type="float" office:value="-61.627085001309" calcext:value-type="float">
            <text:p>-61,627085001309</text:p>
          </table:table-cell>
          <table:table-cell office:value-type="float" office:value="-61.703598285331" calcext:value-type="float">
            <text:p>-61,703598285331</text:p>
          </table:table-cell>
          <table:table-cell office:value-type="float" office:value="-61.780972020213" calcext:value-type="float">
            <text:p>-61,780972020213</text:p>
          </table:table-cell>
          <table:table-cell office:value-type="float" office:value="-61.859153615804" calcext:value-type="float">
            <text:p>-61,859153615804</text:p>
          </table:table-cell>
          <table:table-cell office:value-type="float" office:value="-61.938089773071" calcext:value-type="float">
            <text:p>-61,938089773071</text:p>
          </table:table-cell>
          <table:table-cell office:value-type="float" office:value="-62.017726632059" calcext:value-type="float">
            <text:p>-62,017726632059</text:p>
          </table:table-cell>
          <table:table-cell office:value-type="float" office:value="-62.098009919982" calcext:value-type="float">
            <text:p>-62,098009919982</text:p>
          </table:table-cell>
          <table:table-cell office:value-type="float" office:value="-62.17888509848" calcext:value-type="float">
            <text:p>-62,17888509848</text:p>
          </table:table-cell>
          <table:table-cell office:value-type="float" office:value="-62.260297509149" calcext:value-type="float">
            <text:p>-62,260297509149</text:p>
          </table:table-cell>
          <table:table-cell office:value-type="float" office:value="-62.34219251645" calcext:value-type="float">
            <text:p>-62,34219251645</text:p>
          </table:table-cell>
          <table:table-cell office:value-type="float" office:value="-62.424515647174" calcext:value-type="float">
            <text:p>-62,424515647174</text:p>
          </table:table-cell>
          <table:table-cell office:value-type="float" office:value="-62.507212725694" calcext:value-type="float">
            <text:p>-62,507212725694</text:p>
          </table:table-cell>
          <table:table-cell office:value-type="float" office:value="-62.590230004293" calcext:value-type="float">
            <text:p>-62,590230004293</text:p>
          </table:table-cell>
          <table:table-cell office:value-type="float" office:value="-62.673514287934" calcext:value-type="float">
            <text:p>-62,673514287934</text:p>
          </table:table-cell>
          <table:table-cell office:value-type="float" office:value="-62.757013052898" calcext:value-type="float">
            <text:p>-62,757013052898</text:p>
          </table:table-cell>
          <table:table-cell office:value-type="float" office:value="-62.840674558816" calcext:value-type="float">
            <text:p>-62,840674558816</text:p>
          </table:table-cell>
          <table:table-cell office:value-type="float" office:value="-62.924447953664" calcext:value-type="float">
            <text:p>-62,924447953664</text:p>
          </table:table-cell>
          <table:table-cell office:value-type="float" office:value="-63.008283371411" calcext:value-type="float">
            <text:p>-63,008283371411</text:p>
          </table:table-cell>
          <table:table-cell office:value-type="float" office:value="-63.092132022047" calcext:value-type="float">
            <text:p>-63,092132022047</text:p>
          </table:table-cell>
          <table:table-cell office:value-type="float" office:value="-63.175946273825" calcext:value-type="float">
            <text:p>-63,175946273825</text:p>
          </table:table-cell>
          <table:table-cell office:value-type="float" office:value="-63.25967972761" calcext:value-type="float">
            <text:p>-63,25967972761</text:p>
          </table:table-cell>
          <table:table-cell office:value-type="float" office:value="-63.343287283299" calcext:value-type="float">
            <text:p>-63,343287283299</text:p>
          </table:table-cell>
          <table:table-cell office:value-type="float" office:value="-63.426725198344" calcext:value-type="float">
            <text:p>-63,426725198344</text:p>
          </table:table-cell>
          <table:table-cell office:value-type="float" office:value="-63.509951138476" calcext:value-type="float">
            <text:p>-63,509951138476</text:p>
          </table:table-cell>
          <table:table-cell office:value-type="float" office:value="-63.592924220777" calcext:value-type="float">
            <text:p>-63,592924220777</text:p>
          </table:table-cell>
          <table:table-cell office:value-type="float" office:value="-63.675605049291" calcext:value-type="float">
            <text:p>-63,675605049291</text:p>
          </table:table-cell>
          <table:table-cell office:value-type="float" office:value="-63.757955743432" calcext:value-type="float">
            <text:p>-63,757955743432</text:p>
          </table:table-cell>
          <table:table-cell office:value-type="float" office:value="-63.839939959463" calcext:value-type="float">
            <text:p>-63,839939959463</text:p>
          </table:table-cell>
          <table:table-cell office:value-type="float" office:value="-63.921522905351" calcext:value-type="float">
            <text:p>-63,921522905351</text:p>
          </table:table-cell>
          <table:table-cell office:value-type="float" office:value="-64.002671349365" calcext:value-type="float">
            <text:p>-64,002671349365</text:p>
          </table:table-cell>
          <table:table-cell office:value-type="float" office:value="-64.083353622752" calcext:value-type="float">
            <text:p>-64,083353622752</text:p>
          </table:table-cell>
          <table:table-cell office:value-type="float" office:value="-64.163539616883" calcext:value-type="float">
            <text:p>-64,163539616883</text:p>
          </table:table-cell>
          <table:table-cell office:value-type="float" office:value="-64.243200775255" calcext:value-type="float">
            <text:p>-64,243200775255</text:p>
          </table:table-cell>
          <table:table-cell office:value-type="float" office:value="-64.322310080745" calcext:value-type="float">
            <text:p>-64,322310080745</text:p>
          </table:table-cell>
          <table:table-cell office:value-type="float" office:value="-64.400842038507" calcext:value-type="float">
            <text:p>-64,400842038507</text:p>
          </table:table-cell>
          <table:table-cell office:value-type="float" office:value="-64.478772654912" calcext:value-type="float">
            <text:p>-64,478772654912</text:p>
          </table:table-cell>
          <table:table-cell office:value-type="float" office:value="-64.556079412914" calcext:value-type="float">
            <text:p>-64,556079412914</text:p>
          </table:table-cell>
          <table:table-cell office:value-type="float" office:value="-64.632741244227" calcext:value-type="float">
            <text:p>-64,632741244227</text:p>
          </table:table-cell>
          <table:table-cell office:value-type="float" office:value="-64.708738498675" calcext:value-type="float">
            <text:p>-64,708738498675</text:p>
          </table:table-cell>
          <table:table-cell office:value-type="float" office:value="-64.784052911073" calcext:value-type="float">
            <text:p>-64,784052911073</text:p>
          </table:table-cell>
          <table:table-cell office:value-type="float" office:value="-64.858667565988" calcext:value-type="float">
            <text:p>-64,858667565988</text:p>
          </table:table-cell>
          <table:table-cell office:value-type="float" office:value="-64.932566860676" calcext:value-type="float">
            <text:p>-64,932566860676</text:p>
          </table:table-cell>
          <table:table-cell office:value-type="float" office:value="-65.005736466536" calcext:value-type="float">
            <text:p>-65,005736466536</text:p>
          </table:table-cell>
          <table:table-cell office:value-type="float" office:value="-65.078163289343" calcext:value-type="float">
            <text:p>-65,078163289343</text:p>
          </table:table-cell>
          <table:table-cell office:value-type="float" office:value="-65.149835428532" calcext:value-type="float">
            <text:p>-65,149835428532</text:p>
          </table:table-cell>
          <table:table-cell office:value-type="float" office:value="-65.220742135788" calcext:value-type="float">
            <text:p>-65,220742135788</text:p>
          </table:table-cell>
          <table:table-cell office:value-type="float" office:value="-65.290873773173" calcext:value-type="float">
            <text:p>-65,290873773173</text:p>
          </table:table-cell>
          <table:table-cell office:value-type="float" office:value="-65.360221770992" calcext:value-type="float">
            <text:p>-65,360221770992</text:p>
          </table:table-cell>
          <table:table-cell office:value-type="float" office:value="-65.428778585595" calcext:value-type="float">
            <text:p>-65,428778585595</text:p>
          </table:table-cell>
          <table:table-cell office:value-type="float" office:value="-65.496537657293" calcext:value-type="float">
            <text:p>-65,496537657293</text:p>
          </table:table-cell>
          <table:table-cell office:value-type="float" office:value="-65.56349336854" calcext:value-type="float">
            <text:p>-65,56349336854</text:p>
          </table:table-cell>
          <table:table-cell office:value-type="float" office:value="-65.629641002526" calcext:value-type="float">
            <text:p>-65,629641002526</text:p>
          </table:table-cell>
          <table:table-cell office:value-type="float" office:value="-65.6949767023" calcext:value-type="float">
            <text:p>-65,6949767023</text:p>
          </table:table-cell>
          <table:table-cell office:value-type="float" office:value="-65.759497430538" calcext:value-type="float">
            <text:p>-65,759497430538</text:p>
          </table:table-cell>
          <table:table-cell office:value-type="float" office:value="-65.823200930052" calcext:value-type="float">
            <text:p>-65,823200930052</text:p>
          </table:table-cell>
          <table:table-cell office:value-type="float" office:value="-65.886085685116" calcext:value-type="float">
            <text:p>-65,886085685116</text:p>
          </table:table-cell>
          <table:table-cell office:value-type="float" office:value="-65.948150883686" calcext:value-type="float">
            <text:p>-65,948150883686</text:p>
          </table:table-cell>
          <table:table-cell office:value-type="float" office:value="-66.009396380571" calcext:value-type="float">
            <text:p>-66,009396380571</text:p>
          </table:table-cell>
          <table:table-cell office:value-type="float" office:value="-66.069822661604" calcext:value-type="float">
            <text:p>-66,069822661604</text:p>
          </table:table-cell>
          <table:table-cell office:value-type="float" office:value="-66.129430808847" calcext:value-type="float">
            <text:p>-66,129430808847</text:p>
          </table:table-cell>
          <table:table-cell office:value-type="float" office:value="-66.188222466869" calcext:value-type="float">
            <text:p>-66,188222466869</text:p>
          </table:table-cell>
          <table:table-cell office:value-type="float" office:value="-66.246199810105" calcext:value-type="float">
            <text:p>-66,246199810105</text:p>
          </table:table-cell>
          <table:table-cell office:value-type="float" office:value="-66.303365511335" calcext:value-type="float">
            <text:p>-66,303365511335</text:p>
          </table:table-cell>
          <table:table-cell office:value-type="float" office:value="-66.359722711257" calcext:value-type="float">
            <text:p>-66,359722711257</text:p>
          </table:table-cell>
          <table:table-cell office:value-type="float" office:value="-66.415274989192" calcext:value-type="float">
            <text:p>-66,415274989192</text:p>
          </table:table-cell>
          <table:table-cell office:value-type="float" office:value="-66.470026334892" calcext:value-type="float">
            <text:p>-66,470026334892</text:p>
          </table:table-cell>
          <table:table-cell office:value-type="float" office:value="-66.523981121458" calcext:value-type="float">
            <text:p>-66,523981121458</text:p>
          </table:table-cell>
          <table:table-cell office:value-type="float" office:value="-66.577144079351" calcext:value-type="float">
            <text:p>-66,577144079351</text:p>
          </table:table-cell>
          <table:table-cell office:value-type="float" office:value="-66.629520271485" calcext:value-type="float">
            <text:p>-66,629520271485</text:p>
          </table:table-cell>
          <table:table-cell office:value-type="float" office:value="-66.681115069377" calcext:value-type="float">
            <text:p>-66,681115069377</text:p>
          </table:table-cell>
          <table:table-cell office:value-type="float" office:value="-66.73193413035" calcext:value-type="float">
            <text:p>-66,73193413035</text:p>
          </table:table-cell>
          <table:table-cell office:value-type="float" office:value="-66.781983375742" calcext:value-type="float">
            <text:p>-66,781983375742</text:p>
          </table:table-cell>
          <table:table-cell office:value-type="float" office:value="-66.83126897012" calcext:value-type="float">
            <text:p>-66,83126897012</text:p>
          </table:table-cell>
          <table:table-cell office:value-type="float" office:value="-66.879797301462" calcext:value-type="float">
            <text:p>-66,879797301462</text:p>
          </table:table-cell>
          <table:table-cell office:value-type="float" office:value="-66.927574962279" calcext:value-type="float">
            <text:p>-66,927574962279</text:p>
          </table:table-cell>
          <table:table-cell office:value-type="float" office:value="-66.97460873166" calcext:value-type="float">
            <text:p>-66,97460873166</text:p>
          </table:table-cell>
          <table:table-cell office:value-type="float" office:value="-67.02090555819" calcext:value-type="float">
            <text:p>-67,02090555819</text:p>
          </table:table-cell>
          <table:table-cell office:value-type="float" office:value="-67.066472543741" calcext:value-type="float">
            <text:p>-67,066472543741</text:p>
          </table:table-cell>
          <table:table-cell office:value-type="float" office:value="-67.111316928085" calcext:value-type="float">
            <text:p>-67,111316928085</text:p>
          </table:table-cell>
          <table:table-cell office:value-type="float" office:value="-67.155446074302" calcext:value-type="float">
            <text:p>-67,155446074302</text:p>
          </table:table-cell>
          <table:table-cell office:value-type="float" office:value="-67.198867454969" calcext:value-type="float">
            <text:p>-67,198867454969</text:p>
          </table:table-cell>
          <table:table-cell office:value-type="float" office:value="-67.24158863908" calcext:value-type="float">
            <text:p>-67,24158863908</text:p>
          </table:table-cell>
          <table:table-cell office:value-type="float" office:value="-67.283617279687" calcext:value-type="float">
            <text:p>-67,283617279687</text:p>
          </table:table-cell>
          <table:table-cell office:value-type="float" office:value="-67.324961102219" calcext:value-type="float">
            <text:p>-67,324961102219</text:p>
          </table:table-cell>
          <table:table-cell office:value-type="float" office:value="-67.36562789346" calcext:value-type="float">
            <text:p>-67,36562789346</text:p>
          </table:table-cell>
          <table:table-cell office:value-type="float" office:value="-67.405625491158" calcext:value-type="float">
            <text:p>-67,405625491158</text:p>
          </table:table-cell>
          <table:table-cell office:value-type="float" office:value="-67.444961774231" calcext:value-type="float">
            <text:p>-67,444961774231</text:p>
          </table:table-cell>
          <table:table-cell office:value-type="float" office:value="-67.483644653555" calcext:value-type="float">
            <text:p>-67,483644653555</text:p>
          </table:table-cell>
          <table:table-cell office:value-type="float" office:value="-67.521682063299" calcext:value-type="float">
            <text:p>-67,521682063299</text:p>
          </table:table-cell>
          <table:table-cell office:value-type="float" office:value="-67.559081952784" calcext:value-type="float">
            <text:p>-67,559081952784</text:p>
          </table:table-cell>
          <table:table-cell office:value-type="float" office:value="-67.595852278852" calcext:value-type="float">
            <text:p>-67,595852278852</text:p>
          </table:table-cell>
          <table:table-cell office:value-type="float" office:value="-67.632000998704" calcext:value-type="float">
            <text:p>-67,632000998704</text:p>
          </table:table-cell>
          <table:table-cell office:value-type="float" office:value="-67.667536063202" calcext:value-type="float">
            <text:p>-67,667536063202</text:p>
          </table:table-cell>
          <table:table-cell office:value-type="float" office:value="-67.702465410597" calcext:value-type="float">
            <text:p>-67,702465410597</text:p>
          </table:table-cell>
          <table:table-cell office:value-type="float" office:value="-67.736796960682" calcext:value-type="float">
            <text:p>-67,736796960682</text:p>
          </table:table-cell>
          <table:table-cell office:value-type="float" office:value="-67.770538609326" calcext:value-type="float">
            <text:p>-67,770538609326</text:p>
          </table:table-cell>
          <table:table-cell office:value-type="float" office:value="-67.80369822339" calcext:value-type="float">
            <text:p>-67,80369822339</text:p>
          </table:table-cell>
          <table:table-cell office:value-type="float" office:value="-67.836283635994" calcext:value-type="float">
            <text:p>-67,836283635994</text:p>
          </table:table-cell>
          <table:table-cell office:value-type="float" office:value="-67.868302642124" calcext:value-type="float">
            <text:p>-67,868302642124</text:p>
          </table:table-cell>
          <table:table-cell office:value-type="float" office:value="-67.899762994558" calcext:value-type="float">
            <text:p>-67,899762994558</text:p>
          </table:table-cell>
          <table:table-cell office:value-type="float" office:value="-67.930672400091" calcext:value-type="float">
            <text:p>-67,930672400091</text:p>
          </table:table-cell>
          <table:table-cell office:value-type="float" office:value="-67.961038516054" calcext:value-type="float">
            <text:p>-67,961038516054</text:p>
          </table:table-cell>
          <table:table-cell office:value-type="float" office:value="-67.990868947101" calcext:value-type="float">
            <text:p>-67,990868947101</text:p>
          </table:table-cell>
          <table:table-cell office:value-type="float" office:value="-68.020171242256" calcext:value-type="float">
            <text:p>-68,020171242256</text:p>
          </table:table-cell>
          <table:table-cell office:value-type="float" office:value="-68.048952892202" calcext:value-type="float">
            <text:p>-68,048952892202</text:p>
          </table:table-cell>
          <table:table-cell office:value-type="float" office:value="-68.077221326802" calcext:value-type="float">
            <text:p>-68,077221326802</text:p>
          </table:table-cell>
          <table:table-cell office:value-type="float" office:value="-68.104983912835" calcext:value-type="float">
            <text:p>-68,104983912835</text:p>
          </table:table-cell>
          <table:table-cell office:value-type="float" office:value="-68.132247951943" calcext:value-type="float">
            <text:p>-68,132247951943</text:p>
          </table:table-cell>
          <table:table-cell office:value-type="float" office:value="-68.159020678771" calcext:value-type="float">
            <text:p>-68,159020678771</text:p>
          </table:table-cell>
          <table:table-cell office:value-type="float" office:value="-68.185309259281" calcext:value-type="float">
            <text:p>-68,185309259281</text:p>
          </table:table-cell>
          <table:table-cell office:value-type="float" office:value="-68.211120789256" calcext:value-type="float">
            <text:p>-68,211120789256</text:p>
          </table:table-cell>
          <table:table-cell office:value-type="float" office:value="-68.236462292952" calcext:value-type="float">
            <text:p>-68,236462292952</text:p>
          </table:table-cell>
          <table:table-cell office:value-type="float" office:value="-68.261340721908" calcext:value-type="float">
            <text:p>-68,261340721908</text:p>
          </table:table-cell>
          <table:table-cell office:value-type="float" office:value="-68.285762953907" calcext:value-type="float">
            <text:p>-68,285762953907</text:p>
          </table:table-cell>
          <table:table-cell office:value-type="float" office:value="-68.30973579206" calcext:value-type="float">
            <text:p>-68,30973579206</text:p>
          </table:table-cell>
          <table:table-cell office:value-type="float" office:value="-68.33326596403" calcext:value-type="float">
            <text:p>-68,33326596403</text:p>
          </table:table-cell>
          <table:table-cell office:value-type="float" office:value="-68.356360121367" calcext:value-type="float">
            <text:p>-68,356360121367</text:p>
          </table:table-cell>
          <table:table-cell office:value-type="float" office:value="-68.37902483896" calcext:value-type="float">
            <text:p>-68,37902483896</text:p>
          </table:table-cell>
          <table:table-cell office:value-type="float" office:value="-68.401266614596" calcext:value-type="float">
            <text:p>-68,401266614596</text:p>
          </table:table-cell>
          <table:table-cell office:value-type="float" office:value="-68.423091868609" calcext:value-type="float">
            <text:p>-68,423091868609</text:p>
          </table:table-cell>
          <table:table-cell office:value-type="float" office:value="-68.444506943637" calcext:value-type="float">
            <text:p>-68,444506943637</text:p>
          </table:table-cell>
          <table:table-cell office:value-type="float" office:value="-68.465518104446" calcext:value-type="float">
            <text:p>-68,465518104446</text:p>
          </table:table-cell>
          <table:table-cell office:value-type="float" office:value="-68.486131537855" calcext:value-type="float">
            <text:p>-68,486131537855</text:p>
          </table:table-cell>
          <table:table-cell office:value-type="float" office:value="-68.50635335272" calcext:value-type="float">
            <text:p>-68,50635335272</text:p>
          </table:table-cell>
          <table:table-cell office:value-type="float" office:value="-68.52618958" calcext:value-type="float">
            <text:p>-68,52618958</text:p>
          </table:table-cell>
          <table:table-cell office:value-type="float" office:value="-68.545646172882" calcext:value-type="float">
            <text:p>-68,545646172882</text:p>
          </table:table-cell>
          <table:table-cell office:value-type="float" office:value="-68.564729006969" calcext:value-type="float">
            <text:p>-68,564729006969</text:p>
          </table:table-cell>
          <table:table-cell office:value-type="float" office:value="-68.583443880528" calcext:value-type="float">
            <text:p>-68,583443880528</text:p>
          </table:table-cell>
          <table:table-cell office:value-type="float" office:value="-68.601796514783" calcext:value-type="float">
            <text:p>-68,601796514783</text:p>
          </table:table-cell>
          <table:table-cell office:value-type="float" office:value="-68.619792554268" calcext:value-type="float">
            <text:p>-68,619792554268</text:p>
          </table:table-cell>
          <table:table-cell office:value-type="float" office:value="-68.637437567214" calcext:value-type="float">
            <text:p>-68,637437567214</text:p>
          </table:table-cell>
          <table:table-cell office:value-type="float" office:value="-68.654737045984" calcext:value-type="float">
            <text:p>-68,654737045984</text:p>
          </table:table-cell>
          <table:table-cell office:value-type="float" office:value="-68.671696407548" calcext:value-type="float">
            <text:p>-68,671696407548</text:p>
          </table:table-cell>
          <table:table-cell office:value-type="float" office:value="-68.68832099399" calcext:value-type="float">
            <text:p>-68,68832099399</text:p>
          </table:table-cell>
          <table:table-cell office:value-type="float" office:value="-68.704616073045" calcext:value-type="float">
            <text:p>-68,704616073045</text:p>
          </table:table-cell>
          <table:table-cell office:value-type="float" office:value="-68.720586838675" calcext:value-type="float">
            <text:p>-68,720586838675</text:p>
          </table:table-cell>
          <table:table-cell office:value-type="float" office:value="-68.736238411664" calcext:value-type="float">
            <text:p>-68,736238411664</text:p>
          </table:table-cell>
          <table:table-cell office:value-type="float" office:value="-68.751575840241" calcext:value-type="float">
            <text:p>-68,751575840241</text:p>
          </table:table-cell>
          <table:table-cell office:value-type="float" office:value="-68.766604100724" calcext:value-type="float">
            <text:p>-68,766604100724</text:p>
          </table:table-cell>
          <table:table-cell office:value-type="float" office:value="-68.781328098188" calcext:value-type="float">
            <text:p>-68,781328098188</text:p>
          </table:table-cell>
          <table:table-cell office:value-type="float" office:value="-68.795752667149" calcext:value-type="float">
            <text:p>-68,795752667149</text:p>
          </table:table-cell>
          <table:table-cell office:value-type="float" office:value="-68.809882572265" calcext:value-type="float">
            <text:p>-68,809882572265</text:p>
          </table:table-cell>
          <table:table-cell office:value-type="float" office:value="-68.823722509046" calcext:value-type="float">
            <text:p>-68,823722509046</text:p>
          </table:table-cell>
          <table:table-cell office:value-type="float" office:value="-68.837277104593" calcext:value-type="float">
            <text:p>-68,837277104593</text:p>
          </table:table-cell>
          <table:table-cell office:value-type="float" office:value="-68.850550918326" calcext:value-type="float">
            <text:p>-68,850550918326</text:p>
          </table:table-cell>
          <table:table-cell office:value-type="float" office:value="-68.863548442745" calcext:value-type="float">
            <text:p>-68,863548442745</text:p>
          </table:table-cell>
          <table:table-cell office:value-type="float" office:value="-68.876274104178" calcext:value-type="float">
            <text:p>-68,876274104178</text:p>
          </table:table-cell>
          <table:table-cell office:value-type="float" office:value="-68.888732263557" calcext:value-type="float">
            <text:p>-68,888732263557</text:p>
          </table:table-cell>
          <table:table-cell office:value-type="float" office:value="-68.900927217181" calcext:value-type="float">
            <text:p>-68,900927217181</text:p>
          </table:table-cell>
          <table:table-cell office:value-type="float" office:value="-68.912863197499" calcext:value-type="float">
            <text:p>-68,912863197499</text:p>
          </table:table-cell>
          <table:table-cell office:value-type="float" office:value="-68.924544373885" calcext:value-type="float">
            <text:p>-68,924544373885</text:p>
          </table:table-cell>
          <table:table-cell office:value-type="float" office:value="-68.935974853427" calcext:value-type="float">
            <text:p>-68,935974853427</text:p>
          </table:table-cell>
          <table:table-cell office:value-type="float" office:value="-68.947158681709" calcext:value-type="float">
            <text:p>-68,947158681709</text:p>
          </table:table-cell>
          <table:table-cell office:value-type="float" office:value="-68.958099843597" calcext:value-type="float">
            <text:p>-68,958099843597</text:p>
          </table:table-cell>
          <table:table-cell office:value-type="float" office:value="-68.968802264026" calcext:value-type="float">
            <text:p>-68,968802264026</text:p>
          </table:table-cell>
          <table:table-cell office:value-type="float" office:value="-68.979269808788" calcext:value-type="float">
            <text:p>-68,979269808788</text:p>
          </table:table-cell>
          <table:table-cell office:value-type="float" office:value="-68.989506285314" calcext:value-type="float">
            <text:p>-68,989506285314</text:p>
          </table:table-cell>
          <table:table-cell office:value-type="float" office:value="-68.999515443457" calcext:value-type="float">
            <text:p>-68,999515443457</text:p>
          </table:table-cell>
          <table:table-cell office:value-type="float" office:value="-69.009300976274" calcext:value-type="float">
            <text:p>-69,009300976274</text:p>
          </table:table-cell>
          <table:table-cell office:value-type="float" office:value="-69.018866520799" calcext:value-type="float">
            <text:p>-69,018866520799</text:p>
          </table:table-cell>
          <table:table-cell office:value-type="float" office:value="-69.028215658825" calcext:value-type="float">
            <text:p>-69,028215658825</text:p>
          </table:table-cell>
          <table:table-cell office:value-type="float" office:value="-69.037351917661" calcext:value-type="float">
            <text:p>-69,037351917661</text:p>
          </table:table-cell>
          <table:table-cell office:value-type="float" office:value="-69.046278770911" calcext:value-type="float">
            <text:p>-69,046278770911</text:p>
          </table:table-cell>
          <table:table-cell office:value-type="float" office:value="-69.05499963922" calcext:value-type="float">
            <text:p>-69,05499963922</text:p>
          </table:table-cell>
          <table:table-cell office:value-type="float" office:value="-69.06351789104" calcext:value-type="float">
            <text:p>-69,06351789104</text:p>
          </table:table-cell>
          <table:table-cell office:value-type="float" office:value="-69.071836843372" calcext:value-type="float">
            <text:p>-69,071836843372</text:p>
          </table:table-cell>
          <table:table-cell office:value-type="float" office:value="-69.079959762512" calcext:value-type="float">
            <text:p>-69,079959762512</text:p>
          </table:table-cell>
          <table:table-cell office:value-type="float" office:value="-69.087889864786" calcext:value-type="float">
            <text:p>-69,087889864786</text:p>
          </table:table-cell>
          <table:table-cell office:value-type="float" office:value="-69.095630317281" calcext:value-type="float">
            <text:p>-69,095630317281</text:p>
          </table:table-cell>
          <table:table-cell office:value-type="float" office:value="-69.103184238569" calcext:value-type="float">
            <text:p>-69,103184238569</text:p>
          </table:table-cell>
          <table:table-cell office:value-type="float" office:value="-69.110554699423" calcext:value-type="float">
            <text:p>-69,110554699423</text:p>
          </table:table-cell>
          <table:table-cell office:value-type="float" office:value="-69.117744723524" calcext:value-type="float">
            <text:p>-69,117744723524</text:p>
          </table:table-cell>
          <table:table-cell office:value-type="float" office:value="-69.124757288164" calcext:value-type="float">
            <text:p>-69,124757288164</text:p>
          </table:table-cell>
          <table:table-cell office:value-type="float" office:value="-69.131595324944" calcext:value-type="float">
            <text:p>-69,131595324944</text:p>
          </table:table-cell>
          <table:table-cell office:value-type="float" office:value="-69.138261720455" calcext:value-type="float">
            <text:p>-69,138261720455</text:p>
          </table:table-cell>
          <table:table-cell office:value-type="float" office:value="-69.14475931696" calcext:value-type="float">
            <text:p>-69,14475931696</text:p>
          </table:table-cell>
          <table:table-cell office:value-type="float" office:value="-69.151090913063" calcext:value-type="float">
            <text:p>-69,151090913063</text:p>
          </table:table-cell>
          <table:table-cell office:value-type="float" office:value="-69.157259264374" calcext:value-type="float">
            <text:p>-69,157259264374</text:p>
          </table:table-cell>
          <table:table-cell office:value-type="float" office:value="-69.163267084165" calcext:value-type="float">
            <text:p>-69,163267084165</text:p>
          </table:table-cell>
          <table:table-cell office:value-type="float" office:value="-69.169117044013" calcext:value-type="float">
            <text:p>-69,169117044013</text:p>
          </table:table-cell>
          <table:table-cell office:value-type="float" office:value="-69.174811774441" calcext:value-type="float">
            <text:p>-69,174811774441</text:p>
          </table:table-cell>
          <table:table-cell office:value-type="float" office:value="-69.18035386555" calcext:value-type="float">
            <text:p>-69,18035386555</text:p>
          </table:table-cell>
          <table:table-cell office:value-type="float" office:value="-69.185745867639" calcext:value-type="float">
            <text:p>-69,185745867639</text:p>
          </table:table-cell>
          <table:table-cell office:value-type="float" office:value="-69.19099029182" calcext:value-type="float">
            <text:p>-69,19099029182</text:p>
          </table:table-cell>
          <table:table-cell office:value-type="float" office:value="-69.196089610624" calcext:value-type="float">
            <text:p>-69,196089610624</text:p>
          </table:table-cell>
          <table:table-cell office:value-type="float" office:value="-69.201046258599" calcext:value-type="float">
            <text:p>-69,201046258599</text:p>
          </table:table-cell>
          <table:table-cell office:value-type="float" office:value="-69.205862632899" calcext:value-type="float">
            <text:p>-69,205862632899</text:p>
          </table:table-cell>
          <table:table-cell office:value-type="float" office:value="-69.210541093867" calcext:value-type="float">
            <text:p>-69,210541093867</text:p>
          </table:table-cell>
          <table:table-cell office:value-type="float" office:value="-69.215083965603" calcext:value-type="float">
            <text:p>-69,215083965603</text:p>
          </table:table-cell>
          <table:table-cell office:value-type="float" office:value="-69.219493536537" calcext:value-type="float">
            <text:p>-69,219493536537</text:p>
          </table:table-cell>
          <table:table-cell office:value-type="float" office:value="-69.223772059979" calcext:value-type="float">
            <text:p>-69,223772059979</text:p>
          </table:table-cell>
          <table:table-cell office:value-type="float" office:value="-69.22792175467" calcext:value-type="float">
            <text:p>-69,22792175467</text:p>
          </table:table-cell>
          <table:table-cell office:value-type="float" office:value="-69.231944805324" calcext:value-type="float">
            <text:p>-69,231944805324</text:p>
          </table:table-cell>
          <table:table-cell office:value-type="float" office:value="-69.23584336316" calcext:value-type="float">
            <text:p>-69,23584336316</text:p>
          </table:table-cell>
          <table:table-cell office:value-type="float" office:value="-69.239619546425" calcext:value-type="float">
            <text:p>-69,239619546425</text:p>
          </table:table-cell>
          <table:table-cell office:value-type="float" office:value="-69.243275440915" calcext:value-type="float">
            <text:p>-69,243275440915</text:p>
          </table:table-cell>
          <table:table-cell office:value-type="float" office:value="-69.246813100481" calcext:value-type="float">
            <text:p>-69,246813100481</text:p>
          </table:table-cell>
          <table:table-cell office:value-type="float" office:value="-69.25023454753" calcext:value-type="float">
            <text:p>-69,25023454753</text:p>
          </table:table-cell>
          <table:table-cell office:value-type="float" office:value="-69.253541773522" calcext:value-type="float">
            <text:p>-69,253541773522</text:p>
          </table:table-cell>
          <table:table-cell office:value-type="float" office:value="-69.256736739454" calcext:value-type="float">
            <text:p>-69,256736739454</text:p>
          </table:table-cell>
          <table:table-cell office:value-type="float" office:value="-69.259821376339" calcext:value-type="float">
            <text:p>-69,259821376339</text:p>
          </table:table-cell>
          <table:table-cell office:value-type="float" office:value="-69.262797585679" calcext:value-type="float">
            <text:p>-69,262797585679</text:p>
          </table:table-cell>
          <table:table-cell office:value-type="float" office:value="-69.265667239925" calcext:value-type="float">
            <text:p>-69,265667239925</text:p>
          </table:table-cell>
          <table:table-cell office:value-type="float" office:value="-69.268432182938" calcext:value-type="float">
            <text:p>-69,268432182938</text:p>
          </table:table-cell>
          <table:table-cell office:value-type="float" office:value="-69.271094230437" calcext:value-type="float">
            <text:p>-69,271094230437</text:p>
          </table:table-cell>
          <table:table-cell office:value-type="float" office:value="-69.273655170439" calcext:value-type="float">
            <text:p>-69,273655170439</text:p>
          </table:table-cell>
          <table:table-cell office:value-type="float" office:value="-69.276116763697" calcext:value-type="float">
            <text:p>-69,276116763697</text:p>
          </table:table-cell>
          <table:table-cell office:value-type="float" office:value="-69.27848074413" calcext:value-type="float">
            <text:p>-69,27848074413</text:p>
          </table:table-cell>
          <table:table-cell office:value-type="float" office:value="-69.28074881924" calcext:value-type="float">
            <text:p>-69,28074881924</text:p>
          </table:table-cell>
          <table:table-cell office:value-type="float" office:value="-69.282922670529" calcext:value-type="float">
            <text:p>-69,282922670529</text:p>
          </table:table-cell>
          <table:table-cell office:value-type="float" office:value="-69.285003953909" calcext:value-type="float">
            <text:p>-69,285003953909</text:p>
          </table:table-cell>
          <table:table-cell office:value-type="float" office:value="-69.2869943001" calcext:value-type="float">
            <text:p>-69,2869943001</text:p>
          </table:table-cell>
          <table:table-cell office:value-type="float" office:value="-69.288895315026" calcext:value-type="float">
            <text:p>-69,288895315026</text:p>
          </table:table-cell>
          <table:table-cell office:value-type="float" office:value="-69.290708580208" calcext:value-type="float">
            <text:p>-69,290708580208</text:p>
          </table:table-cell>
          <table:table-cell office:value-type="float" office:value="-69.292435653138" calcext:value-type="float">
            <text:p>-69,292435653138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  <table:table-row table:style-name="ro2">
          <table:table-cell>
            <draw:frame table:end-cell-address="Sheet1.G24" table:end-x="1.054cm" table:end-y="0.292cm" draw:z-index="0" draw:style-name="gr1" draw:text-style-name="P1" svg:width="16.062cm" svg:height="9cm" svg:x="1.585cm" svg:y="0.323cm">
              <draw:object draw:notify-on-update-of-ranges="Sheet1.A1:Sheet1.A1 Sheet1.B1:Sheet1.MM1 Sheet1.A2:Sheet1.A2 Sheet1.B2:Sheet1.MM2 Sheet1.A3:Sheet1.A3 Sheet1.B3:Sheet1.MM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4:01:53.717680258</dc:date>
    <meta:generator>LibreOffice/7.3.7.2$Linux_X86_64 LibreOffice_project/30$Build-2</meta:generator>
    <meta:editing-duration>PT55M34S</meta:editing-duration>
    <meta:editing-cycles>4</meta:editing-cycles>
    <meta:document-statistic meta:table-count="1" meta:cell-count="17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66cc00" draw:fill-color="#66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3cm" svg:height="9.001cm" xlink:href=".." xlink:type="simple" chart:class="chart:line" chart:style-name="ch1">
        <chart:legend chart:legend-position="end" svg:x="9.712cm" svg:y="3.703cm" style:legend-expansion="high" chart:style-name="ch2"/>
        <chart:plot-area chart:style-name="ch3" table:cell-range-address="Sheet1.A1:Sheet1.MM3" chart:data-source-has-labels="column" svg:x="1.332cm" svg:y="0.18cm" svg:width="8.059cm" svg:height="7.66cm">
          <chart:coordinate-region svg:x="2.059cm" svg:y="0.379cm" svg:width="7.332cm" svg:height="7.262cm"/>
          <chart:axis chart:dimension="x" chart:name="primary-x" chart:style-name="ch4">
            <chart:title svg:x="4.947cm" svg:y="8.02cm" chart:style-name="ch5">
              <text:p>Time</text:p>
            </chart:title>
          </chart:axis>
          <chart:axis chart:dimension="y" chart:name="primary-y" chart:style-name="ch6">
            <chart:title svg:x="0.451cm" svg:y="5.827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Sheet1.B1:Sheet1.MM1" chart:label-cell-address="Sheet1.A1:Sheet1.A1" chart:class="chart:line">
            <chart:data-point chart:repeated="350"/>
          </chart:series>
          <chart:series chart:style-name="ch10" chart:values-cell-range-address="Sheet1.B2:Sheet1.MM2" chart:label-cell-address="Sheet1.A2:Sheet1.A2" chart:class="chart:line">
            <chart:data-point chart:repeated="350"/>
          </chart:series>
          <chart:series chart:style-name="ch11" chart:values-cell-range-address="Sheet1.B3:Sheet1.MM3" chart:label-cell-address="Sheet1.A3:Sheet1.A3" chart:class="chart:line">
            <chart:data-point chart:repeated="3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Sheet1.A1:Sheet1.A1</svg:desc>
                </draw:g>
              </table:table-cell>
              <table:table-cell office:value-type="float" office:value="-66.349026536974">
                <text:p>-66.349026536974</text:p>
                <draw:g>
                  <svg:desc>Sheet1.B1:Sheet1.MM1</svg:desc>
                </draw:g>
              </table:table-cell>
              <table:table-cell office:value-type="float" office:value="-66.1519399217">
                <text:p>-66.1519399217</text:p>
              </table:table-cell>
              <table:table-cell office:value-type="float" office:value="-65.957055625084">
                <text:p>-65.957055625084</text:p>
              </table:table-cell>
              <table:table-cell office:value-type="float" office:value="-65.76426624036">
                <text:p>-65.76426624036</text:p>
              </table:table-cell>
              <table:table-cell office:value-type="float" office:value="-65.573471341897">
                <text:p>-65.573471341897</text:p>
              </table:table-cell>
              <table:table-cell office:value-type="float" office:value="-65.384576081357">
                <text:p>-65.384576081357</text:p>
              </table:table-cell>
              <table:table-cell office:value-type="float" office:value="-65.197490052541">
                <text:p>-65.197490052541</text:p>
              </table:table-cell>
              <table:table-cell office:value-type="float" office:value="-65.012126365304">
                <text:p>-65.012126365304</text:p>
              </table:table-cell>
              <table:table-cell office:value-type="float" office:value="-64.828400882961">
                <text:p>-64.828400882961</text:p>
              </table:table-cell>
              <table:table-cell office:value-type="float" office:value="-64.64623158808">
                <text:p>-64.64623158808</text:p>
              </table:table-cell>
              <table:table-cell office:value-type="float" office:value="-64.465538049436">
                <text:p>-64.465538049436</text:p>
              </table:table-cell>
              <table:table-cell office:value-type="float" office:value="-64.286240968855">
                <text:p>-64.286240968855</text:p>
              </table:table-cell>
              <table:table-cell office:value-type="float" office:value="-64.108261791207">
                <text:p>-64.108261791207</text:p>
              </table:table-cell>
              <table:table-cell office:value-type="float" office:value="-63.93152236425">
                <text:p>-63.93152236425</text:p>
              </table:table-cell>
              <table:table-cell office:value-type="float" office:value="-63.755944637718">
                <text:p>-63.755944637718</text:p>
              </table:table-cell>
              <table:table-cell office:value-type="float" office:value="-63.581450393044">
                <text:p>-63.581450393044</text:p>
              </table:table-cell>
              <table:table-cell office:value-type="float" office:value="-63.407960996742">
                <text:p>-63.407960996742</text:p>
              </table:table-cell>
              <table:table-cell office:value-type="float" office:value="-63.235397171659">
                <text:p>-63.235397171659</text:p>
              </table:table-cell>
              <table:table-cell office:value-type="float" office:value="-63.063678781286">
                <text:p>-63.063678781286</text:p>
              </table:table-cell>
              <table:table-cell office:value-type="float" office:value="-62.892724623023">
                <text:p>-62.892724623023</text:p>
              </table:table-cell>
              <table:table-cell office:value-type="float" office:value="-62.722452226895">
                <text:p>-62.722452226895</text:p>
              </table:table-cell>
              <table:table-cell office:value-type="float" office:value="-62.55277765661">
                <text:p>-62.55277765661</text:p>
              </table:table-cell>
              <table:table-cell office:value-type="float" office:value="-62.383615310203">
                <text:p>-62.383615310203</text:p>
              </table:table-cell>
              <table:table-cell office:value-type="float" office:value="-62.214877717719">
                <text:p>-62.214877717719</text:p>
              </table:table-cell>
              <table:table-cell office:value-type="float" office:value="-62.046475333575">
                <text:p>-62.046475333575</text:p>
              </table:table-cell>
              <table:table-cell office:value-type="float" office:value="-61.878316321327">
                <text:p>-61.878316321327</text:p>
              </table:table-cell>
              <table:table-cell office:value-type="float" office:value="-61.710306328615">
                <text:p>-61.710306328615</text:p>
              </table:table-cell>
              <table:table-cell office:value-type="float" office:value="-61.542348250057">
                <text:p>-61.542348250057</text:p>
              </table:table-cell>
              <table:table-cell office:value-type="float" office:value="-61.374341975845">
                <text:p>-61.374341975845</text:p>
              </table:table-cell>
              <table:table-cell office:value-type="float" office:value="-61.206184123664">
                <text:p>-61.206184123664</text:p>
              </table:table-cell>
              <table:table-cell office:value-type="float" office:value="-61.037767751488">
                <text:p>-61.037767751488</text:p>
              </table:table-cell>
              <table:table-cell office:value-type="float" office:value="-60.868982048587">
                <text:p>-60.868982048587</text:p>
              </table:table-cell>
              <table:table-cell office:value-type="float" office:value="-60.69971200192">
                <text:p>-60.69971200192</text:p>
              </table:table-cell>
              <table:table-cell office:value-type="float" office:value="-60.529838034814">
                <text:p>-60.529838034814</text:p>
              </table:table-cell>
              <table:table-cell office:value-type="float" office:value="-60.35923561454">
                <text:p>-60.35923561454</text:p>
              </table:table-cell>
              <table:table-cell office:value-type="float" office:value="-60.187774825039">
                <text:p>-60.187774825039</text:p>
              </table:table-cell>
              <table:table-cell office:value-type="float" office:value="-60.015319900666">
                <text:p>-60.015319900666</text:p>
              </table:table-cell>
              <table:table-cell office:value-type="float" office:value="-59.841728716318">
                <text:p>-59.841728716318</text:p>
              </table:table-cell>
              <table:table-cell office:value-type="float" office:value="-59.66685222879">
                <text:p>-59.66685222879</text:p>
              </table:table-cell>
              <table:table-cell office:value-type="float" office:value="-59.490533863548">
                <text:p>-59.490533863548</text:p>
              </table:table-cell>
              <table:table-cell office:value-type="float" office:value="-59.312608840387">
                <text:p>-59.312608840387</text:p>
              </table:table-cell>
              <table:table-cell office:value-type="float" office:value="-59.132903430602">
                <text:p>-59.132903430602</text:p>
              </table:table-cell>
              <table:table-cell office:value-type="float" office:value="-58.951234137304">
                <text:p>-58.951234137304</text:p>
              </table:table-cell>
              <table:table-cell office:value-type="float" office:value="-58.767406789381">
                <text:p>-58.767406789381</text:p>
              </table:table-cell>
              <table:table-cell office:value-type="float" office:value="-58.581215538317">
                <text:p>-58.581215538317</text:p>
              </table:table-cell>
              <table:table-cell office:value-type="float" office:value="-58.392441745508">
                <text:p>-58.392441745508</text:p>
              </table:table-cell>
              <table:table-cell office:value-type="float" office:value="-58.200852745976">
                <text:p>-58.200852745976</text:p>
              </table:table-cell>
              <table:table-cell office:value-type="float" office:value="-58.00620047229">
                <text:p>-58.00620047229</text:p>
              </table:table-cell>
              <table:table-cell office:value-type="float" office:value="-57.808219920085">
                <text:p>-57.808219920085</text:p>
              </table:table-cell>
              <table:table-cell office:value-type="float" office:value="-57.606627433737">
                <text:p>-57.606627433737</text:p>
              </table:table-cell>
              <table:table-cell office:value-type="float" office:value="-57.60049309793">
                <text:p>-57.60049309793</text:p>
              </table:table-cell>
              <table:table-cell office:value-type="float" office:value="-57.587922411036">
                <text:p>-57.587922411036</text:p>
              </table:table-cell>
              <table:table-cell office:value-type="float" office:value="-57.569190690941">
                <text:p>-57.569190690941</text:p>
              </table:table-cell>
              <table:table-cell office:value-type="float" office:value="-57.544558611728">
                <text:p>-57.544558611728</text:p>
              </table:table-cell>
              <table:table-cell office:value-type="float" office:value="-57.514269697615">
                <text:p>-57.514269697615</text:p>
              </table:table-cell>
              <table:table-cell office:value-type="float" office:value="-57.478548465654">
                <text:p>-57.478548465654</text:p>
              </table:table-cell>
              <table:table-cell office:value-type="float" office:value="-57.437599103762">
                <text:p>-57.437599103762</text:p>
              </table:table-cell>
              <table:table-cell office:value-type="float" office:value="-57.391604581493">
                <text:p>-57.391604581493</text:p>
              </table:table-cell>
              <table:table-cell office:value-type="float" office:value="-57.340726102362">
                <text:p>-57.340726102362</text:p>
              </table:table-cell>
              <table:table-cell office:value-type="float" office:value="-57.28510281781">
                <text:p>-57.28510281781</text:p>
              </table:table-cell>
              <table:table-cell office:value-type="float" office:value="-57.224851733549">
                <text:p>-57.224851733549</text:p>
              </table:table-cell>
              <table:table-cell office:value-type="float" office:value="-57.160067748875">
                <text:p>-57.160067748875</text:p>
              </table:table-cell>
              <table:table-cell office:value-type="float" office:value="-57.090823778238">
                <text:p>-57.090823778238</text:p>
              </table:table-cell>
              <table:table-cell office:value-type="float" office:value="-57.017170912024">
                <text:p>-57.017170912024</text:p>
              </table:table-cell>
              <table:table-cell office:value-type="float" office:value="-56.939138580033">
                <text:p>-56.939138580033</text:p>
              </table:table-cell>
              <table:table-cell office:value-type="float" office:value="-56.856734686553">
                <text:p>-56.856734686553</text:p>
              </table:table-cell>
              <table:table-cell office:value-type="float" office:value="-56.769945690376">
                <text:p>-56.769945690376</text:p>
              </table:table-cell>
              <table:table-cell office:value-type="float" office:value="-56.678736606566">
                <text:p>-56.678736606566</text:p>
              </table:table-cell>
              <table:table-cell office:value-type="float" office:value="-56.583050909369">
                <text:p>-56.583050909369</text:p>
              </table:table-cell>
              <table:table-cell office:value-type="float" office:value="-56.482810317466">
                <text:p>-56.482810317466</text:p>
              </table:table-cell>
              <table:table-cell office:value-type="float" office:value="-56.377914443792">
                <text:p>-56.377914443792</text:p>
              </table:table-cell>
              <table:table-cell office:value-type="float" office:value="-56.268240292485">
                <text:p>-56.268240292485</text:p>
              </table:table-cell>
              <table:table-cell office:value-type="float" office:value="-56.153641585197">
                <text:p>-56.153641585197</text:p>
              </table:table-cell>
              <table:table-cell office:value-type="float" office:value="-56.033947898035">
                <text:p>-56.033947898035</text:p>
              </table:table-cell>
              <table:table-cell office:value-type="float" office:value="-55.908963588737">
                <text:p>-55.908963588737</text:p>
              </table:table-cell>
              <table:table-cell office:value-type="float" office:value="-55.778466491406">
                <text:p>-55.778466491406</text:p>
              </table:table-cell>
              <table:table-cell office:value-type="float" office:value="-55.642206353104">
                <text:p>-55.642206353104</text:p>
              </table:table-cell>
              <table:table-cell office:value-type="float" office:value="-55.499902982772">
                <text:p>-55.499902982772</text:p>
              </table:table-cell>
              <table:table-cell office:value-type="float" office:value="-55.351244078305">
                <text:p>-55.351244078305</text:p>
              </table:table-cell>
              <table:table-cell office:value-type="float" office:value="-55.195882691895">
                <text:p>-55.195882691895</text:p>
              </table:table-cell>
              <table:table-cell office:value-type="float" office:value="-55.033434286915">
                <text:p>-55.033434286915</text:p>
              </table:table-cell>
              <table:table-cell office:value-type="float" office:value="-54.863473331389">
                <text:p>-54.863473331389</text:p>
              </table:table-cell>
              <table:table-cell office:value-type="float" office:value="-54.685529363231">
                <text:p>-54.685529363231</text:p>
              </table:table-cell>
              <table:table-cell office:value-type="float" office:value="-54.499082450603">
                <text:p>-54.499082450603</text:p>
              </table:table-cell>
              <table:table-cell office:value-type="float" office:value="-54.303557956513">
                <text:p>-54.303557956513</text:p>
              </table:table-cell>
              <table:table-cell office:value-type="float" office:value="-54.098320499689">
                <text:p>-54.098320499689</text:p>
              </table:table-cell>
              <table:table-cell office:value-type="float" office:value="-53.882666983081">
                <text:p>-53.882666983081</text:p>
              </table:table-cell>
              <table:table-cell office:value-type="float" office:value="-53.655818536365">
                <text:p>-53.655818536365</text:p>
              </table:table-cell>
              <table:table-cell office:value-type="float" office:value="-53.416911188471">
                <text:p>-53.416911188471</text:p>
              </table:table-cell>
              <table:table-cell office:value-type="float" office:value="-53.164985049136">
                <text:p>-53.164985049136</text:p>
              </table:table-cell>
              <table:table-cell office:value-type="float" office:value="-52.898971733346">
                <text:p>-52.898971733346</text:p>
              </table:table-cell>
              <table:table-cell office:value-type="float" office:value="-52.617679707019">
                <text:p>-52.617679707019</text:p>
              </table:table-cell>
              <table:table-cell office:value-type="float" office:value="-52.319777164081">
                <text:p>-52.319777164081</text:p>
              </table:table-cell>
              <table:table-cell office:value-type="float" office:value="-52.00377196082">
                <text:p>-52.00377196082</text:p>
              </table:table-cell>
              <table:table-cell office:value-type="float" office:value="-51.667988028976">
                <text:p>-51.667988028976</text:p>
              </table:table-cell>
              <table:table-cell office:value-type="float" office:value="-51.310537559256">
                <text:p>-51.310537559256</text:p>
              </table:table-cell>
              <table:table-cell office:value-type="float" office:value="-50.929288085157">
                <text:p>-50.929288085157</text:p>
              </table:table-cell>
              <table:table-cell office:value-type="float" office:value="-50.521823394635">
                <text:p>-50.521823394635</text:p>
              </table:table-cell>
              <table:table-cell office:value-type="float" office:value="-50.085396943603">
                <text:p>-50.085396943603</text:p>
              </table:table-cell>
              <table:table-cell office:value-type="float" office:value="-49.616876126721">
                <text:p>-49.616876126721</text:p>
              </table:table-cell>
              <table:table-cell office:value-type="float" office:value="-49.112675360416">
                <text:p>-49.112675360416</text:p>
              </table:table-cell>
              <table:table-cell office:value-type="float" office:value="-48.568675429145">
                <text:p>-48.568675429145</text:p>
              </table:table-cell>
              <table:table-cell office:value-type="float" office:value="-47.980125912427">
                <text:p>-47.980125912427</text:p>
              </table:table-cell>
              <table:table-cell office:value-type="float" office:value="-47.341526715994">
                <text:p>-47.341526715994</text:p>
              </table:table-cell>
              <table:table-cell office:value-type="float" office:value="-46.646483740056">
                <text:p>-46.646483740056</text:p>
              </table:table-cell>
              <table:table-cell office:value-type="float" office:value="-45.887532493967">
                <text:p>-45.887532493967</text:p>
              </table:table-cell>
              <table:table-cell office:value-type="float" office:value="-45.055921977673">
                <text:p>-45.055921977673</text:p>
              </table:table-cell>
              <table:table-cell office:value-type="float" office:value="-44.14134938395">
                <text:p>-44.14134938395</text:p>
              </table:table-cell>
              <table:table-cell office:value-type="float" office:value="-43.131634168926">
                <text:p>-43.131634168926</text:p>
              </table:table-cell>
              <table:table-cell office:value-type="float" office:value="-42.012317935467">
                <text:p>-42.012317935467</text:p>
              </table:table-cell>
              <table:table-cell office:value-type="float" office:value="-40.766174733494">
                <text:p>-40.766174733494</text:p>
              </table:table-cell>
              <table:table-cell office:value-type="float" office:value="-39.372615576829">
                <text:p>-39.372615576829</text:p>
              </table:table-cell>
              <table:table-cell office:value-type="float" office:value="-37.806972763668">
                <text:p>-37.806972763668</text:p>
              </table:table-cell>
              <table:table-cell office:value-type="float" office:value="-36.039656972093">
                <text:p>-36.039656972093</text:p>
              </table:table-cell>
              <table:table-cell office:value-type="float" office:value="-34.035198744127">
                <text:p>-34.035198744127</text:p>
              </table:table-cell>
              <table:table-cell office:value-type="float" office:value="-31.751226366162">
                <text:p>-31.751226366162</text:p>
              </table:table-cell>
              <table:table-cell office:value-type="float" office:value="-29.137513482251">
                <text:p>-29.137513482251</text:p>
              </table:table-cell>
              <table:table-cell office:value-type="float" office:value="-26.135386260097">
                <text:p>-26.135386260097</text:p>
              </table:table-cell>
              <table:table-cell office:value-type="float" office:value="-22.678068983211">
                <text:p>-22.678068983211</text:p>
              </table:table-cell>
              <table:table-cell office:value-type="float" office:value="-18.693050341021">
                <text:p>-18.693050341021</text:p>
              </table:table-cell>
              <table:table-cell office:value-type="float" office:value="-14.108336726627">
                <text:p>-14.108336726627</text:p>
              </table:table-cell>
              <table:table-cell office:value-type="float" office:value="-8.865411775364">
                <text:p>-8.865411775364</text:p>
              </table:table-cell>
              <table:table-cell office:value-type="float" office:value="-2.942165168775">
                <text:p>-2.942165168775</text:p>
              </table:table-cell>
              <table:table-cell office:value-type="float" office:value="3.612779311254">
                <text:p>3.612779311254</text:p>
              </table:table-cell>
              <table:table-cell office:value-type="float" office:value="10.639734840308">
                <text:p>10.639734840308</text:p>
              </table:table-cell>
              <table:table-cell office:value-type="float" office:value="17.839869357081">
                <text:p>17.839869357081</text:p>
              </table:table-cell>
              <table:table-cell office:value-type="float" office:value="24.789715655832">
                <text:p>24.789715655832</text:p>
              </table:table-cell>
              <table:table-cell office:value-type="float" office:value="31.02206701061">
                <text:p>31.02206701061</text:p>
              </table:table-cell>
              <table:table-cell office:value-type="float" office:value="36.157685393181">
                <text:p>36.157685393181</text:p>
              </table:table-cell>
              <table:table-cell office:value-type="float" office:value="40.021667625245">
                <text:p>40.021667625245</text:p>
              </table:table-cell>
              <table:table-cell office:value-type="float" office:value="42.672730776071">
                <text:p>42.672730776071</text:p>
              </table:table-cell>
              <table:table-cell office:value-type="float" office:value="44.334314646081">
                <text:p>44.334314646081</text:p>
              </table:table-cell>
              <table:table-cell office:value-type="float" office:value="45.284248906107">
                <text:p>45.284248906107</text:p>
              </table:table-cell>
              <table:table-cell office:value-type="float" office:value="45.768864265831">
                <text:p>45.768864265831</text:p>
              </table:table-cell>
              <table:table-cell office:value-type="float" office:value="45.96718880857">
                <text:p>45.96718880857</text:p>
              </table:table-cell>
              <table:table-cell office:value-type="float" office:value="45.993113085327">
                <text:p>45.993113085327</text:p>
              </table:table-cell>
              <table:table-cell office:value-type="float" office:value="45.913030135823">
                <text:p>45.913030135823</text:p>
              </table:table-cell>
              <table:table-cell office:value-type="float" office:value="45.76384745161">
                <text:p>45.76384745161</text:p>
              </table:table-cell>
              <table:table-cell office:value-type="float" office:value="45.565898617337">
                <text:p>45.565898617337</text:p>
              </table:table-cell>
              <table:table-cell office:value-type="float" office:value="45.330706988081">
                <text:p>45.330706988081</text:p>
              </table:table-cell>
              <table:table-cell office:value-type="float" office:value="45.065200565136">
                <text:p>45.065200565136</text:p>
              </table:table-cell>
              <table:table-cell office:value-type="float" office:value="44.773875004578">
                <text:p>44.773875004578</text:p>
              </table:table-cell>
              <table:table-cell office:value-type="float" office:value="44.459881132351">
                <text:p>44.459881132351</text:p>
              </table:table-cell>
              <table:table-cell office:value-type="float" office:value="44.12557747993">
                <text:p>44.12557747993</text:p>
              </table:table-cell>
              <table:table-cell office:value-type="float" office:value="43.772821484895">
                <text:p>43.772821484895</text:p>
              </table:table-cell>
              <table:table-cell office:value-type="float" office:value="43.403131670365">
                <text:p>43.403131670365</text:p>
              </table:table-cell>
              <table:table-cell office:value-type="float" office:value="43.01778389246">
                <text:p>43.01778389246</text:p>
              </table:table-cell>
              <table:table-cell office:value-type="float" office:value="42.61787211756">
                <text:p>42.61787211756</text:p>
              </table:table-cell>
              <table:table-cell office:value-type="float" office:value="42.204348953901">
                <text:p>42.204348953901</text:p>
              </table:table-cell>
              <table:table-cell office:value-type="float" office:value="41.778053938021">
                <text:p>41.778053938021</text:p>
              </table:table-cell>
              <table:table-cell office:value-type="float" office:value="41.339734029046">
                <text:p>41.339734029046</text:p>
              </table:table-cell>
              <table:table-cell office:value-type="float" office:value="40.890058932869">
                <text:p>40.890058932869</text:p>
              </table:table-cell>
              <table:table-cell office:value-type="float" office:value="40.429632878193">
                <text:p>40.429632878193</text:p>
              </table:table-cell>
              <table:table-cell office:value-type="float" office:value="39.95900388871">
                <text:p>39.95900388871</text:p>
              </table:table-cell>
              <table:table-cell office:value-type="float" office:value="39.478671245094">
                <text:p>39.478671245094</text:p>
              </table:table-cell>
              <table:table-cell office:value-type="float" office:value="38.989091609041">
                <text:p>38.989091609041</text:p>
              </table:table-cell>
              <table:table-cell office:value-type="float" office:value="38.490684137239">
                <text:p>38.490684137239</text:p>
              </table:table-cell>
              <table:table-cell office:value-type="float" office:value="37.983834816908">
                <text:p>37.983834816908</text:p>
              </table:table-cell>
              <table:table-cell office:value-type="float" office:value="37.468900189105">
                <text:p>37.468900189105</text:p>
              </table:table-cell>
              <table:table-cell office:value-type="float" office:value="36.946210580976">
                <text:p>36.946210580976</text:p>
              </table:table-cell>
              <table:table-cell office:value-type="float" office:value="36.416072936712">
                <text:p>36.416072936712</text:p>
              </table:table-cell>
              <table:table-cell office:value-type="float" office:value="35.878773314853">
                <text:p>35.878773314853</text:p>
              </table:table-cell>
              <table:table-cell office:value-type="float" office:value="35.334579103856">
                <text:p>35.334579103856</text:p>
              </table:table-cell>
              <table:table-cell office:value-type="float" office:value="34.783740996488">
                <text:p>34.783740996488</text:p>
              </table:table-cell>
              <table:table-cell office:value-type="float" office:value="34.226494755382">
                <text:p>34.226494755382</text:p>
              </table:table-cell>
              <table:table-cell office:value-type="float" office:value="33.663062795997">
                <text:p>33.663062795997</text:p>
              </table:table-cell>
              <table:table-cell office:value-type="float" office:value="33.093655608632">
                <text:p>33.093655608632</text:p>
              </table:table-cell>
              <table:table-cell office:value-type="float" office:value="32.518473037701">
                <text:p>32.518473037701</text:p>
              </table:table-cell>
              <table:table-cell office:value-type="float" office:value="31.937705433732">
                <text:p>31.937705433732</text:p>
              </table:table-cell>
              <table:table-cell office:value-type="float" office:value="31.35153469141">
                <text:p>31.35153469141</text:p>
              </table:table-cell>
              <table:table-cell office:value-type="float" office:value="30.760135185262">
                <text:p>30.760135185262</text:p>
              </table:table-cell>
              <table:table-cell office:value-type="float" office:value="30.16367461314">
                <text:p>30.16367461314</text:p>
              </table:table-cell>
              <table:table-cell office:value-type="float" office:value="29.562314756444">
                <text:p>29.562314756444</text:p>
              </table:table-cell>
              <table:table-cell office:value-type="float" office:value="28.956212165044">
                <text:p>28.956212165044</text:p>
              </table:table-cell>
              <table:table-cell office:value-type="float" office:value="28.345518773952">
                <text:p>28.345518773952</text:p>
              </table:table-cell>
              <table:table-cell office:value-type="float" office:value="27.73038245805">
                <text:p>27.73038245805</text:p>
              </table:table-cell>
              <table:table-cell office:value-type="float" office:value="27.110947530498">
                <text:p>27.110947530498</text:p>
              </table:table-cell>
              <table:table-cell office:value-type="float" office:value="26.487355189901">
                <text:p>26.487355189901</text:p>
              </table:table-cell>
              <table:table-cell office:value-type="float" office:value="25.859743920737">
                <text:p>25.859743920737</text:p>
              </table:table-cell>
              <table:table-cell office:value-type="float" office:value="25.22824985115">
                <text:p>25.22824985115</text:p>
              </table:table-cell>
              <table:table-cell office:value-type="float" office:value="24.593007071783">
                <text:p>24.593007071783</text:p>
              </table:table-cell>
              <table:table-cell office:value-type="float" office:value="23.954147918951">
                <text:p>23.954147918951</text:p>
              </table:table-cell>
              <table:table-cell office:value-type="float" office:value="23.311803225199">
                <text:p>23.311803225199</text:p>
              </table:table-cell>
              <table:table-cell office:value-type="float" office:value="22.666102539932">
                <text:p>22.666102539932</text:p>
              </table:table-cell>
              <table:table-cell office:value-type="float" office:value="22.017174322625">
                <text:p>22.017174322625</text:p>
              </table:table-cell>
              <table:table-cell office:value-type="float" office:value="21.365146110881">
                <text:p>21.365146110881</text:p>
              </table:table-cell>
              <table:table-cell office:value-type="float" office:value="20.710144665392">
                <text:p>20.710144665392</text:p>
              </table:table-cell>
              <table:table-cell office:value-type="float" office:value="20.052296093742">
                <text:p>20.052296093742</text:p>
              </table:table-cell>
              <table:table-cell office:value-type="float" office:value="19.391725954787">
                <text:p>19.391725954787</text:p>
              </table:table-cell>
              <table:table-cell office:value-type="float" office:value="18.728559345259">
                <text:p>18.728559345259</text:p>
              </table:table-cell>
              <table:table-cell office:value-type="float" office:value="18.062920970121">
                <text:p>18.062920970121</text:p>
              </table:table-cell>
              <table:table-cell office:value-type="float" office:value="17.394935198065">
                <text:p>17.394935198065</text:p>
              </table:table-cell>
              <table:table-cell office:value-type="float" office:value="16.724726103512">
                <text:p>16.724726103512</text:p>
              </table:table-cell>
              <table:table-cell office:value-type="float" office:value="16.052417496347">
                <text:p>16.052417496347</text:p>
              </table:table-cell>
              <table:table-cell office:value-type="float" office:value="15.378132940573">
                <text:p>15.378132940573</text:p>
              </table:table-cell>
              <table:table-cell office:value-type="float" office:value="14.701995763004">
                <text:p>14.701995763004</text:p>
              </table:table-cell>
              <table:table-cell office:value-type="float" office:value="14.024129053051">
                <text:p>14.024129053051</text:p>
              </table:table-cell>
              <table:table-cell office:value-type="float" office:value="13.344655654598">
                <text:p>13.344655654598</text:p>
              </table:table-cell>
              <table:table-cell office:value-type="float" office:value="12.663698150936">
                <text:p>12.663698150936</text:p>
              </table:table-cell>
              <table:table-cell office:value-type="float" office:value="11.981378843643">
                <text:p>11.981378843643</text:p>
              </table:table-cell>
              <table:table-cell office:value-type="float" office:value="11.29781972627">
                <text:p>11.29781972627</text:p>
              </table:table-cell>
              <table:table-cell office:value-type="float" office:value="10.613142453646">
                <text:p>10.613142453646</text:p>
              </table:table-cell>
              <table:table-cell office:value-type="float" office:value="9.927468307556">
                <text:p>9.927468307556</text:p>
              </table:table-cell>
              <table:table-cell office:value-type="float" office:value="9.240918159505">
                <text:p>9.240918159505</text:p>
              </table:table-cell>
              <table:table-cell office:value-type="float" office:value="8.55361243123">
                <text:p>8.55361243123</text:p>
              </table:table-cell>
              <table:table-cell office:value-type="float" office:value="7.865671053567">
                <text:p>7.865671053567</text:p>
              </table:table-cell>
              <table:table-cell office:value-type="float" office:value="7.177213424217">
                <text:p>7.177213424217</text:p>
              </table:table-cell>
              <table:table-cell office:value-type="float" office:value="6.488358364915">
                <text:p>6.488358364915</text:p>
              </table:table-cell>
              <table:table-cell office:value-type="float" office:value="5.799224078419">
                <text:p>5.799224078419</text:p>
              </table:table-cell>
              <table:table-cell office:value-type="float" office:value="5.109928105675">
                <text:p>5.109928105675</text:p>
              </table:table-cell>
              <table:table-cell office:value-type="float" office:value="4.420587283458">
                <text:p>4.420587283458</text:p>
              </table:table-cell>
              <table:table-cell office:value-type="float" office:value="3.731317702674">
                <text:p>3.731317702674</text:p>
              </table:table-cell>
              <table:table-cell office:value-type="float" office:value="3.042234667474">
                <text:p>3.042234667474</text:p>
              </table:table-cell>
              <table:table-cell office:value-type="float" office:value="2.353452655188">
                <text:p>2.353452655188</text:p>
              </table:table-cell>
              <table:table-cell office:value-type="float" office:value="1.665085277035">
                <text:p>1.665085277035</text:p>
              </table:table-cell>
              <table:table-cell office:value-type="float" office:value="0.977245239445">
                <text:p>0.977245239445</text:p>
              </table:table-cell>
              <table:table-cell office:value-type="float" office:value="0.290044305728">
                <text:p>0.290044305728</text:p>
              </table:table-cell>
              <table:table-cell office:value-type="float" office:value="-0.396406742285">
                <text:p>-0.396406742285</text:p>
              </table:table-cell>
              <table:table-cell office:value-type="float" office:value="-1.081998143126">
                <text:p>-1.081998143126</text:p>
              </table:table-cell>
              <table:table-cell office:value-type="float" office:value="-1.766621195698">
                <text:p>-1.766621195698</text:p>
              </table:table-cell>
              <table:table-cell office:value-type="float" office:value="-2.450168301142">
                <text:p>-2.450168301142</text:p>
              </table:table-cell>
              <table:table-cell office:value-type="float" office:value="-3.132533007423">
                <text:p>-3.132533007423</text:p>
              </table:table-cell>
              <table:table-cell office:value-type="float" office:value="-3.813610057611">
                <text:p>-3.813610057611</text:p>
              </table:table-cell>
              <table:table-cell office:value-type="float" office:value="-4.493295442954">
                <text:p>-4.493295442954</text:p>
              </table:table-cell>
              <table:table-cell office:value-type="float" office:value="-5.171486461983">
                <text:p>-5.171486461983</text:p>
              </table:table-cell>
              <table:table-cell office:value-type="float" office:value="-5.848081786974">
                <text:p>-5.848081786974</text:p>
              </table:table-cell>
              <table:table-cell office:value-type="float" office:value="-6.522981539232">
                <text:p>-6.522981539232</text:p>
              </table:table-cell>
              <table:table-cell office:value-type="float" office:value="-7.19608737474">
                <text:p>-7.19608737474</text:p>
              </table:table-cell>
              <table:table-cell office:value-type="float" office:value="-7.86730258181">
                <text:p>-7.86730258181</text:p>
              </table:table-cell>
              <table:table-cell office:value-type="float" office:value="-8.536532192456">
                <text:p>-8.536532192456</text:p>
              </table:table-cell>
              <table:table-cell office:value-type="float" office:value="-9.203683109243">
                <text:p>-9.203683109243</text:p>
              </table:table-cell>
              <table:table-cell office:value-type="float" office:value="-9.868664249404">
                <text:p>-9.868664249404</text:p>
              </table:table-cell>
              <table:table-cell office:value-type="float" office:value="-10.531386708036">
                <text:p>-10.531386708036</text:p>
              </table:table-cell>
              <table:table-cell office:value-type="float" office:value="-11.191763942127">
                <text:p>-11.191763942127</text:p>
              </table:table-cell>
              <table:table-cell office:value-type="float" office:value="-11.849711977149">
                <text:p>-11.849711977149</text:p>
              </table:table-cell>
              <table:table-cell office:value-type="float" office:value="-12.505149637827">
                <text:p>-12.505149637827</text:p>
              </table:table-cell>
              <table:table-cell office:value-type="float" office:value="-13.15799880457">
                <text:p>-13.15799880457</text:p>
              </table:table-cell>
              <table:table-cell office:value-type="float" office:value="-13.808184696907">
                <text:p>-13.808184696907</text:p>
              </table:table-cell>
              <table:table-cell office:value-type="float" office:value="-14.455636184994">
                <text:p>-14.455636184994</text:p>
              </table:table-cell>
              <table:table-cell office:value-type="float" office:value="-15.100286130093">
                <text:p>-15.100286130093</text:p>
              </table:table-cell>
              <table:table-cell office:value-type="float" office:value="-15.742071754532">
                <text:p>-15.742071754532</text:p>
              </table:table-cell>
              <table:table-cell office:value-type="float" office:value="-16.380935041409">
                <text:p>-16.380935041409</text:p>
              </table:table-cell>
              <table:table-cell office:value-type="float" office:value="-17.016823163875">
                <text:p>-17.016823163875</text:p>
              </table:table-cell>
              <table:table-cell office:value-type="float" office:value="-17.649688943459">
                <text:p>-17.649688943459</text:p>
              </table:table-cell>
              <table:table-cell office:value-type="float" office:value="-18.279491336474">
                <text:p>-18.279491336474</text:p>
              </table:table-cell>
              <table:table-cell office:value-type="float" office:value="-18.906195947086">
                <text:p>-18.906195947086</text:p>
              </table:table-cell>
              <table:table-cell office:value-type="float" office:value="-19.529775565203">
                <text:p>-19.529775565203</text:p>
              </table:table-cell>
              <table:table-cell office:value-type="float" office:value="-20.150210726884">
                <text:p>-20.150210726884</text:p>
              </table:table-cell>
              <table:table-cell office:value-type="float" office:value="-20.76749029451">
                <text:p>-20.76749029451</text:p>
              </table:table-cell>
              <table:table-cell office:value-type="float" office:value="-21.381612053578">
                <text:p>-21.381612053578</text:p>
              </table:table-cell>
              <table:table-cell office:value-type="float" office:value="-21.992583322574">
                <text:p>-21.992583322574</text:p>
              </table:table-cell>
              <table:table-cell office:value-type="float" office:value="-22.600421572028">
                <text:p>-22.600421572028</text:p>
              </table:table-cell>
              <table:table-cell office:value-type="float" office:value="-23.205155048574">
                <text:p>-23.205155048574</text:p>
              </table:table-cell>
              <table:table-cell office:value-type="float" office:value="-23.806823399585">
                <text:p>-23.806823399585</text:p>
              </table:table-cell>
              <table:table-cell office:value-type="float" office:value="-24.405478293769">
                <text:p>-24.405478293769</text:p>
              </table:table-cell>
              <table:table-cell office:value-type="float" office:value="-25.001184032977">
                <text:p>-25.001184032977</text:p>
              </table:table-cell>
              <table:table-cell office:value-type="float" office:value="-25.594018150422">
                <text:p>-25.594018150422</text:p>
              </table:table-cell>
              <table:table-cell office:value-type="float" office:value="-26.184071990461">
                <text:p>-26.184071990461</text:p>
              </table:table-cell>
              <table:table-cell office:value-type="float" office:value="-26.771451265143">
                <text:p>-26.771451265143</text:p>
              </table:table-cell>
              <table:table-cell office:value-type="float" office:value="-27.356276582732">
                <text:p>-27.356276582732</text:p>
              </table:table-cell>
              <table:table-cell office:value-type="float" office:value="-27.938683943525">
                <text:p>-27.938683943525</text:p>
              </table:table-cell>
              <table:table-cell office:value-type="float" office:value="-28.518825198269">
                <text:p>-28.518825198269</text:p>
              </table:table-cell>
              <table:table-cell office:value-type="float" office:value="-29.096868464541">
                <text:p>-29.096868464541</text:p>
              </table:table-cell>
              <table:table-cell office:value-type="float" office:value="-29.67299849637">
                <text:p>-29.67299849637</text:p>
              </table:table-cell>
              <table:table-cell office:value-type="float" office:value="-30.247417002246">
                <text:p>-30.247417002246</text:p>
              </table:table-cell>
              <table:table-cell office:value-type="float" office:value="-30.820342906371">
                <text:p>-30.820342906371</text:p>
              </table:table-cell>
              <table:table-cell office:value-type="float" office:value="-31.392012547591">
                <text:p>-31.392012547591</text:p>
              </table:table-cell>
              <table:table-cell office:value-type="float" office:value="-31.962679809809">
                <text:p>-31.962679809809</text:p>
              </table:table-cell>
              <table:table-cell office:value-type="float" office:value="-32.532616176799">
                <text:p>-32.532616176799</text:p>
              </table:table-cell>
              <table:table-cell office:value-type="float" office:value="-33.102110703261">
                <text:p>-33.102110703261</text:p>
              </table:table-cell>
              <table:table-cell office:value-type="float" office:value="-33.671469892467">
                <text:p>-33.671469892467</text:p>
              </table:table-cell>
              <table:table-cell office:value-type="float" office:value="-34.241017469139">
                <text:p>-34.241017469139</text:p>
              </table:table-cell>
              <table:table-cell office:value-type="float" office:value="-34.811094034044">
                <text:p>-34.811094034044</text:p>
              </table:table-cell>
              <table:table-cell office:value-type="float" office:value="-35.38205658427">
                <text:p>-35.38205658427</text:p>
              </table:table-cell>
              <table:table-cell office:value-type="float" office:value="-35.954277880227">
                <text:p>-35.954277880227</text:p>
              </table:table-cell>
              <table:table-cell office:value-type="float" office:value="-36.528145637043">
                <text:p>-36.528145637043</text:p>
              </table:table-cell>
              <table:table-cell office:value-type="float" office:value="-37.104061514224">
                <text:p>-37.104061514224</text:p>
              </table:table-cell>
              <table:table-cell office:value-type="float" office:value="-37.682439873241">
                <text:p>-37.682439873241</text:p>
              </table:table-cell>
              <table:table-cell office:value-type="float" office:value="-38.263706268066">
                <text:p>-38.263706268066</text:p>
              </table:table-cell>
              <table:table-cell office:value-type="float" office:value="-38.848295628765">
                <text:p>-38.848295628765</text:p>
              </table:table-cell>
              <table:table-cell office:value-type="float" office:value="-39.436650093006">
                <text:p>-39.436650093006</text:p>
              </table:table-cell>
              <table:table-cell office:value-type="float" office:value="-40.02921643507">
                <text:p>-40.02921643507</text:p>
              </table:table-cell>
              <table:table-cell office:value-type="float" office:value="-40.626443036685">
                <text:p>-40.626443036685</text:p>
              </table:table-cell>
              <table:table-cell office:value-type="float" office:value="-41.228776339126">
                <text:p>-41.228776339126</text:p>
              </table:table-cell>
              <table:table-cell office:value-type="float" office:value="-41.836656711826">
                <text:p>-41.836656711826</text:p>
              </table:table-cell>
              <table:table-cell office:value-type="float" office:value="-42.450513669701">
                <text:p>-42.450513669701</text:p>
              </table:table-cell>
              <table:table-cell office:value-type="float" office:value="-43.070760370114">
                <text:p>-43.070760370114</text:p>
              </table:table-cell>
              <table:table-cell office:value-type="float" office:value="-43.697787321607">
                <text:p>-43.697787321607</text:p>
              </table:table-cell>
              <table:table-cell office:value-type="float" office:value="-44.331955241072">
                <text:p>-44.331955241072</text:p>
              </table:table-cell>
              <table:table-cell office:value-type="float" office:value="-44.973587005111">
                <text:p>-44.973587005111</text:p>
              </table:table-cell>
              <table:table-cell office:value-type="float" office:value="-45.622958655959">
                <text:p>-45.622958655959</text:p>
              </table:table-cell>
              <table:table-cell office:value-type="float" office:value="-46.280289444136">
                <text:p>-46.280289444136</text:p>
              </table:table-cell>
              <table:table-cell office:value-type="float" office:value="-46.945730920168">
                <text:p>-46.945730920168</text:p>
              </table:table-cell>
              <table:table-cell office:value-type="float" office:value="-47.6193551279">
                <text:p>-47.6193551279</text:p>
              </table:table-cell>
              <table:table-cell office:value-type="float" office:value="-48.301142003318">
                <text:p>-48.301142003318</text:p>
              </table:table-cell>
              <table:table-cell office:value-type="float" office:value="-48.990966146398">
                <text:p>-48.990966146398</text:p>
              </table:table-cell>
              <table:table-cell office:value-type="float" office:value="-49.688583209613">
                <text:p>-49.688583209613</text:p>
              </table:table-cell>
              <table:table-cell office:value-type="float" office:value="-50.393616234761">
                <text:p>-50.393616234761</text:p>
              </table:table-cell>
              <table:table-cell office:value-type="float" office:value="-51.105542367672">
                <text:p>-51.105542367672</text:p>
              </table:table-cell>
              <table:table-cell office:value-type="float" office:value="-51.823680484376">
                <text:p>-51.823680484376</text:p>
              </table:table-cell>
              <table:table-cell office:value-type="float" office:value="-52.547180366367">
                <text:p>-52.547180366367</text:p>
              </table:table-cell>
              <table:table-cell office:value-type="float" office:value="-53.275014158209">
                <text:p>-53.275014158209</text:p>
              </table:table-cell>
              <table:table-cell office:value-type="float" office:value="-54.005970916615">
                <text:p>-54.005970916615</text:p>
              </table:table-cell>
              <table:table-cell office:value-type="float" office:value="-54.738655102868">
                <text:p>-54.738655102868</text:p>
              </table:table-cell>
              <table:table-cell office:value-type="float" office:value="-55.471489864803">
                <text:p>-55.471489864803</text:p>
              </table:table-cell>
              <table:table-cell office:value-type="float" office:value="-56.202725885381">
                <text:p>-56.202725885381</text:p>
              </table:table-cell>
              <table:table-cell office:value-type="float" office:value="-56.930456428777">
                <text:p>-56.930456428777</text:p>
              </table:table-cell>
              <table:table-cell office:value-type="float" office:value="-57.652638983315">
                <text:p>-57.652638983315</text:p>
              </table:table-cell>
              <table:table-cell office:value-type="float" office:value="-58.367123582684">
                <text:p>-58.367123582684</text:p>
              </table:table-cell>
              <table:table-cell office:value-type="float" office:value="-59.071687492458">
                <text:p>-59.071687492458</text:p>
              </table:table-cell>
              <table:table-cell office:value-type="float" office:value="-59.764075500542">
                <text:p>-59.764075500542</text:p>
              </table:table-cell>
              <table:table-cell office:value-type="float" office:value="-60.442044583292">
                <text:p>-60.442044583292</text:p>
              </table:table-cell>
              <table:table-cell office:value-type="float" office:value="-61.103411280075">
                <text:p>-61.103411280075</text:p>
              </table:table-cell>
              <table:table-cell office:value-type="float" office:value="-61.746099750622">
                <text:p>-61.746099750622</text:p>
              </table:table-cell>
              <table:table-cell office:value-type="float" office:value="-62.368188262935">
                <text:p>-62.368188262935</text:p>
              </table:table-cell>
              <table:table-cell office:value-type="float" office:value="-62.96795180627">
                <text:p>-62.96795180627</text:p>
              </table:table-cell>
              <table:table-cell office:value-type="float" office:value="-63.543898666945">
                <text:p>-63.543898666945</text:p>
              </table:table-cell>
              <table:table-cell office:value-type="float" office:value="-64.094799142747">
                <text:p>-64.094799142747</text:p>
              </table:table-cell>
              <table:table-cell office:value-type="float" office:value="-64.619705076422">
                <text:p>-64.619705076422</text:p>
              </table:table-cell>
              <table:table-cell office:value-type="float" office:value="-65.117959507911">
                <text:p>-65.117959507911</text:p>
              </table:table-cell>
              <table:table-cell office:value-type="float" office:value="-65.589196410757">
                <text:p>-65.589196410757</text:p>
              </table:table-cell>
              <table:table-cell office:value-type="float" office:value="-66.033331117232">
                <text:p>-66.033331117232</text:p>
              </table:table-cell>
              <table:table-cell office:value-type="float" office:value="-66.450542583046">
                <text:p>-66.450542583046</text:p>
              </table:table-cell>
              <table:table-cell office:value-type="float" office:value="-66.841249046481">
                <text:p>-66.841249046481</text:p>
              </table:table-cell>
              <table:table-cell office:value-type="float" office:value="-67.206078871893">
                <text:p>-67.206078871893</text:p>
              </table:table-cell>
              <table:table-cell office:value-type="float" office:value="-67.545838431483">
                <text:p>-67.545838431483</text:p>
              </table:table-cell>
              <table:table-cell office:value-type="float" office:value="-67.861478790794">
                <text:p>-67.861478790794</text:p>
              </table:table-cell>
              <table:table-cell office:value-type="float" office:value="-68.154062756459">
                <text:p>-68.154062756459</text:p>
              </table:table-cell>
              <table:table-cell office:value-type="float" office:value="-68.424733560269">
                <text:p>-68.424733560269</text:p>
              </table:table-cell>
              <table:table-cell office:value-type="float" office:value="-68.674686133121">
                <text:p>-68.674686133121</text:p>
              </table:table-cell>
              <table:table-cell office:value-type="float" office:value="-68.905141601808">
                <text:p>-68.905141601808</text:p>
              </table:table-cell>
              <table:table-cell office:value-type="float" office:value="-69.117325348356">
                <text:p>-69.117325348356</text:p>
              </table:table-cell>
              <table:table-cell office:value-type="float" office:value="-69.312448723398">
                <text:p>-69.312448723398</text:p>
              </table:table-cell>
              <table:table-cell office:value-type="float" office:value="-69.491694310362">
                <text:p>-69.491694310362</text:p>
              </table:table-cell>
              <table:table-cell office:value-type="float" office:value="-69.656204496956">
                <text:p>-69.656204496956</text:p>
              </table:table-cell>
              <table:table-cell office:value-type="float" office:value="-69.807073020405">
                <text:p>-69.807073020405</text:p>
              </table:table-cell>
              <table:table-cell office:value-type="float" office:value="-69.945339105273">
                <text:p>-69.945339105273</text:p>
              </table:table-cell>
              <table:table-cell office:value-type="float" office:value="-70.071983798888">
                <text:p>-70.071983798888</text:p>
              </table:table-cell>
              <table:table-cell office:value-type="float" office:value="-70.18792812012">
                <text:p>-70.18792812012</text:p>
              </table:table-cell>
              <table:table-cell office:value-type="float" office:value="-70.294032664709">
                <text:p>-70.294032664709</text:p>
              </table:table-cell>
              <table:table-cell office:value-type="float" office:value="-70.391098347539">
                <text:p>-70.391098347539</text:p>
              </table:table-cell>
              <table:table-cell office:value-type="float" office:value="-70.479868004072">
                <text:p>-70.479868004072</text:p>
              </table:table-cell>
              <table:table-cell office:value-type="float" office:value="-70.561028615664">
                <text:p>-70.561028615664</text:p>
              </table:table-cell>
              <table:table-cell office:value-type="float" office:value="-70.635213964068">
                <text:p>-70.635213964068</text:p>
              </table:table-cell>
              <table:table-cell office:value-type="float" office:value="-70.703007557543">
                <text:p>-70.703007557543</text:p>
              </table:table-cell>
              <table:table-cell office:value-type="float" office:value="-70.764945703745">
                <text:p>-70.764945703745</text:p>
              </table:table-cell>
              <table:table-cell office:value-type="float" office:value="-70.821520632712">
                <text:p>-70.821520632712</text:p>
              </table:table-cell>
              <table:table-cell office:value-type="float" office:value="-70.873183596906">
                <text:p>-70.873183596906</text:p>
              </table:table-cell>
              <table:table-cell office:value-type="float" office:value="-70.920347894717">
                <text:p>-70.920347894717</text:p>
              </table:table-cell>
              <table:table-cell office:value-type="float" office:value="-70.963391779549">
                <text:p>-70.963391779549</text:p>
              </table:table-cell>
            </table:table-row>
            <table:table-row>
              <table:table-cell office:value-type="string">
                <text:p>Membrane Voltage (16.3 C)</text:p>
                <draw:g>
                  <svg:desc>Sheet1.A2:Sheet1.A2</svg:desc>
                </draw:g>
              </table:table-cell>
              <table:table-cell office:value-type="float" office:value="-68.677547366272">
                <text:p>-68.677547366272</text:p>
                <draw:g>
                  <svg:desc>Sheet1.B2:Sheet1.MM2</svg:desc>
                </draw:g>
              </table:table-cell>
              <table:table-cell office:value-type="float" office:value="-68.479643771526">
                <text:p>-68.479643771526</text:p>
              </table:table-cell>
              <table:table-cell office:value-type="float" office:value="-68.283535163051">
                <text:p>-68.283535163051</text:p>
              </table:table-cell>
              <table:table-cell office:value-type="float" office:value="-68.089116555565">
                <text:p>-68.089116555565</text:p>
              </table:table-cell>
              <table:table-cell office:value-type="float" office:value="-67.896301854152">
                <text:p>-67.896301854152</text:p>
              </table:table-cell>
              <table:table-cell office:value-type="float" office:value="-67.705017670993">
                <text:p>-67.705017670993</text:p>
              </table:table-cell>
              <table:table-cell office:value-type="float" office:value="-67.515199274017">
                <text:p>-67.515199274017</text:p>
              </table:table-cell>
              <table:table-cell office:value-type="float" office:value="-67.326787844021">
                <text:p>-67.326787844021</text:p>
              </table:table-cell>
              <table:table-cell office:value-type="float" office:value="-67.139728565096">
                <text:p>-67.139728565096</text:p>
              </table:table-cell>
              <table:table-cell office:value-type="float" office:value="-66.95396926271">
                <text:p>-66.95396926271</text:p>
              </table:table-cell>
              <table:table-cell office:value-type="float" office:value="-66.769459411093">
                <text:p>-66.769459411093</text:p>
              </table:table-cell>
              <table:table-cell office:value-type="float" office:value="-66.586149394749">
                <text:p>-66.586149394749</text:p>
              </table:table-cell>
              <table:table-cell office:value-type="float" office:value="-66.403989947484">
                <text:p>-66.403989947484</text:p>
              </table:table-cell>
              <table:table-cell office:value-type="float" office:value="-66.222931716716">
                <text:p>-66.222931716716</text:p>
              </table:table-cell>
              <table:table-cell office:value-type="float" office:value="-66.042924916682">
                <text:p>-66.042924916682</text:p>
              </table:table-cell>
              <table:table-cell office:value-type="float" office:value="-65.863919044721">
                <text:p>-65.863919044721</text:p>
              </table:table-cell>
              <table:table-cell office:value-type="float" office:value="-65.68586264202">
                <text:p>-65.68586264202</text:p>
              </table:table-cell>
              <table:table-cell office:value-type="float" office:value="-65.508703085168">
                <text:p>-65.508703085168</text:p>
              </table:table-cell>
              <table:table-cell office:value-type="float" office:value="-65.332386398387">
                <text:p>-65.332386398387</text:p>
              </table:table-cell>
              <table:table-cell office:value-type="float" office:value="-65.156857078715">
                <text:p>-65.156857078715</text:p>
              </table:table-cell>
              <table:table-cell office:value-type="float" office:value="-64.982057928203">
                <text:p>-64.982057928203</text:p>
              </table:table-cell>
              <table:table-cell office:value-type="float" office:value="-64.807929888389">
                <text:p>-64.807929888389</text:p>
              </table:table-cell>
              <table:table-cell office:value-type="float" office:value="-64.634411873163">
                <text:p>-64.634411873163</text:p>
              </table:table-cell>
              <table:table-cell office:value-type="float" office:value="-64.461440596758">
                <text:p>-64.461440596758</text:p>
              </table:table-cell>
              <table:table-cell office:value-type="float" office:value="-64.288950393946">
                <text:p>-64.288950393946</text:p>
              </table:table-cell>
              <table:table-cell office:value-type="float" office:value="-64.116873029764">
                <text:p>-64.116873029764</text:p>
              </table:table-cell>
              <table:table-cell office:value-type="float" office:value="-63.945137496221">
                <text:p>-63.945137496221</text:p>
              </table:table-cell>
              <table:table-cell office:value-type="float" office:value="-63.773669793407">
                <text:p>-63.773669793407</text:p>
              </table:table-cell>
              <table:table-cell office:value-type="float" office:value="-63.602392692387">
                <text:p>-63.602392692387</text:p>
              </table:table-cell>
              <table:table-cell office:value-type="float" office:value="-63.431225477101">
                <text:p>-63.431225477101</text:p>
              </table:table-cell>
              <table:table-cell office:value-type="float" office:value="-63.260083662258">
                <text:p>-63.260083662258</text:p>
              </table:table-cell>
              <table:table-cell office:value-type="float" office:value="-63.088878683963">
                <text:p>-63.088878683963</text:p>
              </table:table-cell>
              <table:table-cell office:value-type="float" office:value="-62.917517559414">
                <text:p>-62.917517559414</text:p>
              </table:table-cell>
              <table:table-cell office:value-type="float" office:value="-62.745902511608">
                <text:p>-62.745902511608</text:p>
              </table:table-cell>
              <table:table-cell office:value-type="float" office:value="-62.573930554454">
                <text:p>-62.573930554454</text:p>
              </table:table-cell>
              <table:table-cell office:value-type="float" office:value="-62.401493033074">
                <text:p>-62.401493033074</text:p>
              </table:table-cell>
              <table:table-cell office:value-type="float" office:value="-62.228475113382">
                <text:p>-62.228475113382</text:p>
              </table:table-cell>
              <table:table-cell office:value-type="float" office:value="-62.054755214109">
                <text:p>-62.054755214109</text:p>
              </table:table-cell>
              <table:table-cell office:value-type="float" office:value="-61.880204373506">
                <text:p>-61.880204373506</text:p>
              </table:table-cell>
              <table:table-cell office:value-type="float" office:value="-61.704685541719">
                <text:p>-61.704685541719</text:p>
              </table:table-cell>
              <table:table-cell office:value-type="float" office:value="-61.52805278844">
                <text:p>-61.52805278844</text:p>
              </table:table-cell>
              <table:table-cell office:value-type="float" office:value="-61.350150413788">
                <text:p>-61.350150413788</text:p>
              </table:table-cell>
              <table:table-cell office:value-type="float" office:value="-61.170811948373">
                <text:p>-61.170811948373</text:p>
              </table:table-cell>
              <table:table-cell office:value-type="float" office:value="-60.989859026182">
                <text:p>-60.989859026182</text:p>
              </table:table-cell>
              <table:table-cell office:value-type="float" office:value="-60.807100111087">
                <text:p>-60.807100111087</text:p>
              </table:table-cell>
              <table:table-cell office:value-type="float" office:value="-60.622329054428">
                <text:p>-60.622329054428</text:p>
              </table:table-cell>
              <table:table-cell office:value-type="float" office:value="-60.435323457094">
                <text:p>-60.435323457094</text:p>
              </table:table-cell>
              <table:table-cell office:value-type="float" office:value="-60.245842804623">
                <text:p>-60.245842804623</text:p>
              </table:table-cell>
              <table:table-cell office:value-type="float" office:value="-60.053626337951">
                <text:p>-60.053626337951</text:p>
              </table:table-cell>
              <table:table-cell office:value-type="float" office:value="-59.858390615233">
                <text:p>-59.858390615233</text:p>
              </table:table-cell>
              <table:table-cell office:value-type="float" office:value="-59.859381355255">
                <text:p>-59.859381355255</text:p>
              </table:table-cell>
              <table:table-cell office:value-type="float" office:value="-59.855691498872">
                <text:p>-59.855691498872</text:p>
              </table:table-cell>
              <table:table-cell office:value-type="float" office:value="-59.848376600044">
                <text:p>-59.848376600044</text:p>
              </table:table-cell>
              <table:table-cell office:value-type="float" office:value="-59.838302860614">
                <text:p>-59.838302860614</text:p>
              </table:table-cell>
              <table:table-cell office:value-type="float" office:value="-59.826173257763">
                <text:p>-59.826173257763</text:p>
              </table:table-cell>
              <table:table-cell office:value-type="float" office:value="-59.81255393433">
                <text:p>-59.81255393433</text:p>
              </table:table-cell>
              <table:table-cell office:value-type="float" office:value="-59.797898545099">
                <text:p>-59.797898545099</text:p>
              </table:table-cell>
              <table:table-cell office:value-type="float" office:value="-59.782569572484">
                <text:p>-59.782569572484</text:p>
              </table:table-cell>
              <table:table-cell office:value-type="float" office:value="-59.766856375963">
                <text:p>-59.766856375963</text:p>
              </table:table-cell>
              <table:table-cell office:value-type="float" office:value="-59.750990133895">
                <text:p>-59.750990133895</text:p>
              </table:table-cell>
              <table:table-cell office:value-type="float" office:value="-59.735156017331">
                <text:p>-59.735156017331</text:p>
              </table:table-cell>
              <table:table-cell office:value-type="float" office:value="-59.719502995113">
                <text:p>-59.719502995113</text:p>
              </table:table-cell>
              <table:table-cell office:value-type="float" office:value="-59.704151664492">
                <text:p>-59.704151664492</text:p>
              </table:table-cell>
              <table:table-cell office:value-type="float" office:value="-59.689200465353">
                <text:p>-59.689200465353</text:p>
              </table:table-cell>
              <table:table-cell office:value-type="float" office:value="-59.674730588076">
                <text:p>-59.674730588076</text:p>
              </table:table-cell>
              <table:table-cell office:value-type="float" office:value="-59.660809835334">
                <text:p>-59.660809835334</text:p>
              </table:table-cell>
              <table:table-cell office:value-type="float" office:value="-59.647495651986">
                <text:p>-59.647495651986</text:p>
              </table:table-cell>
              <table:table-cell office:value-type="float" office:value="-59.634837496674">
                <text:p>-59.634837496674</text:p>
              </table:table-cell>
              <table:table-cell office:value-type="float" office:value="-59.622878694443">
                <text:p>-59.622878694443</text:p>
              </table:table-cell>
              <table:table-cell office:value-type="float" office:value="-59.611657881318">
                <text:p>-59.611657881318</text:p>
              </table:table-cell>
              <table:table-cell office:value-type="float" office:value="-59.601210128659">
                <text:p>-59.601210128659</text:p>
              </table:table-cell>
              <table:table-cell office:value-type="float" office:value="-59.591567816528">
                <text:p>-59.591567816528</text:p>
              </table:table-cell>
              <table:table-cell office:value-type="float" office:value="-59.582761310478">
                <text:p>-59.582761310478</text:p>
              </table:table-cell>
              <table:table-cell office:value-type="float" office:value="-59.574819484365">
                <text:p>-59.574819484365</text:p>
              </table:table-cell>
              <table:table-cell office:value-type="float" office:value="-59.56777012255">
                <text:p>-59.56777012255</text:p>
              </table:table-cell>
              <table:table-cell office:value-type="float" office:value="-59.561640227486">
                <text:p>-59.561640227486</text:p>
              </table:table-cell>
              <table:table-cell office:value-type="float" office:value="-59.556456253006">
                <text:p>-59.556456253006</text:p>
              </table:table-cell>
              <table:table-cell office:value-type="float" office:value="-59.552244279091">
                <text:p>-59.552244279091</text:p>
              </table:table-cell>
              <table:table-cell office:value-type="float" office:value="-59.549030140423">
                <text:p>-59.549030140423</text:p>
              </table:table-cell>
              <table:table-cell office:value-type="float" office:value="-59.546839518266">
                <text:p>-59.546839518266</text:p>
              </table:table-cell>
              <table:table-cell office:value-type="float" office:value="-59.545698003082">
                <text:p>-59.545698003082</text:p>
              </table:table-cell>
              <table:table-cell office:value-type="float" office:value="-59.545631133644">
                <text:p>-59.545631133644</text:p>
              </table:table-cell>
              <table:table-cell office:value-type="float" office:value="-59.546664417101">
                <text:p>-59.546664417101</text:p>
              </table:table-cell>
              <table:table-cell office:value-type="float" office:value="-59.548823333434">
                <text:p>-59.548823333434</text:p>
              </table:table-cell>
              <table:table-cell office:value-type="float" office:value="-59.552133326996">
                <text:p>-59.552133326996</text:p>
              </table:table-cell>
              <table:table-cell office:value-type="float" office:value="-59.556619787189">
                <text:p>-59.556619787189</text:p>
              </table:table-cell>
              <table:table-cell office:value-type="float" office:value="-59.562308019903">
                <text:p>-59.562308019903</text:p>
              </table:table-cell>
              <table:table-cell office:value-type="float" office:value="-59.569223210951">
                <text:p>-59.569223210951</text:p>
              </table:table-cell>
              <table:table-cell office:value-type="float" office:value="-59.577390382496">
                <text:p>-59.577390382496</text:p>
              </table:table-cell>
              <table:table-cell office:value-type="float" office:value="-59.586834343234">
                <text:p>-59.586834343234</text:p>
              </table:table-cell>
              <table:table-cell office:value-type="float" office:value="-59.597579632958">
                <text:p>-59.597579632958</text:p>
              </table:table-cell>
              <table:table-cell office:value-type="float" office:value="-59.609650462025">
                <text:p>-59.609650462025</text:p>
              </table:table-cell>
              <table:table-cell office:value-type="float" office:value="-59.623070646137">
                <text:p>-59.623070646137</text:p>
              </table:table-cell>
              <table:table-cell office:value-type="float" office:value="-59.637863536838">
                <text:p>-59.637863536838</text:p>
              </table:table-cell>
              <table:table-cell office:value-type="float" office:value="-59.654051948054">
                <text:p>-59.654051948054</text:p>
              </table:table-cell>
              <table:table-cell office:value-type="float" office:value="-59.671658079022">
                <text:p>-59.671658079022</text:p>
              </table:table-cell>
              <table:table-cell office:value-type="float" office:value="-59.690703433922">
                <text:p>-59.690703433922</text:p>
              </table:table-cell>
              <table:table-cell office:value-type="float" office:value="-59.711208738553">
                <text:p>-59.711208738553</text:p>
              </table:table-cell>
              <table:table-cell office:value-type="float" office:value="-59.733193854399">
                <text:p>-59.733193854399</text:p>
              </table:table-cell>
              <table:table-cell office:value-type="float" office:value="-59.756677690451">
                <text:p>-59.756677690451</text:p>
              </table:table-cell>
              <table:table-cell office:value-type="float" office:value="-59.781678113184">
                <text:p>-59.781678113184</text:p>
              </table:table-cell>
              <table:table-cell office:value-type="float" office:value="-59.808211855119">
                <text:p>-59.808211855119</text:p>
              </table:table-cell>
              <table:table-cell office:value-type="float" office:value="-59.83629442241">
                <text:p>-59.83629442241</text:p>
              </table:table-cell>
              <table:table-cell office:value-type="float" office:value="-59.865940001961">
                <text:p>-59.865940001961</text:p>
              </table:table-cell>
              <table:table-cell office:value-type="float" office:value="-59.897161368591">
                <text:p>-59.897161368591</text:p>
              </table:table-cell>
              <table:table-cell office:value-type="float" office:value="-59.929969792793">
                <text:p>-59.929969792793</text:p>
              </table:table-cell>
              <table:table-cell office:value-type="float" office:value="-59.964374949684">
                <text:p>-59.964374949684</text:p>
              </table:table-cell>
              <table:table-cell office:value-type="float" office:value="-60.000384829748">
                <text:p>-60.000384829748</text:p>
              </table:table-cell>
              <table:table-cell office:value-type="float" office:value="-60.038005652016">
                <text:p>-60.038005652016</text:p>
              </table:table-cell>
              <table:table-cell office:value-type="float" office:value="-60.077241780338">
                <text:p>-60.077241780338</text:p>
              </table:table-cell>
              <table:table-cell office:value-type="float" office:value="-60.118095643416">
                <text:p>-60.118095643416</text:p>
              </table:table-cell>
              <table:table-cell office:value-type="float" office:value="-60.160567659282">
                <text:p>-60.160567659282</text:p>
              </table:table-cell>
              <table:table-cell office:value-type="float" office:value="-60.204656164912">
                <text:p>-60.204656164912</text:p>
              </table:table-cell>
              <table:table-cell office:value-type="float" office:value="-60.25035735164">
                <text:p>-60.25035735164</text:p>
              </table:table-cell>
              <table:table-cell office:value-type="float" office:value="-60.297665207057">
                <text:p>-60.297665207057</text:p>
              </table:table-cell>
              <table:table-cell office:value-type="float" office:value="-60.346571464038">
                <text:p>-60.346571464038</text:p>
              </table:table-cell>
              <table:table-cell office:value-type="float" office:value="-60.397065557504">
                <text:p>-60.397065557504</text:p>
              </table:table-cell>
              <table:table-cell office:value-type="float" office:value="-60.449134589528">
                <text:p>-60.449134589528</text:p>
              </table:table-cell>
              <table:table-cell office:value-type="float" office:value="-60.502763303299">
                <text:p>-60.502763303299</text:p>
              </table:table-cell>
              <table:table-cell office:value-type="float" office:value="-60.557934066439">
                <text:p>-60.557934066439</text:p>
              </table:table-cell>
              <table:table-cell office:value-type="float" office:value="-60.614626864099">
                <text:p>-60.614626864099</text:p>
              </table:table-cell>
              <table:table-cell office:value-type="float" office:value="-60.672819302175">
                <text:p>-60.672819302175</text:p>
              </table:table-cell>
              <table:table-cell office:value-type="float" office:value="-60.732486620929">
                <text:p>-60.732486620929</text:p>
              </table:table-cell>
              <table:table-cell office:value-type="float" office:value="-60.793601719211">
                <text:p>-60.793601719211</text:p>
              </table:table-cell>
              <table:table-cell office:value-type="float" office:value="-60.856135189373">
                <text:p>-60.856135189373</text:p>
              </table:table-cell>
              <table:table-cell office:value-type="float" office:value="-60.920055362908">
                <text:p>-60.920055362908</text:p>
              </table:table-cell>
              <table:table-cell office:value-type="float" office:value="-60.985328366713">
                <text:p>-60.985328366713</text:p>
              </table:table-cell>
              <table:table-cell office:value-type="float" office:value="-61.051918189806">
                <text:p>-61.051918189806</text:p>
              </table:table-cell>
              <table:table-cell office:value-type="float" office:value="-61.119786760225">
                <text:p>-61.119786760225</text:p>
              </table:table-cell>
              <table:table-cell office:value-type="float" office:value="-61.188894031727">
                <text:p>-61.188894031727</text:p>
              </table:table-cell>
              <table:table-cell office:value-type="float" office:value="-61.259198079827">
                <text:p>-61.259198079827</text:p>
              </table:table-cell>
              <table:table-cell office:value-type="float" office:value="-61.330655206622">
                <text:p>-61.330655206622</text:p>
              </table:table-cell>
              <table:table-cell office:value-type="float" office:value="-61.403220053763">
                <text:p>-61.403220053763</text:p>
              </table:table-cell>
              <table:table-cell office:value-type="float" office:value="-61.476845722861">
                <text:p>-61.476845722861</text:p>
              </table:table-cell>
              <table:table-cell office:value-type="float" office:value="-61.551483902542">
                <text:p>-61.551483902542</text:p>
              </table:table-cell>
              <table:table-cell office:value-type="float" office:value="-61.627085001309">
                <text:p>-61.627085001309</text:p>
              </table:table-cell>
              <table:table-cell office:value-type="float" office:value="-61.703598285331">
                <text:p>-61.703598285331</text:p>
              </table:table-cell>
              <table:table-cell office:value-type="float" office:value="-61.780972020213">
                <text:p>-61.780972020213</text:p>
              </table:table-cell>
              <table:table-cell office:value-type="float" office:value="-61.859153615804">
                <text:p>-61.859153615804</text:p>
              </table:table-cell>
              <table:table-cell office:value-type="float" office:value="-61.938089773071">
                <text:p>-61.938089773071</text:p>
              </table:table-cell>
              <table:table-cell office:value-type="float" office:value="-62.017726632059">
                <text:p>-62.017726632059</text:p>
              </table:table-cell>
              <table:table-cell office:value-type="float" office:value="-62.098009919982">
                <text:p>-62.098009919982</text:p>
              </table:table-cell>
              <table:table-cell office:value-type="float" office:value="-62.17888509848">
                <text:p>-62.17888509848</text:p>
              </table:table-cell>
              <table:table-cell office:value-type="float" office:value="-62.260297509149">
                <text:p>-62.260297509149</text:p>
              </table:table-cell>
              <table:table-cell office:value-type="float" office:value="-62.34219251645">
                <text:p>-62.34219251645</text:p>
              </table:table-cell>
              <table:table-cell office:value-type="float" office:value="-62.424515647174">
                <text:p>-62.424515647174</text:p>
              </table:table-cell>
              <table:table-cell office:value-type="float" office:value="-62.507212725694">
                <text:p>-62.507212725694</text:p>
              </table:table-cell>
              <table:table-cell office:value-type="float" office:value="-62.590230004293">
                <text:p>-62.590230004293</text:p>
              </table:table-cell>
              <table:table-cell office:value-type="float" office:value="-62.673514287934">
                <text:p>-62.673514287934</text:p>
              </table:table-cell>
              <table:table-cell office:value-type="float" office:value="-62.757013052898">
                <text:p>-62.757013052898</text:p>
              </table:table-cell>
              <table:table-cell office:value-type="float" office:value="-62.840674558816">
                <text:p>-62.840674558816</text:p>
              </table:table-cell>
              <table:table-cell office:value-type="float" office:value="-62.924447953664">
                <text:p>-62.924447953664</text:p>
              </table:table-cell>
              <table:table-cell office:value-type="float" office:value="-63.008283371411">
                <text:p>-63.008283371411</text:p>
              </table:table-cell>
              <table:table-cell office:value-type="float" office:value="-63.092132022047">
                <text:p>-63.092132022047</text:p>
              </table:table-cell>
              <table:table-cell office:value-type="float" office:value="-63.175946273825">
                <text:p>-63.175946273825</text:p>
              </table:table-cell>
              <table:table-cell office:value-type="float" office:value="-63.25967972761">
                <text:p>-63.25967972761</text:p>
              </table:table-cell>
              <table:table-cell office:value-type="float" office:value="-63.343287283299">
                <text:p>-63.343287283299</text:p>
              </table:table-cell>
              <table:table-cell office:value-type="float" office:value="-63.426725198344">
                <text:p>-63.426725198344</text:p>
              </table:table-cell>
              <table:table-cell office:value-type="float" office:value="-63.509951138476">
                <text:p>-63.509951138476</text:p>
              </table:table-cell>
              <table:table-cell office:value-type="float" office:value="-63.592924220777">
                <text:p>-63.592924220777</text:p>
              </table:table-cell>
              <table:table-cell office:value-type="float" office:value="-63.675605049291">
                <text:p>-63.675605049291</text:p>
              </table:table-cell>
              <table:table-cell office:value-type="float" office:value="-63.757955743432">
                <text:p>-63.757955743432</text:p>
              </table:table-cell>
              <table:table-cell office:value-type="float" office:value="-63.839939959463">
                <text:p>-63.839939959463</text:p>
              </table:table-cell>
              <table:table-cell office:value-type="float" office:value="-63.921522905351">
                <text:p>-63.921522905351</text:p>
              </table:table-cell>
              <table:table-cell office:value-type="float" office:value="-64.002671349365">
                <text:p>-64.002671349365</text:p>
              </table:table-cell>
              <table:table-cell office:value-type="float" office:value="-64.083353622752">
                <text:p>-64.083353622752</text:p>
              </table:table-cell>
              <table:table-cell office:value-type="float" office:value="-64.163539616883">
                <text:p>-64.163539616883</text:p>
              </table:table-cell>
              <table:table-cell office:value-type="float" office:value="-64.243200775255">
                <text:p>-64.243200775255</text:p>
              </table:table-cell>
              <table:table-cell office:value-type="float" office:value="-64.322310080745">
                <text:p>-64.322310080745</text:p>
              </table:table-cell>
              <table:table-cell office:value-type="float" office:value="-64.400842038507">
                <text:p>-64.400842038507</text:p>
              </table:table-cell>
              <table:table-cell office:value-type="float" office:value="-64.478772654912">
                <text:p>-64.478772654912</text:p>
              </table:table-cell>
              <table:table-cell office:value-type="float" office:value="-64.556079412914">
                <text:p>-64.556079412914</text:p>
              </table:table-cell>
              <table:table-cell office:value-type="float" office:value="-64.632741244227">
                <text:p>-64.632741244227</text:p>
              </table:table-cell>
              <table:table-cell office:value-type="float" office:value="-64.708738498675">
                <text:p>-64.708738498675</text:p>
              </table:table-cell>
              <table:table-cell office:value-type="float" office:value="-64.784052911073">
                <text:p>-64.784052911073</text:p>
              </table:table-cell>
              <table:table-cell office:value-type="float" office:value="-64.858667565988">
                <text:p>-64.858667565988</text:p>
              </table:table-cell>
              <table:table-cell office:value-type="float" office:value="-64.932566860676">
                <text:p>-64.932566860676</text:p>
              </table:table-cell>
              <table:table-cell office:value-type="float" office:value="-65.005736466536">
                <text:p>-65.005736466536</text:p>
              </table:table-cell>
              <table:table-cell office:value-type="float" office:value="-65.078163289343">
                <text:p>-65.078163289343</text:p>
              </table:table-cell>
              <table:table-cell office:value-type="float" office:value="-65.149835428532">
                <text:p>-65.149835428532</text:p>
              </table:table-cell>
              <table:table-cell office:value-type="float" office:value="-65.220742135788">
                <text:p>-65.220742135788</text:p>
              </table:table-cell>
              <table:table-cell office:value-type="float" office:value="-65.290873773173">
                <text:p>-65.290873773173</text:p>
              </table:table-cell>
              <table:table-cell office:value-type="float" office:value="-65.360221770992">
                <text:p>-65.360221770992</text:p>
              </table:table-cell>
              <table:table-cell office:value-type="float" office:value="-65.428778585595">
                <text:p>-65.428778585595</text:p>
              </table:table-cell>
              <table:table-cell office:value-type="float" office:value="-65.496537657293">
                <text:p>-65.496537657293</text:p>
              </table:table-cell>
              <table:table-cell office:value-type="float" office:value="-65.56349336854">
                <text:p>-65.56349336854</text:p>
              </table:table-cell>
              <table:table-cell office:value-type="float" office:value="-65.629641002526">
                <text:p>-65.629641002526</text:p>
              </table:table-cell>
              <table:table-cell office:value-type="float" office:value="-65.6949767023">
                <text:p>-65.6949767023</text:p>
              </table:table-cell>
              <table:table-cell office:value-type="float" office:value="-65.759497430538">
                <text:p>-65.759497430538</text:p>
              </table:table-cell>
              <table:table-cell office:value-type="float" office:value="-65.823200930052">
                <text:p>-65.823200930052</text:p>
              </table:table-cell>
              <table:table-cell office:value-type="float" office:value="-65.886085685116">
                <text:p>-65.886085685116</text:p>
              </table:table-cell>
              <table:table-cell office:value-type="float" office:value="-65.948150883686">
                <text:p>-65.948150883686</text:p>
              </table:table-cell>
              <table:table-cell office:value-type="float" office:value="-66.009396380571">
                <text:p>-66.009396380571</text:p>
              </table:table-cell>
              <table:table-cell office:value-type="float" office:value="-66.069822661604">
                <text:p>-66.069822661604</text:p>
              </table:table-cell>
              <table:table-cell office:value-type="float" office:value="-66.129430808847">
                <text:p>-66.129430808847</text:p>
              </table:table-cell>
              <table:table-cell office:value-type="float" office:value="-66.188222466869">
                <text:p>-66.188222466869</text:p>
              </table:table-cell>
              <table:table-cell office:value-type="float" office:value="-66.246199810105">
                <text:p>-66.246199810105</text:p>
              </table:table-cell>
              <table:table-cell office:value-type="float" office:value="-66.303365511335">
                <text:p>-66.303365511335</text:p>
              </table:table-cell>
              <table:table-cell office:value-type="float" office:value="-66.359722711257">
                <text:p>-66.359722711257</text:p>
              </table:table-cell>
              <table:table-cell office:value-type="float" office:value="-66.415274989192">
                <text:p>-66.415274989192</text:p>
              </table:table-cell>
              <table:table-cell office:value-type="float" office:value="-66.470026334892">
                <text:p>-66.470026334892</text:p>
              </table:table-cell>
              <table:table-cell office:value-type="float" office:value="-66.523981121458">
                <text:p>-66.523981121458</text:p>
              </table:table-cell>
              <table:table-cell office:value-type="float" office:value="-66.577144079351">
                <text:p>-66.577144079351</text:p>
              </table:table-cell>
              <table:table-cell office:value-type="float" office:value="-66.629520271485">
                <text:p>-66.629520271485</text:p>
              </table:table-cell>
              <table:table-cell office:value-type="float" office:value="-66.681115069377">
                <text:p>-66.681115069377</text:p>
              </table:table-cell>
              <table:table-cell office:value-type="float" office:value="-66.73193413035">
                <text:p>-66.73193413035</text:p>
              </table:table-cell>
              <table:table-cell office:value-type="float" office:value="-66.781983375742">
                <text:p>-66.781983375742</text:p>
              </table:table-cell>
              <table:table-cell office:value-type="float" office:value="-66.83126897012">
                <text:p>-66.83126897012</text:p>
              </table:table-cell>
              <table:table-cell office:value-type="float" office:value="-66.879797301462">
                <text:p>-66.879797301462</text:p>
              </table:table-cell>
              <table:table-cell office:value-type="float" office:value="-66.927574962279">
                <text:p>-66.927574962279</text:p>
              </table:table-cell>
              <table:table-cell office:value-type="float" office:value="-66.97460873166">
                <text:p>-66.97460873166</text:p>
              </table:table-cell>
              <table:table-cell office:value-type="float" office:value="-67.02090555819">
                <text:p>-67.02090555819</text:p>
              </table:table-cell>
              <table:table-cell office:value-type="float" office:value="-67.066472543741">
                <text:p>-67.066472543741</text:p>
              </table:table-cell>
              <table:table-cell office:value-type="float" office:value="-67.111316928085">
                <text:p>-67.111316928085</text:p>
              </table:table-cell>
              <table:table-cell office:value-type="float" office:value="-67.155446074302">
                <text:p>-67.155446074302</text:p>
              </table:table-cell>
              <table:table-cell office:value-type="float" office:value="-67.198867454969">
                <text:p>-67.198867454969</text:p>
              </table:table-cell>
              <table:table-cell office:value-type="float" office:value="-67.24158863908">
                <text:p>-67.24158863908</text:p>
              </table:table-cell>
              <table:table-cell office:value-type="float" office:value="-67.283617279687">
                <text:p>-67.283617279687</text:p>
              </table:table-cell>
              <table:table-cell office:value-type="float" office:value="-67.324961102219">
                <text:p>-67.324961102219</text:p>
              </table:table-cell>
              <table:table-cell office:value-type="float" office:value="-67.36562789346">
                <text:p>-67.36562789346</text:p>
              </table:table-cell>
              <table:table-cell office:value-type="float" office:value="-67.405625491158">
                <text:p>-67.405625491158</text:p>
              </table:table-cell>
              <table:table-cell office:value-type="float" office:value="-67.444961774231">
                <text:p>-67.444961774231</text:p>
              </table:table-cell>
              <table:table-cell office:value-type="float" office:value="-67.483644653555">
                <text:p>-67.483644653555</text:p>
              </table:table-cell>
              <table:table-cell office:value-type="float" office:value="-67.521682063299">
                <text:p>-67.521682063299</text:p>
              </table:table-cell>
              <table:table-cell office:value-type="float" office:value="-67.559081952784">
                <text:p>-67.559081952784</text:p>
              </table:table-cell>
              <table:table-cell office:value-type="float" office:value="-67.595852278852">
                <text:p>-67.595852278852</text:p>
              </table:table-cell>
              <table:table-cell office:value-type="float" office:value="-67.632000998704">
                <text:p>-67.632000998704</text:p>
              </table:table-cell>
              <table:table-cell office:value-type="float" office:value="-67.667536063202">
                <text:p>-67.667536063202</text:p>
              </table:table-cell>
              <table:table-cell office:value-type="float" office:value="-67.702465410597">
                <text:p>-67.702465410597</text:p>
              </table:table-cell>
              <table:table-cell office:value-type="float" office:value="-67.736796960682">
                <text:p>-67.736796960682</text:p>
              </table:table-cell>
              <table:table-cell office:value-type="float" office:value="-67.770538609326">
                <text:p>-67.770538609326</text:p>
              </table:table-cell>
              <table:table-cell office:value-type="float" office:value="-67.80369822339">
                <text:p>-67.80369822339</text:p>
              </table:table-cell>
              <table:table-cell office:value-type="float" office:value="-67.836283635994">
                <text:p>-67.836283635994</text:p>
              </table:table-cell>
              <table:table-cell office:value-type="float" office:value="-67.868302642124">
                <text:p>-67.868302642124</text:p>
              </table:table-cell>
              <table:table-cell office:value-type="float" office:value="-67.899762994558">
                <text:p>-67.899762994558</text:p>
              </table:table-cell>
              <table:table-cell office:value-type="float" office:value="-67.930672400091">
                <text:p>-67.930672400091</text:p>
              </table:table-cell>
              <table:table-cell office:value-type="float" office:value="-67.961038516054">
                <text:p>-67.961038516054</text:p>
              </table:table-cell>
              <table:table-cell office:value-type="float" office:value="-67.990868947101">
                <text:p>-67.990868947101</text:p>
              </table:table-cell>
              <table:table-cell office:value-type="float" office:value="-68.020171242256">
                <text:p>-68.020171242256</text:p>
              </table:table-cell>
              <table:table-cell office:value-type="float" office:value="-68.048952892202">
                <text:p>-68.048952892202</text:p>
              </table:table-cell>
              <table:table-cell office:value-type="float" office:value="-68.077221326802">
                <text:p>-68.077221326802</text:p>
              </table:table-cell>
              <table:table-cell office:value-type="float" office:value="-68.104983912835">
                <text:p>-68.104983912835</text:p>
              </table:table-cell>
              <table:table-cell office:value-type="float" office:value="-68.132247951943">
                <text:p>-68.132247951943</text:p>
              </table:table-cell>
              <table:table-cell office:value-type="float" office:value="-68.159020678771">
                <text:p>-68.159020678771</text:p>
              </table:table-cell>
              <table:table-cell office:value-type="float" office:value="-68.185309259281">
                <text:p>-68.185309259281</text:p>
              </table:table-cell>
              <table:table-cell office:value-type="float" office:value="-68.211120789256">
                <text:p>-68.211120789256</text:p>
              </table:table-cell>
              <table:table-cell office:value-type="float" office:value="-68.236462292952">
                <text:p>-68.236462292952</text:p>
              </table:table-cell>
              <table:table-cell office:value-type="float" office:value="-68.261340721908">
                <text:p>-68.261340721908</text:p>
              </table:table-cell>
              <table:table-cell office:value-type="float" office:value="-68.285762953907">
                <text:p>-68.285762953907</text:p>
              </table:table-cell>
              <table:table-cell office:value-type="float" office:value="-68.30973579206">
                <text:p>-68.30973579206</text:p>
              </table:table-cell>
              <table:table-cell office:value-type="float" office:value="-68.33326596403">
                <text:p>-68.33326596403</text:p>
              </table:table-cell>
              <table:table-cell office:value-type="float" office:value="-68.356360121367">
                <text:p>-68.356360121367</text:p>
              </table:table-cell>
              <table:table-cell office:value-type="float" office:value="-68.37902483896">
                <text:p>-68.37902483896</text:p>
              </table:table-cell>
              <table:table-cell office:value-type="float" office:value="-68.401266614596">
                <text:p>-68.401266614596</text:p>
              </table:table-cell>
              <table:table-cell office:value-type="float" office:value="-68.423091868609">
                <text:p>-68.423091868609</text:p>
              </table:table-cell>
              <table:table-cell office:value-type="float" office:value="-68.444506943637">
                <text:p>-68.444506943637</text:p>
              </table:table-cell>
              <table:table-cell office:value-type="float" office:value="-68.465518104446">
                <text:p>-68.465518104446</text:p>
              </table:table-cell>
              <table:table-cell office:value-type="float" office:value="-68.486131537855">
                <text:p>-68.486131537855</text:p>
              </table:table-cell>
              <table:table-cell office:value-type="float" office:value="-68.50635335272">
                <text:p>-68.50635335272</text:p>
              </table:table-cell>
              <table:table-cell office:value-type="float" office:value="-68.52618958">
                <text:p>-68.52618958</text:p>
              </table:table-cell>
              <table:table-cell office:value-type="float" office:value="-68.545646172882">
                <text:p>-68.545646172882</text:p>
              </table:table-cell>
              <table:table-cell office:value-type="float" office:value="-68.564729006969">
                <text:p>-68.564729006969</text:p>
              </table:table-cell>
              <table:table-cell office:value-type="float" office:value="-68.583443880528">
                <text:p>-68.583443880528</text:p>
              </table:table-cell>
              <table:table-cell office:value-type="float" office:value="-68.601796514783">
                <text:p>-68.601796514783</text:p>
              </table:table-cell>
              <table:table-cell office:value-type="float" office:value="-68.619792554268">
                <text:p>-68.619792554268</text:p>
              </table:table-cell>
              <table:table-cell office:value-type="float" office:value="-68.637437567214">
                <text:p>-68.637437567214</text:p>
              </table:table-cell>
              <table:table-cell office:value-type="float" office:value="-68.654737045984">
                <text:p>-68.654737045984</text:p>
              </table:table-cell>
              <table:table-cell office:value-type="float" office:value="-68.671696407548">
                <text:p>-68.671696407548</text:p>
              </table:table-cell>
              <table:table-cell office:value-type="float" office:value="-68.68832099399">
                <text:p>-68.68832099399</text:p>
              </table:table-cell>
              <table:table-cell office:value-type="float" office:value="-68.704616073045">
                <text:p>-68.704616073045</text:p>
              </table:table-cell>
              <table:table-cell office:value-type="float" office:value="-68.720586838675">
                <text:p>-68.720586838675</text:p>
              </table:table-cell>
              <table:table-cell office:value-type="float" office:value="-68.736238411664">
                <text:p>-68.736238411664</text:p>
              </table:table-cell>
              <table:table-cell office:value-type="float" office:value="-68.751575840241">
                <text:p>-68.751575840241</text:p>
              </table:table-cell>
              <table:table-cell office:value-type="float" office:value="-68.766604100724">
                <text:p>-68.766604100724</text:p>
              </table:table-cell>
              <table:table-cell office:value-type="float" office:value="-68.781328098188">
                <text:p>-68.781328098188</text:p>
              </table:table-cell>
              <table:table-cell office:value-type="float" office:value="-68.795752667149">
                <text:p>-68.795752667149</text:p>
              </table:table-cell>
              <table:table-cell office:value-type="float" office:value="-68.809882572265">
                <text:p>-68.809882572265</text:p>
              </table:table-cell>
              <table:table-cell office:value-type="float" office:value="-68.823722509046">
                <text:p>-68.823722509046</text:p>
              </table:table-cell>
              <table:table-cell office:value-type="float" office:value="-68.837277104593">
                <text:p>-68.837277104593</text:p>
              </table:table-cell>
              <table:table-cell office:value-type="float" office:value="-68.850550918326">
                <text:p>-68.850550918326</text:p>
              </table:table-cell>
              <table:table-cell office:value-type="float" office:value="-68.863548442745">
                <text:p>-68.863548442745</text:p>
              </table:table-cell>
              <table:table-cell office:value-type="float" office:value="-68.876274104178">
                <text:p>-68.876274104178</text:p>
              </table:table-cell>
              <table:table-cell office:value-type="float" office:value="-68.888732263557">
                <text:p>-68.888732263557</text:p>
              </table:table-cell>
              <table:table-cell office:value-type="float" office:value="-68.900927217181">
                <text:p>-68.900927217181</text:p>
              </table:table-cell>
              <table:table-cell office:value-type="float" office:value="-68.912863197499">
                <text:p>-68.912863197499</text:p>
              </table:table-cell>
              <table:table-cell office:value-type="float" office:value="-68.924544373885">
                <text:p>-68.924544373885</text:p>
              </table:table-cell>
              <table:table-cell office:value-type="float" office:value="-68.935974853427">
                <text:p>-68.935974853427</text:p>
              </table:table-cell>
              <table:table-cell office:value-type="float" office:value="-68.947158681709">
                <text:p>-68.947158681709</text:p>
              </table:table-cell>
              <table:table-cell office:value-type="float" office:value="-68.958099843597">
                <text:p>-68.958099843597</text:p>
              </table:table-cell>
              <table:table-cell office:value-type="float" office:value="-68.968802264026">
                <text:p>-68.968802264026</text:p>
              </table:table-cell>
              <table:table-cell office:value-type="float" office:value="-68.979269808788">
                <text:p>-68.979269808788</text:p>
              </table:table-cell>
              <table:table-cell office:value-type="float" office:value="-68.989506285314">
                <text:p>-68.989506285314</text:p>
              </table:table-cell>
              <table:table-cell office:value-type="float" office:value="-68.999515443457">
                <text:p>-68.999515443457</text:p>
              </table:table-cell>
              <table:table-cell office:value-type="float" office:value="-69.009300976274">
                <text:p>-69.009300976274</text:p>
              </table:table-cell>
              <table:table-cell office:value-type="float" office:value="-69.018866520799">
                <text:p>-69.018866520799</text:p>
              </table:table-cell>
              <table:table-cell office:value-type="float" office:value="-69.028215658825">
                <text:p>-69.028215658825</text:p>
              </table:table-cell>
              <table:table-cell office:value-type="float" office:value="-69.037351917661">
                <text:p>-69.037351917661</text:p>
              </table:table-cell>
              <table:table-cell office:value-type="float" office:value="-69.046278770911">
                <text:p>-69.046278770911</text:p>
              </table:table-cell>
              <table:table-cell office:value-type="float" office:value="-69.05499963922">
                <text:p>-69.05499963922</text:p>
              </table:table-cell>
              <table:table-cell office:value-type="float" office:value="-69.06351789104">
                <text:p>-69.06351789104</text:p>
              </table:table-cell>
              <table:table-cell office:value-type="float" office:value="-69.071836843372">
                <text:p>-69.071836843372</text:p>
              </table:table-cell>
              <table:table-cell office:value-type="float" office:value="-69.079959762512">
                <text:p>-69.079959762512</text:p>
              </table:table-cell>
              <table:table-cell office:value-type="float" office:value="-69.087889864786">
                <text:p>-69.087889864786</text:p>
              </table:table-cell>
              <table:table-cell office:value-type="float" office:value="-69.095630317281">
                <text:p>-69.095630317281</text:p>
              </table:table-cell>
              <table:table-cell office:value-type="float" office:value="-69.103184238569">
                <text:p>-69.103184238569</text:p>
              </table:table-cell>
              <table:table-cell office:value-type="float" office:value="-69.110554699423">
                <text:p>-69.110554699423</text:p>
              </table:table-cell>
              <table:table-cell office:value-type="float" office:value="-69.117744723524">
                <text:p>-69.117744723524</text:p>
              </table:table-cell>
              <table:table-cell office:value-type="float" office:value="-69.124757288164">
                <text:p>-69.124757288164</text:p>
              </table:table-cell>
              <table:table-cell office:value-type="float" office:value="-69.131595324944">
                <text:p>-69.131595324944</text:p>
              </table:table-cell>
              <table:table-cell office:value-type="float" office:value="-69.138261720455">
                <text:p>-69.138261720455</text:p>
              </table:table-cell>
              <table:table-cell office:value-type="float" office:value="-69.14475931696">
                <text:p>-69.14475931696</text:p>
              </table:table-cell>
              <table:table-cell office:value-type="float" office:value="-69.151090913063">
                <text:p>-69.151090913063</text:p>
              </table:table-cell>
              <table:table-cell office:value-type="float" office:value="-69.157259264374">
                <text:p>-69.157259264374</text:p>
              </table:table-cell>
              <table:table-cell office:value-type="float" office:value="-69.163267084165">
                <text:p>-69.163267084165</text:p>
              </table:table-cell>
              <table:table-cell office:value-type="float" office:value="-69.169117044013">
                <text:p>-69.169117044013</text:p>
              </table:table-cell>
              <table:table-cell office:value-type="float" office:value="-69.174811774441">
                <text:p>-69.174811774441</text:p>
              </table:table-cell>
              <table:table-cell office:value-type="float" office:value="-69.18035386555">
                <text:p>-69.18035386555</text:p>
              </table:table-cell>
              <table:table-cell office:value-type="float" office:value="-69.185745867639">
                <text:p>-69.185745867639</text:p>
              </table:table-cell>
              <table:table-cell office:value-type="float" office:value="-69.19099029182">
                <text:p>-69.19099029182</text:p>
              </table:table-cell>
              <table:table-cell office:value-type="float" office:value="-69.196089610624">
                <text:p>-69.196089610624</text:p>
              </table:table-cell>
              <table:table-cell office:value-type="float" office:value="-69.201046258599">
                <text:p>-69.201046258599</text:p>
              </table:table-cell>
              <table:table-cell office:value-type="float" office:value="-69.205862632899">
                <text:p>-69.205862632899</text:p>
              </table:table-cell>
              <table:table-cell office:value-type="float" office:value="-69.210541093867">
                <text:p>-69.210541093867</text:p>
              </table:table-cell>
              <table:table-cell office:value-type="float" office:value="-69.215083965603">
                <text:p>-69.215083965603</text:p>
              </table:table-cell>
              <table:table-cell office:value-type="float" office:value="-69.219493536537">
                <text:p>-69.219493536537</text:p>
              </table:table-cell>
              <table:table-cell office:value-type="float" office:value="-69.223772059979">
                <text:p>-69.223772059979</text:p>
              </table:table-cell>
              <table:table-cell office:value-type="float" office:value="-69.22792175467">
                <text:p>-69.22792175467</text:p>
              </table:table-cell>
              <table:table-cell office:value-type="float" office:value="-69.231944805324">
                <text:p>-69.231944805324</text:p>
              </table:table-cell>
              <table:table-cell office:value-type="float" office:value="-69.23584336316">
                <text:p>-69.23584336316</text:p>
              </table:table-cell>
              <table:table-cell office:value-type="float" office:value="-69.239619546425">
                <text:p>-69.239619546425</text:p>
              </table:table-cell>
              <table:table-cell office:value-type="float" office:value="-69.243275440915">
                <text:p>-69.243275440915</text:p>
              </table:table-cell>
              <table:table-cell office:value-type="float" office:value="-69.246813100481">
                <text:p>-69.246813100481</text:p>
              </table:table-cell>
              <table:table-cell office:value-type="float" office:value="-69.25023454753">
                <text:p>-69.25023454753</text:p>
              </table:table-cell>
              <table:table-cell office:value-type="float" office:value="-69.253541773522">
                <text:p>-69.253541773522</text:p>
              </table:table-cell>
              <table:table-cell office:value-type="float" office:value="-69.256736739454">
                <text:p>-69.256736739454</text:p>
              </table:table-cell>
              <table:table-cell office:value-type="float" office:value="-69.259821376339">
                <text:p>-69.259821376339</text:p>
              </table:table-cell>
              <table:table-cell office:value-type="float" office:value="-69.262797585679">
                <text:p>-69.262797585679</text:p>
              </table:table-cell>
              <table:table-cell office:value-type="float" office:value="-69.265667239925">
                <text:p>-69.265667239925</text:p>
              </table:table-cell>
              <table:table-cell office:value-type="float" office:value="-69.268432182938">
                <text:p>-69.268432182938</text:p>
              </table:table-cell>
              <table:table-cell office:value-type="float" office:value="-69.271094230437">
                <text:p>-69.271094230437</text:p>
              </table:table-cell>
              <table:table-cell office:value-type="float" office:value="-69.273655170439">
                <text:p>-69.273655170439</text:p>
              </table:table-cell>
              <table:table-cell office:value-type="float" office:value="-69.276116763697">
                <text:p>-69.276116763697</text:p>
              </table:table-cell>
              <table:table-cell office:value-type="float" office:value="-69.27848074413">
                <text:p>-69.27848074413</text:p>
              </table:table-cell>
              <table:table-cell office:value-type="float" office:value="-69.28074881924">
                <text:p>-69.28074881924</text:p>
              </table:table-cell>
              <table:table-cell office:value-type="float" office:value="-69.282922670529">
                <text:p>-69.282922670529</text:p>
              </table:table-cell>
              <table:table-cell office:value-type="float" office:value="-69.285003953909">
                <text:p>-69.285003953909</text:p>
              </table:table-cell>
              <table:table-cell office:value-type="float" office:value="-69.2869943001">
                <text:p>-69.2869943001</text:p>
              </table:table-cell>
              <table:table-cell office:value-type="float" office:value="-69.288895315026">
                <text:p>-69.288895315026</text:p>
              </table:table-cell>
              <table:table-cell office:value-type="float" office:value="-69.290708580208">
                <text:p>-69.290708580208</text:p>
              </table:table-cell>
              <table:table-cell office:value-type="float" office:value="-69.292435653138">
                <text:p>-69.292435653138</text:p>
              </table:table-cell>
            </table:table-row>
            <table:table-row>
              <table:table-cell office:value-type="string">
                <text:p>Threshold Voltage</text:p>
                <draw:g>
                  <svg:desc>Sheet1.A3:Sheet1.A3</svg:desc>
                </draw:g>
              </table:table-cell>
              <table:table-cell office:value-type="float" office:value="-55">
                <text:p>-55</text:p>
                <draw:g>
                  <svg:desc>Sheet1.B3:Sheet1.MM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